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color="#800000" fo:language="et" fo:country="EE"/>
    </style:style>
    <style:style style:name="P2" style:parent-style-name="Normal" style:family="paragraph">
      <style:paragraph-properties fo:text-align="end"/>
      <style:text-properties fo:color="#800000" fo:language="et" fo:country="EE"/>
    </style:style>
    <style:style style:name="P3" style:parent-style-name="Normal" style:family="paragraph">
      <style:paragraph-properties fo:text-align="end"/>
      <style:text-properties fo:color="#800000" fo:language="et" fo:country="EE"/>
    </style:style>
    <style:style style:name="P4" style:parent-style-name="Normal" style:family="paragraph">
      <style:paragraph-properties fo:text-align="end"/>
      <style:text-properties fo:color="#800000" fo:language="et" fo:country="EE"/>
    </style:style>
    <style:style style:name="P5" style:parent-style-name="Normal" style:family="paragraph">
      <style:paragraph-properties fo:text-align="end"/>
      <style:text-properties fo:color="#800000" fo:language="et" fo:country="EE"/>
    </style:style>
    <style:style style:name="P6" style:parent-style-name="Normal" style:family="paragraph">
      <style:paragraph-properties fo:text-align="end"/>
      <style:text-properties fo:color="#800000" fo:language="et" fo:country="EE"/>
    </style:style>
    <style:style style:name="P7" style:parent-style-name="Normal" style:family="paragraph">
      <style:paragraph-properties fo:text-align="end"/>
      <style:text-properties fo:color="#800000" fo:language="et" fo:country="EE"/>
    </style:style>
    <style:style style:name="P8" style:parent-style-name="Normal" style:family="paragraph">
      <style:paragraph-properties fo:text-align="end"/>
      <style:text-properties fo:color="#800000" fo:language="et" fo:country="EE"/>
    </style:style>
    <style:style style:name="P9" style:parent-style-name="Title" style:family="paragraph">
      <style:paragraph-properties fo:text-align="end"/>
      <style:text-properties fo:language="et" fo:country="EE"/>
    </style:style>
    <style:style style:name="P10" style:parent-style-name="Title" style:family="paragraph">
      <style:paragraph-properties fo:text-align="end"/>
      <style:text-properties fo:language="et" fo:country="EE"/>
    </style:style>
    <style:style style:name="P11" style:parent-style-name="Title" style:family="paragraph">
      <style:paragraph-properties fo:text-align="end"/>
      <style:text-properties fo:language="et" fo:country="EE"/>
    </style:style>
    <style:style style:name="P12" style:parent-style-name="Title" style:family="paragraph">
      <style:paragraph-properties fo:text-align="end"/>
      <style:text-properties fo:language="et" fo:country="EE"/>
    </style:style>
    <style:style style:name="P13" style:parent-style-name="Title" style:family="paragraph">
      <style:paragraph-properties fo:text-align="end"/>
      <style:text-properties fo:language="et" fo:country="EE"/>
    </style:style>
    <style:style style:name="P14" style:parent-style-name="Normal" style:family="paragraph">
      <style:text-properties fo:language="et" fo:country="EE"/>
    </style:style>
    <style:style style:name="P15" style:parent-style-name="Normal" style:family="paragraph">
      <style:paragraph-properties fo:text-align="end"/>
      <style:text-properties fo:language="et" fo:country="EE"/>
    </style:style>
    <style:style style:name="P16" style:parent-style-name="ListParagraph" style:family="paragraph">
      <style:paragraph-properties fo:break-before="page" fo:margin-bottom="0.1388in" fo:line-height="115%" fo:margin-left="0in">
        <style:tab-stops/>
      </style:paragraph-properties>
      <style:text-properties fo:language="et" fo:country="EE"/>
    </style:style>
    <style:style style:name="P17" style:parent-style-name="ListParagraph" style:family="paragraph">
      <style:paragraph-properties fo:margin-bottom="0.1388in" fo:line-height="115%" fo:margin-left="0in">
        <style:tab-stops/>
      </style:paragraph-properties>
      <style:text-properties fo:language="et" fo:country="EE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9" style:parent-style-name="Hyperlink" style:family="text">
      <style:text-properties fo:language="et" fo:country="EE"/>
    </style:style>
    <style:style style:name="T20" style:parent-style-name="DefaultParagraphFont" style:family="text">
      <style:text-properties fo:language="et" fo:country="EE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2" style:parent-style-name="Hyperlink" style:family="text">
      <style:text-properties fo:language="et" fo:country="EE"/>
    </style:style>
    <style:style style:name="T23" style:parent-style-name="DefaultParagraphFont" style:family="text">
      <style:text-properties fo:language="et" fo:country="EE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5" style:parent-style-name="Hyperlink" style:family="text">
      <style:text-properties fo:language="et" fo:country="EE"/>
    </style:style>
    <style:style style:name="T26" style:parent-style-name="DefaultParagraphFont" style:family="text">
      <style:text-properties fo:language="et" fo:country="EE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8" style:parent-style-name="Hyperlink" style:family="text">
      <style:text-properties fo:language="et" fo:country="EE"/>
    </style:style>
    <style:style style:name="T29" style:parent-style-name="Hyperlink" style:family="text">
      <style:text-properties fo:language="et" fo:country="EE"/>
    </style:style>
    <style:style style:name="T30" style:parent-style-name="Hyperlink" style:family="text">
      <style:text-properties fo:language="et" fo:country="EE"/>
    </style:style>
    <style:style style:name="T31" style:parent-style-name="DefaultParagraphFont" style:family="text">
      <style:text-properties fo:language="et" fo:country="EE"/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3" style:parent-style-name="Hyperlink" style:family="text">
      <style:text-properties fo:language="et" fo:country="EE"/>
    </style:style>
    <style:style style:name="T34" style:parent-style-name="DefaultParagraphFont" style:family="text">
      <style:text-properties fo:language="et" fo:country="EE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6" style:parent-style-name="Hyperlink" style:family="text">
      <style:text-properties fo:language="et" fo:country="EE"/>
    </style:style>
    <style:style style:name="T37" style:parent-style-name="DefaultParagraphFont" style:family="text">
      <style:text-properties fo:language="et" fo:country="EE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9" style:parent-style-name="Hyperlink" style:family="text">
      <style:text-properties fo:language="et" fo:country="EE"/>
    </style:style>
    <style:style style:name="T40" style:parent-style-name="DefaultParagraphFont" style:family="text">
      <style:text-properties fo:language="et" fo:country="EE"/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2" style:parent-style-name="Hyperlink" style:family="text">
      <style:text-properties fo:language="et" fo:country="EE"/>
    </style:style>
    <style:style style:name="T43" style:parent-style-name="DefaultParagraphFont" style:family="text">
      <style:text-properties fo:language="et" fo:country="EE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5" style:parent-style-name="Hyperlink" style:family="text">
      <style:text-properties fo:language="et" fo:country="EE"/>
    </style:style>
    <style:style style:name="T46" style:parent-style-name="DefaultParagraphFont" style:family="text">
      <style:text-properties fo:language="et" fo:country="EE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8" style:parent-style-name="Hyperlink" style:family="text">
      <style:text-properties fo:language="et" fo:country="EE"/>
    </style:style>
    <style:style style:name="T49" style:parent-style-name="DefaultParagraphFont" style:family="text">
      <style:text-properties fo:language="et" fo:country="EE"/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51" style:parent-style-name="Hyperlink" style:family="text">
      <style:text-properties fo:language="et" fo:country="EE"/>
    </style:style>
    <style:style style:name="T52" style:parent-style-name="DefaultParagraphFont" style:family="text">
      <style:text-properties fo:language="et" fo:country="EE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54" style:parent-style-name="Hyperlink" style:family="text">
      <style:text-properties fo:language="et" fo:country="EE"/>
    </style:style>
    <style:style style:name="T55" style:parent-style-name="DefaultParagraphFont" style:family="text">
      <style:text-properties fo:language="et" fo:country="EE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57" style:parent-style-name="Hyperlink" style:family="text">
      <style:text-properties fo:language="et" fo:country="EE"/>
    </style:style>
    <style:style style:name="T58" style:parent-style-name="DefaultParagraphFont" style:family="text">
      <style:text-properties fo:language="et" fo:country="EE"/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0" style:parent-style-name="Hyperlink" style:family="text">
      <style:text-properties fo:language="et" fo:country="EE"/>
    </style:style>
    <style:style style:name="T61" style:parent-style-name="DefaultParagraphFont" style:family="text">
      <style:text-properties fo:language="et" fo:country="E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3" style:parent-style-name="Hyperlink" style:family="text">
      <style:text-properties fo:language="et" fo:country="EE"/>
    </style:style>
    <style:style style:name="T64" style:parent-style-name="DefaultParagraphFont" style:family="text">
      <style:text-properties fo:language="et" fo:country="EE"/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6" style:parent-style-name="Hyperlink" style:family="text">
      <style:text-properties fo:language="et" fo:country="EE"/>
    </style:style>
    <style:style style:name="T67" style:parent-style-name="DefaultParagraphFont" style:family="text">
      <style:text-properties fo:language="et" fo:country="EE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69" style:parent-style-name="Hyperlink" style:family="text">
      <style:text-properties fo:language="et" fo:country="EE"/>
    </style:style>
    <style:style style:name="T70" style:parent-style-name="DefaultParagraphFont" style:family="text">
      <style:text-properties fo:language="et" fo:country="EE"/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72" style:parent-style-name="Hyperlink" style:family="text">
      <style:text-properties fo:language="et" fo:country="EE"/>
    </style:style>
    <style:style style:name="T73" style:parent-style-name="DefaultParagraphFont" style:family="text">
      <style:text-properties fo:language="et" fo:country="EE"/>
    </style:style>
    <style:style style:name="P74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5" style:parent-style-name="Hyperlink" style:family="text">
      <style:text-properties fo:language="et" fo:country="EE"/>
    </style:style>
    <style:style style:name="T76" style:parent-style-name="DefaultParagraphFont" style:family="text">
      <style:text-properties fo:language="et" fo:country="EE"/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8" style:parent-style-name="Hyperlink" style:family="text">
      <style:text-properties fo:language="et" fo:country="EE"/>
    </style:style>
    <style:style style:name="T79" style:parent-style-name="DefaultParagraphFont" style:family="text">
      <style:text-properties fo:language="et" fo:country="EE"/>
    </style:style>
    <style:style style:name="P80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81" style:parent-style-name="Hyperlink" style:family="text">
      <style:text-properties fo:language="et" fo:country="EE"/>
    </style:style>
    <style:style style:name="T82" style:parent-style-name="DefaultParagraphFont" style:family="text">
      <style:text-properties fo:language="et" fo:country="EE"/>
    </style:style>
    <style:style style:name="P83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8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7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0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91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6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107" style:parent-style-name="Normal" style:family="paragraph">
      <style:text-properties fo:language="et" fo:country="EE"/>
    </style:style>
    <style:style style:name="P108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109" style:parent-style-name="Normal" style:family="paragraph">
      <style:paragraph-properties fo:margin-bottom="0.1388in" fo:line-height="115%"/>
      <style:text-properties fo:language="et" fo:country="EE"/>
    </style:style>
    <style:style style:name="TableColumn111" style:family="table-column">
      <style:table-column-properties style:column-width="1.5993in" style:use-optimal-column-width="false"/>
    </style:style>
    <style:style style:name="TableColumn112" style:family="table-column">
      <style:table-column-properties style:column-width="0.7402in" style:use-optimal-column-width="false"/>
    </style:style>
    <style:style style:name="TableColumn113" style:family="table-column">
      <style:table-column-properties style:column-width="2.4583in" style:use-optimal-column-width="false"/>
    </style:style>
    <style:style style:name="TableColumn114" style:family="table-column">
      <style:table-column-properties style:column-width="1.5993in" style:use-optimal-column-width="false"/>
    </style:style>
    <style:style style:name="Table110" style:family="table">
      <style:table-properties style:width="6.397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12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12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13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13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40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4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42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4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14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15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15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16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P162" style:parent-style-name="ListParagraph" style:list-style-name="LFO1" style:family="paragraph"/>
    <style:style style:name="T16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P164" style:parent-style-name="ListParagraph" style:list-style-name="LFO1" style:family="paragraph"/>
    <style:style style:name="T16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68" style:family="table-row">
      <style:table-row-properties style:min-row-height="0.5993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17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6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7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18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81" style:family="table-row">
      <style:table-row-properties style:min-row-height="0.5993in"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18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18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90" style:family="table-row">
      <style:table-row-properties style:min-row-height="0.5993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9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19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00" style:family="table-row">
      <style:table-row-properties style:min-row-height="0.4166in"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20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20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20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09" style:family="table-row">
      <style:table-row-properties style:min-row-height="0.4166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21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21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21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18" style:family="table-row">
      <style:table-row-properties style:min-row-height="0.5993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22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22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22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22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27" style:family="table-row">
      <style:table-row-properties style:min-row-height="0.5993in" style:use-optimal-row-height="false"/>
    </style:style>
    <style:style style:name="TableCell22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2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3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3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3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3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23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36" style:family="table-row">
      <style:table-row-properties style:min-row-height="0.5993in"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0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2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4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P245" style:parent-style-name="Normal" style:family="paragraph">
      <style:paragraph-properties fo:margin-bottom="0.1388in" fo:line-height="115%"/>
      <style:text-properties fo:language="et" fo:country="EE"/>
    </style:style>
    <style:style style:name="P246" style:parent-style-name="Heading1" style:family="paragraph">
      <style:paragraph-properties fo:break-before="page"/>
      <style:text-properties fo:language="et" fo:country="EE"/>
    </style:style>
    <style:style style:name="P247" style:parent-style-name="Normal" style:family="paragraph">
      <style:text-properties fo:language="et" fo:country="EE"/>
    </style:style>
    <style:style style:name="P248" style:parent-style-name="Normal" style:family="paragraph">
      <style:text-properties fo:language="et" fo:country="EE"/>
    </style:style>
    <style:style style:name="P249" style:parent-style-name="Normal" style:family="paragraph">
      <style:text-properties fo:language="et" fo:country="EE"/>
    </style:style>
    <style:style style:name="P250" style:parent-style-name="Normal" style:list-style-name="LFO2" style:family="paragraph">
      <style:text-properties fo:language="et" fo:country="EE"/>
    </style:style>
    <style:style style:name="P251" style:parent-style-name="Normal" style:list-style-name="LFO2" style:family="paragraph">
      <style:text-properties fo:language="et" fo:country="EE"/>
    </style:style>
    <style:style style:name="P252" style:parent-style-name="Normal" style:list-style-name="LFO2" style:family="paragraph">
      <style:text-properties fo:language="et" fo:country="EE"/>
    </style:style>
    <style:style style:name="P253" style:parent-style-name="Normal" style:list-style-name="LFO2" style:family="paragraph">
      <style:text-properties fo:language="et" fo:country="EE"/>
    </style:style>
    <style:style style:name="P254" style:parent-style-name="Normal" style:list-style-name="LFO2" style:family="paragraph">
      <style:text-properties fo:language="et" fo:country="EE"/>
    </style:style>
    <style:style style:name="P255" style:parent-style-name="Normal" style:family="paragraph">
      <style:text-properties fo:language="et" fo:country="EE"/>
    </style:style>
    <style:style style:name="P256" style:parent-style-name="Normal" style:family="paragraph">
      <style:text-properties fo:language="et" fo:country="EE"/>
    </style:style>
    <style:style style:name="P257" style:parent-style-name="Normal" style:family="paragraph">
      <style:text-properties fo:language="et" fo:country="EE"/>
    </style:style>
    <style:style style:name="P258" style:parent-style-name="Normal" style:list-style-name="LFO3" style:family="paragraph">
      <style:text-properties fo:language="et" fo:country="EE"/>
    </style:style>
    <style:style style:name="P259" style:parent-style-name="Normal" style:list-style-name="LFO3" style:family="paragraph">
      <style:text-properties fo:language="et" fo:country="EE"/>
    </style:style>
    <style:style style:name="P260" style:parent-style-name="Normal" style:list-style-name="LFO3" style:family="paragraph">
      <style:text-properties fo:language="et" fo:country="EE"/>
    </style:style>
    <style:style style:name="P261" style:parent-style-name="Normal" style:list-style-name="LFO3" style:family="paragraph">
      <style:text-properties fo:language="et" fo:country="EE"/>
    </style:style>
    <style:style style:name="P262" style:parent-style-name="Normal" style:list-style-name="LFO3" style:family="paragraph">
      <style:text-properties fo:language="et" fo:country="EE"/>
    </style:style>
    <style:style style:name="P263" style:parent-style-name="Normal" style:family="paragraph">
      <style:text-properties fo:language="et" fo:country="EE"/>
    </style:style>
    <style:style style:name="P264" style:parent-style-name="Normal" style:family="paragraph">
      <style:text-properties fo:language="et" fo:country="EE"/>
    </style:style>
    <style:style style:name="P265" style:parent-style-name="Heading2" style:family="paragraph">
      <style:text-properties fo:language="et" fo:country="EE"/>
    </style:style>
    <style:style style:name="P266" style:parent-style-name="Normal" style:family="paragraph">
      <style:text-properties fo:language="et" fo:country="EE"/>
    </style:style>
    <style:style style:name="P267" style:parent-style-name="Standard" style:list-style-name="LFO4" style:family="paragraph">
      <style:text-properties fo:language="et" fo:country="EE"/>
    </style:style>
    <style:style style:name="P268" style:parent-style-name="Standard" style:list-style-name="LFO4" style:family="paragraph">
      <style:text-properties fo:language="et" fo:country="EE"/>
    </style:style>
    <style:style style:name="P269" style:parent-style-name="Standard" style:list-style-name="LFO4" style:family="paragraph">
      <style:text-properties fo:language="et" fo:country="EE"/>
    </style:style>
    <style:style style:name="P270" style:parent-style-name="Standard" style:list-style-name="LFO4" style:family="paragraph">
      <style:text-properties fo:language="et" fo:country="EE"/>
    </style:style>
    <style:style style:name="P271" style:parent-style-name="Standard" style:list-style-name="LFO4" style:family="paragraph"/>
    <style:style style:name="T272" style:parent-style-name="DefaultParagraphFont" style:family="text">
      <style:text-properties fo:language="et" fo:country="EE"/>
    </style:style>
    <style:style style:name="T273" style:parent-style-name="DefaultParagraphFont" style:family="text">
      <style:text-properties fo:language="et" fo:country="EE"/>
    </style:style>
    <style:style style:name="T274" style:parent-style-name="DefaultParagraphFont" style:family="text">
      <style:text-properties fo:language="et" fo:country="EE"/>
    </style:style>
    <style:style style:name="P275" style:parent-style-name="Standard" style:family="paragraph">
      <style:text-properties fo:language="et" fo:country="EE"/>
    </style:style>
    <style:style style:name="P276" style:parent-style-name="Heading1" style:family="paragraph">
      <style:paragraph-properties fo:break-before="page"/>
      <style:text-properties fo:language="et" fo:country="EE"/>
    </style:style>
    <style:style style:name="P277" style:parent-style-name="Heading2" style:family="paragraph">
      <style:text-properties fo:language="et" fo:country="EE"/>
    </style:style>
    <style:style style:name="P278" style:parent-style-name="Normal" style:family="paragraph">
      <style:paragraph-properties fo:margin-bottom="0.1388in" fo:line-height="115%"/>
    </style:style>
    <style:style style:name="T279" style:parent-style-name="DefaultParagraphFont" style:family="text">
      <style:text-properties fo:language="et" fo:country="EE"/>
    </style:style>
    <style:style style:name="T280" style:parent-style-name="DefaultParagraphFont" style:family="text">
      <style:text-properties fo:font-style="italic" style:font-style-asian="italic" fo:language="et" fo:country="EE"/>
    </style:style>
    <style:style style:name="T281" style:parent-style-name="DefaultParagraphFont" style:family="text">
      <style:text-properties fo:language="et" fo:country="EE"/>
    </style:style>
    <style:style style:name="T282" style:parent-style-name="DefaultParagraphFont" style:family="text">
      <style:text-properties fo:font-style="italic" style:font-style-asian="italic" fo:language="et" fo:country="EE"/>
    </style:style>
    <style:style style:name="T283" style:parent-style-name="DefaultParagraphFont" style:family="text">
      <style:text-properties fo:language="et" fo:country="EE"/>
    </style:style>
    <style:style style:name="T284" style:parent-style-name="DefaultParagraphFont" style:family="text">
      <style:text-properties fo:font-style="italic" style:font-style-asian="italic" fo:language="et" fo:country="EE"/>
    </style:style>
    <style:style style:name="T285" style:parent-style-name="DefaultParagraphFont" style:family="text">
      <style:text-properties fo:language="et" fo:country="EE"/>
    </style:style>
    <style:style style:name="P286" style:parent-style-name="ListParagraph" style:list-style-name="LFO5" style:family="paragraph">
      <style:paragraph-properties fo:margin-bottom="0.1388in" fo:line-height="115%"/>
    </style:style>
    <style:style style:name="T287" style:parent-style-name="DefaultParagraphFont" style:family="text">
      <style:text-properties fo:language="et" fo:country="EE"/>
    </style:style>
    <style:style style:name="T288" style:parent-style-name="DefaultParagraphFont" style:family="text">
      <style:text-properties fo:language="et" fo:country="EE"/>
    </style:style>
    <style:style style:name="P289" style:parent-style-name="Normal" style:family="paragraph">
      <style:paragraph-properties fo:margin-bottom="0.1388in" fo:line-height="115%" fo:margin-left="0.6375in" fo:background-color="#D6E3BC">
        <style:tab-stops/>
      </style:paragraph-properties>
    </style:style>
    <style:style style:name="P290" style:parent-style-name="ListParagraph" style:list-style-name="LFO5" style:family="paragraph">
      <style:paragraph-properties fo:margin-bottom="0.1388in" fo:line-height="115%"/>
    </style:style>
    <style:style style:name="T291" style:parent-style-name="DefaultParagraphFont" style:family="text">
      <style:text-properties fo:language="et" fo:country="EE"/>
    </style:style>
    <style:style style:name="P292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93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94" style:parent-style-name="Normal" style:family="paragraph">
      <style:paragraph-properties fo:margin-bottom="0.1388in" fo:line-height="115%" fo:margin-left="0.6375in" fo:background-color="#D6E3BC">
        <style:tab-stops/>
      </style:paragraph-properties>
    </style:style>
    <style:style style:name="P295" style:parent-style-name="ListParagraph" style:list-style-name="LFO5" style:family="paragraph">
      <style:paragraph-properties fo:margin-bottom="0.1388in" fo:line-height="115%"/>
    </style:style>
    <style:style style:name="P296" style:parent-style-name="Normal" style:family="paragraph">
      <style:paragraph-properties fo:margin-bottom="0.1388in" fo:line-height="115%" fo:margin-left="0.6375in" fo:background-color="#D6E3BC">
        <style:tab-stops/>
      </style:paragraph-properties>
    </style:style>
    <style:style style:name="P297" style:parent-style-name="ListParagraph" style:list-style-name="LFO5" style:family="paragraph">
      <style:paragraph-properties fo:margin-bottom="0.1388in" fo:line-height="115%"/>
    </style:style>
    <style:style style:name="T298" style:parent-style-name="DefaultParagraphFont" style:family="text">
      <style:text-properties fo:language="et" fo:country="EE"/>
    </style:style>
    <style:style style:name="T299" style:parent-style-name="DefaultParagraphFont" style:family="text">
      <style:text-properties fo:language="et" fo:country="EE"/>
    </style:style>
    <style:style style:name="T300" style:parent-style-name="DefaultParagraphFont" style:family="text">
      <style:text-properties fo:language="et" fo:country="EE"/>
    </style:style>
    <style:style style:name="P301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302" style:parent-style-name="Normal" style:family="paragraph">
      <style:paragraph-properties fo:margin-bottom="0.1388in" fo:line-height="115%"/>
      <style:text-properties fo:language="et" fo:country="EE"/>
    </style:style>
    <style:style style:name="P303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4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5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6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307" style:parent-style-name="Heading1" style:family="paragraph">
      <style:paragraph-properties fo:break-before="page"/>
      <style:text-properties fo:language="et" fo:country="EE"/>
    </style:style>
    <style:style style:name="P308" style:parent-style-name="Heading2" style:family="paragraph">
      <style:text-properties fo:language="et" fo:country="EE"/>
    </style:style>
    <style:style style:name="P309" style:parent-style-name="Normal" style:family="paragraph">
      <style:text-properties fo:language="et" fo:country="EE"/>
    </style:style>
    <style:style style:name="P310" style:parent-style-name="Normal" style:family="paragraph">
      <style:paragraph-properties fo:background-color="#D6E3BC"/>
      <style:text-properties fo:language="et" fo:country="EE"/>
    </style:style>
    <style:style style:name="T311" style:parent-style-name="DefaultParagraphFont" style:family="text">
      <style:text-properties fo:language="et" fo:country="EE"/>
    </style:style>
    <style:style style:name="T312" style:parent-style-name="DefaultParagraphFont" style:family="text">
      <style:text-properties fo:font-style="italic" style:font-style-asian="italic" fo:language="et" fo:country="EE"/>
    </style:style>
    <style:style style:name="T313" style:parent-style-name="DefaultParagraphFont" style:family="text">
      <style:text-properties fo:language="et" fo:country="EE"/>
    </style:style>
    <style:style style:name="T314" style:parent-style-name="Hyperlink" style:family="text">
      <style:text-properties fo:language="et" fo:country="EE"/>
    </style:style>
    <style:style style:name="T315" style:parent-style-name="DefaultParagraphFont" style:family="text">
      <style:text-properties fo:language="et" fo:country="EE"/>
    </style:style>
    <style:style style:name="T316" style:parent-style-name="DefaultParagraphFont" style:family="text">
      <style:text-properties fo:font-style="italic" style:font-style-asian="italic" fo:language="et" fo:country="EE"/>
    </style:style>
    <style:style style:name="T317" style:parent-style-name="DefaultParagraphFont" style:family="text">
      <style:text-properties fo:language="et" fo:country="EE"/>
    </style:style>
    <style:style style:name="T318" style:parent-style-name="DefaultParagraphFont" style:family="text">
      <style:text-properties fo:font-style="italic" style:font-style-asian="italic" fo:language="et" fo:country="EE"/>
    </style:style>
    <style:style style:name="T319" style:parent-style-name="DefaultParagraphFont" style:family="text">
      <style:text-properties fo:language="et" fo:country="EE"/>
    </style:style>
    <style:style style:name="T320" style:parent-style-name="DefaultParagraphFont" style:family="text">
      <style:text-properties fo:font-style="italic" style:font-style-asian="italic" fo:language="et" fo:country="EE"/>
    </style:style>
    <style:style style:name="T321" style:parent-style-name="DefaultParagraphFont" style:family="text">
      <style:text-properties fo:language="et" fo:country="EE"/>
    </style:style>
    <style:style style:name="T322" style:parent-style-name="DefaultParagraphFont" style:family="text">
      <style:text-properties fo:font-style="italic" style:font-style-asian="italic" fo:language="et" fo:country="EE"/>
    </style:style>
    <style:style style:name="T323" style:parent-style-name="DefaultParagraphFont" style:family="text">
      <style:text-properties fo:language="et" fo:country="EE"/>
    </style:style>
    <style:style style:name="T324" style:parent-style-name="DefaultParagraphFont" style:family="text">
      <style:text-properties fo:font-style="italic" style:font-style-asian="italic" fo:language="et" fo:country="EE"/>
    </style:style>
    <style:style style:name="T325" style:parent-style-name="DefaultParagraphFont" style:family="text">
      <style:text-properties fo:language="et" fo:country="EE"/>
    </style:style>
    <style:style style:name="T326" style:parent-style-name="DefaultParagraphFont" style:family="text">
      <style:text-properties fo:font-style="italic" style:font-style-asian="italic" fo:language="et" fo:country="EE"/>
    </style:style>
    <style:style style:name="T327" style:parent-style-name="DefaultParagraphFont" style:family="text">
      <style:text-properties fo:language="et" fo:country="EE"/>
    </style:style>
    <style:style style:name="T328" style:parent-style-name="DefaultParagraphFont" style:family="text">
      <style:text-properties fo:font-style="italic" style:font-style-asian="italic" fo:language="et" fo:country="EE"/>
    </style:style>
    <style:style style:name="T329" style:parent-style-name="DefaultParagraphFont" style:family="text">
      <style:text-properties fo:language="et" fo:country="EE"/>
    </style:style>
    <style:style style:name="T330" style:parent-style-name="DefaultParagraphFont" style:family="text">
      <style:text-properties fo:font-style="italic" style:font-style-asian="italic" fo:language="et" fo:country="EE"/>
    </style:style>
    <style:style style:name="T331" style:parent-style-name="DefaultParagraphFont" style:family="text">
      <style:text-properties fo:language="et" fo:country="EE"/>
    </style:style>
    <style:style style:name="T332" style:parent-style-name="DefaultParagraphFont" style:family="text">
      <style:text-properties fo:language="et" fo:country="EE"/>
    </style:style>
    <style:style style:name="T333" style:parent-style-name="DefaultParagraphFont" style:family="text">
      <style:text-properties fo:font-style="italic" style:font-style-asian="italic" fo:language="et" fo:country="EE"/>
    </style:style>
    <style:style style:name="T334" style:parent-style-name="DefaultParagraphFont" style:family="text">
      <style:text-properties fo:language="et" fo:country="EE"/>
    </style:style>
    <style:style style:name="T335" style:parent-style-name="DefaultParagraphFont" style:family="text">
      <style:text-properties fo:language="et" fo:country="EE"/>
    </style:style>
    <style:style style:name="T336" style:parent-style-name="DefaultParagraphFont" style:family="text">
      <style:text-properties fo:font-weight="bold" style:font-weight-asian="bold" fo:language="et" fo:country="EE"/>
    </style:style>
    <style:style style:name="T337" style:parent-style-name="DefaultParagraphFont" style:family="text">
      <style:text-properties fo:language="et" fo:country="EE"/>
    </style:style>
    <style:style style:name="P338" style:parent-style-name="Standard" style:family="paragraph">
      <style:text-properties fo:language="et" fo:country="EE"/>
    </style:style>
    <style:style style:name="P339" style:parent-style-name="Normal" style:family="paragraph">
      <style:text-properties fo:language="et" fo:country="EE"/>
    </style:style>
    <style:style style:name="TableColumn341" style:family="table-column">
      <style:table-column-properties style:column-width="1.3854in" style:use-optimal-column-width="false"/>
    </style:style>
    <style:style style:name="TableColumn342" style:family="table-column">
      <style:table-column-properties style:column-width="2.8145in" style:use-optimal-column-width="false"/>
    </style:style>
    <style:style style:name="TableColumn343" style:family="table-column">
      <style:table-column-properties style:column-width="2.1in" style:use-optimal-column-width="false"/>
    </style:style>
    <style:style style:name="Table340" style:family="table">
      <style:table-properties style:width="6.3in" fo:margin-left="0.0312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Cell3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fo:language="et" fo:country="E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fo:language="et" fo:country="EE"/>
    </style:style>
    <style:style style:name="T356" style:parent-style-name="DefaultParagraphFont" style:family="text">
      <style:text-properties fo:language="et" fo:country="EE"/>
    </style:style>
    <style:style style:name="T357" style:parent-style-name="DefaultParagraphFont" style:family="text">
      <style:text-properties fo:language="et" fo:country="EE"/>
    </style:style>
    <style:style style:name="T358" style:parent-style-name="DefaultParagraphFont" style:family="text">
      <style:text-properties fo:language="et" fo:country="EE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size="12pt" style:font-size-asian="12pt" style:font-size-complex="12pt" fo:language="et" fo:country="E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text-properties fo:language="et" fo:country="E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Standard" style:family="paragraph">
      <style:text-properties fo:language="et" fo:country="EE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2pt" style:font-size-asian="12pt" style:font-size-complex="12pt" fo:language="et" fo:country="EE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12pt" style:font-size-asian="12pt" style:font-size-complex="12pt" fo:language="et" fo:country="E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language="et" fo:country="EE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2pt" style:font-size-asian="12pt" style:font-size-complex="12pt" fo:language="et" fo:country="EE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size="12pt" style:font-size-asian="12pt" style:font-size-complex="12pt" fo:language="et" fo:country="E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language="et" fo:country="E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12pt" style:font-size-asian="12pt" style:font-size-complex="12pt" fo:language="et" fo:country="EE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2pt" style:font-size-asian="12pt" style:font-size-complex="12pt" fo:language="et" fo:country="E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language="et" fo:country="EE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size="12pt" style:font-size-asian="12pt" style:font-size-complex="12pt" fo:language="et" fo:country="EE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2pt" style:font-size-asian="12pt" style:font-size-complex="12pt" fo:language="et" fo:country="E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fo:language="et" fo:country="EE"/>
    </style:style>
    <style:style style:name="T394" style:parent-style-name="DefaultParagraphFont" style:family="text">
      <style:text-properties fo:font-size="12pt" style:font-size-asian="12pt" style:font-size-complex="12pt" fo:language="et" fo:country="EE"/>
    </style:style>
    <style:style style:name="T395" style:parent-style-name="DefaultParagraphFont" style:family="text">
      <style:text-properties fo:language="et" fo:country="EE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size="12pt" style:font-size-asian="12pt" style:font-size-complex="12pt" fo:language="et" fo:country="EE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12pt" style:font-size-asian="12pt" style:font-size-complex="12pt" fo:language="et" fo:country="E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fo:language="et" fo:country="EE"/>
    </style:style>
    <style:style style:name="T403" style:parent-style-name="DefaultParagraphFont" style:family="text">
      <style:text-properties fo:font-size="12pt" style:font-size-asian="12pt" style:font-size-complex="12pt" fo:language="et" fo:country="EE"/>
    </style:style>
    <style:style style:name="T404" style:parent-style-name="DefaultParagraphFont" style:family="text">
      <style:text-properties fo:language="et" fo:country="EE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fo:font-size="12pt" style:font-size-asian="12pt" style:font-size-complex="12pt" fo:language="et" fo:country="EE"/>
    </style:style>
    <style:style style:name="T407" style:parent-style-name="DefaultParagraphFont" style:family="text">
      <style:text-properties fo:font-size="12pt" style:font-size-asian="12pt" style:font-size-complex="12pt" fo:language="et" fo:country="EE"/>
    </style:style>
    <style:style style:name="T408" style:parent-style-name="DefaultParagraphFont" style:family="text">
      <style:text-properties fo:font-size="12pt" style:font-size-asian="12pt" style:font-size-complex="12pt" fo:language="et" fo:country="EE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2pt" style:font-size-asian="12pt" style:font-size-complex="12pt" fo:language="et" fo:country="E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3" style:parent-style-name="DefaultParagraphFont" style:family="text">
      <style:text-properties fo:language="et" fo:country="EE"/>
    </style:style>
    <style:style style:name="T414" style:parent-style-name="DefaultParagraphFont" style:family="text">
      <style:text-properties fo:font-size="12pt" style:font-size-asian="12pt" style:font-size-complex="12pt" fo:language="et" fo:country="EE"/>
    </style:style>
    <style:style style:name="T415" style:parent-style-name="DefaultParagraphFont" style:family="text">
      <style:text-properties fo:language="et" fo:country="EE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7" style:parent-style-name="DefaultParagraphFont" style:family="text">
      <style:text-properties fo:font-size="12pt" style:font-size-asian="12pt" style:font-size-complex="12pt" fo:language="et" fo:country="EE"/>
    </style:style>
    <style:style style:name="T418" style:parent-style-name="DefaultParagraphFont" style:family="text">
      <style:text-properties fo:font-size="12pt" style:font-size-asian="12pt" style:font-size-complex="12pt" fo:language="et" fo:country="EE"/>
    </style:style>
    <style:style style:name="P419" style:parent-style-name="Normal" style:family="paragraph">
      <style:text-properties fo:language="et" fo:country="EE"/>
    </style:style>
    <style:style style:name="P420" style:parent-style-name="Normal" style:family="paragraph">
      <style:text-properties fo:language="et" fo:country="EE"/>
    </style:style>
    <style:style style:name="P421" style:parent-style-name="Standard" style:family="paragraph">
      <style:text-properties fo:font-weight="bold" style:font-weight-asian="bold" fo:language="et" fo:country="EE"/>
    </style:style>
    <style:style style:name="P422" style:parent-style-name="Standard" style:list-style-name="LFO7" style:family="paragraph">
      <style:text-properties fo:language="et" fo:country="EE"/>
    </style:style>
    <style:style style:name="P423" style:parent-style-name="Standard" style:list-style-name="LFO7" style:family="paragraph">
      <style:text-properties fo:language="et" fo:country="EE"/>
    </style:style>
    <style:style style:name="P424" style:parent-style-name="Standard" style:list-style-name="LFO7" style:family="paragraph"/>
    <style:style style:name="T425" style:parent-style-name="DefaultParagraphFont" style:family="text">
      <style:text-properties fo:language="et" fo:country="EE"/>
    </style:style>
    <style:style style:name="T426" style:parent-style-name="DefaultParagraphFont" style:family="text">
      <style:text-properties fo:font-style="italic" style:font-style-asian="italic" fo:language="et" fo:country="EE"/>
    </style:style>
    <style:style style:name="T427" style:parent-style-name="DefaultParagraphFont" style:family="text">
      <style:text-properties fo:language="et" fo:country="EE"/>
    </style:style>
    <style:style style:name="T428" style:parent-style-name="DefaultParagraphFont" style:family="text">
      <style:text-properties fo:font-style="italic" style:font-style-asian="italic" fo:language="et" fo:country="EE"/>
    </style:style>
    <style:style style:name="T429" style:parent-style-name="DefaultParagraphFont" style:family="text">
      <style:text-properties fo:language="et" fo:country="EE"/>
    </style:style>
    <style:style style:name="P430" style:parent-style-name="Heading2" style:family="paragraph">
      <style:text-properties fo:language="et" fo:country="EE"/>
    </style:style>
    <style:style style:name="P431" style:parent-style-name="Normal" style:family="paragraph">
      <style:text-properties fo:color="#000000" fo:language="et" fo:country="EE"/>
    </style:style>
    <style:style style:name="P432" style:parent-style-name="Normal" style:family="paragraph">
      <style:text-properties fo:language="et" fo:country="EE"/>
    </style:style>
    <style:style style:name="P433" style:parent-style-name="Normal" style:family="paragraph">
      <style:text-properties fo:language="et" fo:country="EE"/>
    </style:style>
    <style:style style:name="TableColumn435" style:family="table-column">
      <style:table-column-properties style:column-width="2.0416in" style:use-optimal-column-width="false"/>
    </style:style>
    <style:style style:name="TableColumn436" style:family="table-column">
      <style:table-column-properties style:column-width="4.2583in" style:use-optimal-column-width="false"/>
    </style:style>
    <style:style style:name="Table434" style:family="table">
      <style:table-properties style:width="6.3in" fo:margin-left="0.0312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language="et" fo:country="EE"/>
    </style:style>
    <style:style style:name="TableCell4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1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language="et" fo:country="EE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ListParagraph" style:family="paragraph">
      <style:paragraph-properties fo:margin-left="0in">
        <style:tab-stops/>
      </style:paragraph-properties>
    </style:style>
    <style:style style:name="T467" style:parent-style-name="DefaultParagraphFont" style:family="text">
      <style:text-properties fo:language="et" fo:country="EE"/>
    </style:style>
    <style:style style:name="T468" style:parent-style-name="DefaultParagraphFont" style:family="text">
      <style:text-properties fo:font-style="italic" style:font-style-asian="italic" fo:language="et" fo:country="EE"/>
    </style:style>
    <style:style style:name="T469" style:parent-style-name="DefaultParagraphFont" style:family="text">
      <style:text-properties fo:language="et" fo:country="EE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P480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P481" style:parent-style-name="Normal" style:family="paragraph">
      <style:paragraph-properties style:text-autospace="none" fo:background-color="#D6E3BC"/>
    </style:style>
    <style:style style:name="T482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483" style:parent-style-name="Normal" style:family="paragraph">
      <style:paragraph-properties style:text-autospace="none" fo:background-color="#D6E3BC"/>
    </style:style>
    <style:style style:name="T48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8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8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8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8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495" style:parent-style-name="Normal" style:family="paragraph">
      <style:paragraph-properties style:text-autospace="none" fo:background-color="#D6E3BC"/>
    </style:style>
    <style:style style:name="T49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9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9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9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0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0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0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08" style:parent-style-name="Normal" style:family="paragraph">
      <style:paragraph-properties style:text-autospace="none" fo:background-color="#D6E3BC"/>
    </style:style>
    <style:style style:name="T50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1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1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1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1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1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1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1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21" style:parent-style-name="Normal" style:family="paragraph">
      <style:paragraph-properties style:text-autospace="none" fo:background-color="#D6E3BC"/>
    </style:style>
    <style:style style:name="T52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2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2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2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3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3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34" style:parent-style-name="Normal" style:family="paragraph">
      <style:paragraph-properties style:text-autospace="none" fo:background-color="#D6E3BC"/>
    </style:style>
    <style:style style:name="T53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3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3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3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4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4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4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4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4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47" style:parent-style-name="Normal" style:family="paragraph">
      <style:paragraph-properties style:text-autospace="none" fo:background-color="#D6E3BC"/>
    </style:style>
    <style:style style:name="T54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4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5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5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5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5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5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5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5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5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60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61" style:parent-style-name="Normal" style:family="paragraph">
      <style:paragraph-properties style:text-autospace="none" fo:background-color="#D6E3BC"/>
    </style:style>
    <style:style style:name="T562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563" style:parent-style-name="Normal" style:family="paragraph">
      <style:paragraph-properties style:text-autospace="none" fo:background-color="#D6E3BC"/>
    </style:style>
    <style:style style:name="T56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6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6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6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6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7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7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7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76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77" style:parent-style-name="Normal" style:family="paragraph">
      <style:paragraph-properties style:text-autospace="none" fo:background-color="#D6E3BC"/>
    </style:style>
    <style:style style:name="T578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579" style:parent-style-name="Normal" style:family="paragraph">
      <style:paragraph-properties style:text-autospace="none" fo:background-color="#D6E3BC"/>
    </style:style>
    <style:style style:name="T58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8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8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8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8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8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8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9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92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93" style:parent-style-name="Normal" style:family="paragraph">
      <style:paragraph-properties style:text-autospace="none" fo:background-color="#D6E3BC"/>
    </style:style>
    <style:style style:name="T59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9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9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9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9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0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02" style:parent-style-name="Normal" style:family="paragraph">
      <style:paragraph-properties style:text-autospace="none" fo:background-color="#D6E3BC"/>
    </style:style>
    <style:style style:name="T60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0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07" style:parent-style-name="Normal" style:family="paragraph">
      <style:paragraph-properties style:text-autospace="none" fo:background-color="#D6E3BC"/>
    </style:style>
    <style:style style:name="T60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1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1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16" style:parent-style-name="Normal" style:family="paragraph">
      <style:paragraph-properties style:text-autospace="none" fo:background-color="#D6E3BC"/>
    </style:style>
    <style:style style:name="T61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2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25" style:parent-style-name="Normal" style:family="paragraph">
      <style:paragraph-properties style:text-autospace="none" fo:background-color="#D6E3BC"/>
    </style:style>
    <style:style style:name="T62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2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0" style:parent-style-name="Normal" style:family="paragraph">
      <style:paragraph-properties style:text-autospace="none" fo:background-color="#D6E3BC"/>
    </style:style>
    <style:style style:name="T63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3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3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4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5" style:parent-style-name="Normal" style:family="paragraph">
      <style:paragraph-properties style:text-autospace="none" fo:background-color="#D6E3BC"/>
    </style:style>
    <style:style style:name="T63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3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3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3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4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4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4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4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4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4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48" style:parent-style-name="Normal" style:family="paragraph">
      <style:paragraph-properties style:text-autospace="none" fo:background-color="#D6E3BC"/>
    </style:style>
    <style:style style:name="T64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5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5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5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5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5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5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5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61" style:parent-style-name="Normal" style:family="paragraph">
      <style:paragraph-properties style:text-autospace="none" fo:background-color="#D6E3BC"/>
    </style:style>
    <style:style style:name="T66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6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6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6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6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7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74" style:parent-style-name="Normal" style:family="paragraph">
      <style:paragraph-properties style:text-autospace="none" fo:background-color="#D6E3BC"/>
    </style:style>
    <style:style style:name="T67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7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7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7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8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8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8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87" style:parent-style-name="Normal" style:family="paragraph">
      <style:paragraph-properties style:text-autospace="none" fo:background-color="#D6E3BC"/>
    </style:style>
    <style:style style:name="T68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8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9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91" style:parent-style-name="Normal" style:family="paragraph">
      <style:paragraph-properties style:text-autospace="none" fo:background-color="#D6E3BC"/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P692" style:parent-style-name="Normal" style:family="paragraph">
      <style:paragraph-properties style:text-autospace="none" fo:background-color="#D6E3BC"/>
    </style:style>
    <style:style style:name="T69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9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9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9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9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9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0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0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04" style:parent-style-name="Normal" style:family="paragraph">
      <style:paragraph-properties style:text-autospace="none" fo:background-color="#D6E3BC"/>
    </style:style>
    <style:style style:name="T70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0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0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0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0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1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1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1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17" style:parent-style-name="Normal" style:family="paragraph">
      <style:paragraph-properties style:text-autospace="none" fo:background-color="#D6E3BC"/>
    </style:style>
    <style:style style:name="T71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2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2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2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2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2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30" style:parent-style-name="Normal" style:family="paragraph">
      <style:paragraph-properties style:text-autospace="none" fo:background-color="#D6E3BC"/>
    </style:style>
    <style:style style:name="T73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3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3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3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3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3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4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4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43" style:parent-style-name="Normal" style:family="paragraph">
      <style:paragraph-properties style:text-autospace="none" fo:background-color="#D6E3BC"/>
    </style:style>
    <style:style style:name="T74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4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4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4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4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5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5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5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56" style:parent-style-name="Normal" style:family="paragraph">
      <style:paragraph-properties style:text-autospace="none" fo:background-color="#D6E3BC"/>
    </style:style>
    <style:style style:name="T75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5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5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6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6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6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6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69" style:parent-style-name="Normal" style:family="paragraph">
      <style:paragraph-properties style:text-autospace="none" fo:background-color="#D6E3BC"/>
    </style:style>
    <style:style style:name="T77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7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7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7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7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7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7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7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8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82" style:parent-style-name="Normal" style:family="paragraph">
      <style:paragraph-properties style:text-autospace="none" fo:background-color="#D6E3BC"/>
    </style:style>
    <style:style style:name="T78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8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8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8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8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9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9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95" style:parent-style-name="Normal" style:family="paragraph">
      <style:paragraph-properties style:text-autospace="none" fo:background-color="#D6E3BC"/>
    </style:style>
    <style:style style:name="T79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9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9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0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0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0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0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0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0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08" style:parent-style-name="Normal" style:family="paragraph">
      <style:paragraph-properties style:text-autospace="none" fo:background-color="#D6E3BC"/>
    </style:style>
    <style:style style:name="T80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1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1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1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1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1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1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21" style:parent-style-name="Normal" style:family="paragraph">
      <style:paragraph-properties style:text-autospace="none" fo:background-color="#D6E3BC"/>
    </style:style>
    <style:style style:name="T82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2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2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2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2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3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3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34" style:parent-style-name="Normal" style:family="paragraph">
      <style:paragraph-properties style:text-autospace="none" fo:background-color="#D6E3BC"/>
    </style:style>
    <style:style style:name="T83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3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3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3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4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4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4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4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4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47" style:parent-style-name="Normal" style:family="paragraph">
      <style:paragraph-properties style:text-autospace="none" fo:background-color="#D6E3BC"/>
    </style:style>
    <style:style style:name="T84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4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5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5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5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5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60" style:parent-style-name="Normal" style:family="paragraph">
      <style:paragraph-properties style:text-autospace="none" fo:background-color="#D6E3BC"/>
    </style:style>
    <style:style style:name="T86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6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6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6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6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6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7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7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7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73" style:parent-style-name="Normal" style:family="paragraph">
      <style:paragraph-properties style:text-autospace="none" fo:background-color="#D6E3BC"/>
    </style:style>
    <style:style style:name="T87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7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7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7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7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8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8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8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8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8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86" style:parent-style-name="Normal" style:family="paragraph">
      <style:paragraph-properties style:text-autospace="none" fo:background-color="#D6E3BC"/>
    </style:style>
    <style:style style:name="T88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8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8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9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9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9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9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9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9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9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9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900" style:parent-style-name="Normal" style:family="paragraph">
      <style:paragraph-properties style:text-autospace="none" fo:background-color="#D6E3BC"/>
    </style:style>
    <style:style style:name="T90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0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90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90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0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90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90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0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91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91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91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91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914" style:parent-style-name="Normal" style:family="paragraph">
      <style:paragraph-properties fo:background-color="#D6E3BC"/>
    </style:style>
    <style:style style:name="T91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91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91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918" style:parent-style-name="Heading3" style:family="paragraph">
      <style:text-properties fo:language="et" fo:country="EE"/>
    </style:style>
    <style:style style:name="P919" style:parent-style-name="Normal" style:family="paragraph">
      <style:text-properties fo:language="et" fo:country="EE"/>
    </style:style>
    <style:style style:name="T92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21" style:parent-style-name="DefaultParagraphFont" style:family="text">
      <style:text-properties fo:font-weight="bold" style:font-weight-asian="bold" fo:language="et" fo:country="EE"/>
    </style:style>
    <style:style style:name="T922" style:parent-style-name="DefaultParagraphFont" style:family="text">
      <style:text-properties fo:language="et" fo:country="EE"/>
    </style:style>
    <style:style style:name="P923" style:parent-style-name="Normal" style:family="paragraph">
      <style:text-properties fo:language="et" fo:country="EE"/>
    </style:style>
    <style:style style:name="T92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25" style:parent-style-name="DefaultParagraphFont" style:family="text">
      <style:text-properties fo:language="et" fo:country="EE"/>
    </style:style>
    <style:style style:name="P926" style:parent-style-name="Normal" style:family="paragraph">
      <style:text-properties fo:language="et" fo:country="EE"/>
    </style:style>
    <style:style style:name="T927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28" style:parent-style-name="DefaultParagraphFont" style:family="text">
      <style:text-properties fo:language="et" fo:country="EE"/>
    </style:style>
    <style:style style:name="T929" style:parent-style-name="DefaultParagraphFont" style:family="text">
      <style:text-properties fo:font-style="italic" style:font-style-asian="italic" fo:language="et" fo:country="EE"/>
    </style:style>
    <style:style style:name="P930" style:parent-style-name="Normal" style:family="paragraph">
      <style:text-properties fo:font-style="italic" style:font-style-asian="italic" fo:language="et" fo:country="EE"/>
    </style:style>
    <style:style style:name="T93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2" style:parent-style-name="DefaultParagraphFont" style:family="text">
      <style:text-properties fo:language="et" fo:country="EE"/>
    </style:style>
    <style:style style:name="P933" style:parent-style-name="Normal" style:family="paragraph">
      <style:text-properties fo:language="et" fo:country="EE"/>
    </style:style>
    <style:style style:name="T93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5" style:parent-style-name="DefaultParagraphFont" style:family="text">
      <style:text-properties fo:language="et" fo:country="EE"/>
    </style:style>
    <style:style style:name="P936" style:parent-style-name="Normal" style:family="paragraph">
      <style:text-properties fo:language="et" fo:country="EE"/>
    </style:style>
    <style:style style:name="T937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8" style:parent-style-name="DefaultParagraphFont" style:family="text">
      <style:text-properties fo:language="et" fo:country="EE"/>
    </style:style>
    <style:style style:name="P939" style:parent-style-name="Normal" style:family="paragraph">
      <style:text-properties fo:language="et" fo:country="EE"/>
    </style:style>
    <style:style style:name="T94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41" style:parent-style-name="DefaultParagraphFont" style:family="text">
      <style:text-properties fo:language="et" fo:country="EE"/>
    </style:style>
    <style:style style:name="P942" style:parent-style-name="Normal" style:family="paragraph">
      <style:text-properties fo:font-style="italic" style:font-style-asian="italic" fo:language="et" fo:country="EE"/>
    </style:style>
    <style:style style:name="T943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44" style:parent-style-name="DefaultParagraphFont" style:family="text">
      <style:text-properties fo:language="et" fo:country="EE" style:language-complex="ar" style:country-complex="SA"/>
    </style:style>
    <style:style style:name="P945" style:parent-style-name="Normal" style:family="paragraph">
      <style:text-properties fo:font-style="italic" style:font-style-asian="italic" fo:language="et" fo:country="EE"/>
    </style:style>
    <style:style style:name="T94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47" style:parent-style-name="DefaultParagraphFont" style:family="text">
      <style:text-properties fo:font-style="italic" style:font-style-asian="italic" fo:language="et" fo:country="EE"/>
    </style:style>
    <style:style style:name="T948" style:parent-style-name="DefaultParagraphFont" style:family="text">
      <style:text-properties fo:language="et" fo:country="EE"/>
    </style:style>
    <style:style style:name="P949" style:parent-style-name="Normal" style:family="paragraph">
      <style:text-properties fo:font-weight="bold" style:font-weight-asian="bold" fo:font-style="italic" style:font-style-asian="italic" fo:language="et" fo:country="EE"/>
    </style:style>
    <style:style style:name="T95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51" style:parent-style-name="DefaultParagraphFont" style:family="text">
      <style:text-properties fo:font-style="italic" style:font-style-asian="italic" fo:language="et" fo:country="EE"/>
    </style:style>
    <style:style style:name="T952" style:parent-style-name="DefaultParagraphFont" style:family="text">
      <style:text-properties fo:language="et" fo:country="EE"/>
    </style:style>
    <style:style style:name="P953" style:parent-style-name="Normal" style:family="paragraph">
      <style:text-properties fo:font-weight="bold" style:font-weight-asian="bold" fo:font-style="italic" style:font-style-asian="italic" fo:language="et" fo:country="EE"/>
    </style:style>
    <style:style style:name="T95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55" style:parent-style-name="DefaultParagraphFont" style:family="text">
      <style:text-properties fo:font-style="italic" style:font-style-asian="italic" fo:language="et" fo:country="EE"/>
    </style:style>
    <style:style style:name="T956" style:parent-style-name="DefaultParagraphFont" style:family="text">
      <style:text-properties fo:language="et" fo:country="EE"/>
    </style:style>
    <style:style style:name="P957" style:parent-style-name="Normal" style:family="paragraph">
      <style:text-properties fo:language="et" fo:country="EE"/>
    </style:style>
    <style:style style:name="T95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59" style:parent-style-name="DefaultParagraphFont" style:family="text">
      <style:text-properties fo:font-style="italic" style:font-style-asian="italic" fo:language="et" fo:country="EE"/>
    </style:style>
    <style:style style:name="T960" style:parent-style-name="DefaultParagraphFont" style:family="text">
      <style:text-properties fo:language="et" fo:country="EE"/>
    </style:style>
    <style:style style:name="P961" style:parent-style-name="Normal" style:family="paragraph">
      <style:text-properties fo:font-style="italic" style:font-style-asian="italic" fo:language="et" fo:country="EE"/>
    </style:style>
    <style:style style:name="T96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63" style:parent-style-name="DefaultParagraphFont" style:family="text">
      <style:text-properties fo:font-style="italic" style:font-style-asian="italic" fo:language="et" fo:country="EE"/>
    </style:style>
    <style:style style:name="T964" style:parent-style-name="DefaultParagraphFont" style:family="text">
      <style:text-properties fo:language="et" fo:country="EE"/>
    </style:style>
    <style:style style:name="T965" style:parent-style-name="DefaultParagraphFont" style:family="text">
      <style:text-properties fo:language="et" fo:country="EE"/>
    </style:style>
    <style:style style:name="T96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67" style:parent-style-name="DefaultParagraphFont" style:family="text">
      <style:text-properties fo:font-weight="bold" style:font-weight-asian="bold" fo:language="et" fo:country="EE"/>
    </style:style>
    <style:style style:name="T968" style:parent-style-name="DefaultParagraphFont" style:family="text">
      <style:text-properties fo:language="et" fo:country="EE"/>
    </style:style>
    <style:style style:name="P969" style:parent-style-name="Normal" style:family="paragraph">
      <style:text-properties fo:language="et" fo:country="EE"/>
    </style:style>
    <style:style style:name="T97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71" style:parent-style-name="DefaultParagraphFont" style:family="text">
      <style:text-properties fo:language="et" fo:country="EE"/>
    </style:style>
    <style:style style:name="P972" style:parent-style-name="Normal" style:family="paragraph">
      <style:text-properties fo:font-style="italic" style:font-style-asian="italic" fo:language="et" fo:country="EE"/>
    </style:style>
    <style:style style:name="T973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74" style:parent-style-name="DefaultParagraphFont" style:family="text">
      <style:text-properties fo:language="et" fo:country="EE" style:language-complex="ar" style:country-complex="SA"/>
    </style:style>
    <style:style style:name="P975" style:parent-style-name="Normal" style:family="paragraph">
      <style:text-properties fo:language="et" fo:country="EE" style:language-complex="ar" style:country-complex="SA"/>
    </style:style>
    <style:style style:name="T97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77" style:parent-style-name="DefaultParagraphFont" style:family="text">
      <style:text-properties fo:language="et" fo:country="EE" style:language-complex="ar" style:country-complex="SA"/>
    </style:style>
    <style:style style:name="P978" style:parent-style-name="Normal" style:family="paragraph">
      <style:text-properties fo:language="et" fo:country="EE" style:language-complex="ar" style:country-complex="SA"/>
    </style:style>
    <style:style style:name="T979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0" style:parent-style-name="DefaultParagraphFont" style:family="text">
      <style:text-properties fo:language="et" fo:country="EE" style:language-complex="ar" style:country-complex="SA"/>
    </style:style>
    <style:style style:name="P981" style:parent-style-name="Normal" style:family="paragraph">
      <style:text-properties fo:language="et" fo:country="EE" style:language-complex="ar" style:country-complex="SA"/>
    </style:style>
    <style:style style:name="T98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3" style:parent-style-name="DefaultParagraphFont" style:family="text">
      <style:text-properties fo:language="et" fo:country="EE" style:language-complex="ar" style:country-complex="SA"/>
    </style:style>
    <style:style style:name="P984" style:parent-style-name="Normal" style:family="paragraph">
      <style:text-properties fo:language="et" fo:country="EE" style:language-complex="ar" style:country-complex="SA"/>
    </style:style>
    <style:style style:name="T985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6" style:parent-style-name="DefaultParagraphFont" style:family="text">
      <style:text-properties fo:language="et" fo:country="EE" style:language-complex="ar" style:country-complex="SA"/>
    </style:style>
    <style:style style:name="P987" style:parent-style-name="Normal" style:family="paragraph">
      <style:text-properties fo:language="et" fo:country="EE" style:language-complex="ar" style:country-complex="SA"/>
    </style:style>
    <style:style style:name="T98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9" style:parent-style-name="DefaultParagraphFont" style:family="text">
      <style:text-properties fo:language="et" fo:country="EE" style:language-complex="ar" style:country-complex="SA"/>
    </style:style>
    <style:style style:name="P990" style:parent-style-name="Normal" style:family="paragraph">
      <style:text-properties fo:language="et" fo:country="EE" style:language-complex="ar" style:country-complex="SA"/>
    </style:style>
    <style:style style:name="T991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92" style:parent-style-name="DefaultParagraphFont" style:family="text">
      <style:text-properties fo:language="et" fo:country="EE" style:language-complex="ar" style:country-complex="SA"/>
    </style:style>
    <style:style style:name="P993" style:parent-style-name="Normal" style:family="paragraph">
      <style:text-properties fo:language="et" fo:country="EE" style:language-complex="ar" style:country-complex="SA"/>
    </style:style>
    <style:style style:name="T99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95" style:parent-style-name="DefaultParagraphFont" style:family="text">
      <style:text-properties fo:language="et" fo:country="EE" style:language-complex="ar" style:country-complex="SA"/>
    </style:style>
    <style:style style:name="P996" style:parent-style-name="Normal" style:family="paragraph">
      <style:text-properties fo:language="et" fo:country="EE" style:language-complex="ar" style:country-complex="SA"/>
    </style:style>
    <style:style style:name="T997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98" style:parent-style-name="DefaultParagraphFont" style:family="text">
      <style:text-properties fo:language="et" fo:country="EE" style:language-complex="ar" style:country-complex="SA"/>
    </style:style>
    <style:style style:name="P999" style:parent-style-name="Normal" style:family="paragraph">
      <style:text-properties fo:language="et" fo:country="EE" style:language-complex="ar" style:country-complex="SA"/>
    </style:style>
    <style:style style:name="T100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1001" style:parent-style-name="DefaultParagraphFont" style:family="text">
      <style:text-properties fo:language="et" fo:country="EE" style:language-complex="ar" style:country-complex="SA"/>
    </style:style>
    <style:style style:name="P1002" style:parent-style-name="Normal" style:family="paragraph">
      <style:text-properties fo:language="et" fo:country="EE" style:language-complex="ar" style:country-complex="SA"/>
    </style:style>
    <style:style style:name="T1003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1004" style:parent-style-name="DefaultParagraphFont" style:family="text">
      <style:text-properties fo:language="et" fo:country="EE" style:language-complex="ar" style:country-complex="SA"/>
    </style:style>
    <style:style style:name="P1005" style:parent-style-name="Normal" style:family="paragraph">
      <style:text-properties fo:language="et" fo:country="EE" style:language-complex="ar" style:country-complex="SA"/>
    </style:style>
    <style:style style:name="P1006" style:parent-style-name="Normal" style:family="paragraph">
      <style:text-properties fo:language="et" fo:country="EE" style:language-complex="ar" style:country-complex="SA"/>
    </style:style>
    <style:style style:name="P1007" style:parent-style-name="Heading3" style:family="paragraph">
      <style:text-properties fo:language="et" fo:country="EE"/>
    </style:style>
    <style:style style:name="P1008" style:parent-style-name="Normal" style:family="paragraph">
      <style:text-properties fo:language="et" fo:country="EE" style:language-complex="ar" style:country-complex="SA"/>
    </style:style>
    <style:style style:name="T1009" style:parent-style-name="DefaultParagraphFont" style:family="text">
      <style:text-properties fo:language="et" fo:country="EE"/>
    </style:style>
    <style:style style:name="T101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011" style:parent-style-name="DefaultParagraphFont" style:family="text">
      <style:text-properties fo:language="et" fo:country="EE"/>
    </style:style>
    <style:style style:name="P1012" style:parent-style-name="Normal" style:family="paragraph">
      <style:text-properties fo:language="et" fo:country="EE"/>
    </style:style>
    <style:style style:name="P1013" style:parent-style-name="Normal" style:family="paragraph">
      <style:paragraph-properties style:text-autospace="none" fo:background-color="#D6E3BC"/>
    </style:style>
    <style:style style:name="T101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15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01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1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25" style:parent-style-name="Normal" style:family="paragraph">
      <style:paragraph-properties style:text-autospace="none" fo:background-color="#D6E3BC"/>
    </style:style>
    <style:style style:name="T10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37" style:parent-style-name="Normal" style:family="paragraph">
      <style:paragraph-properties style:text-autospace="none" fo:background-color="#D6E3BC"/>
    </style:style>
    <style:style style:name="T103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39" style:parent-style-name="Normal" style:family="paragraph">
      <style:paragraph-properties style:text-autospace="none" fo:background-color="#D6E3BC"/>
    </style:style>
    <style:style style:name="T10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4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51" style:parent-style-name="Normal" style:family="paragraph">
      <style:paragraph-properties style:text-autospace="none" fo:background-color="#D6E3BC"/>
    </style:style>
    <style:style style:name="T105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53" style:parent-style-name="Normal" style:family="paragraph">
      <style:paragraph-properties style:text-autospace="none" fo:background-color="#D6E3BC"/>
    </style:style>
    <style:style style:name="T10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5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5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5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5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6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6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65" style:parent-style-name="Normal" style:family="paragraph">
      <style:paragraph-properties style:text-autospace="none" fo:background-color="#D6E3BC"/>
    </style:style>
    <style:style style:name="T10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67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0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69" style:parent-style-name="Normal" style:family="paragraph">
      <style:paragraph-properties style:text-autospace="none" fo:background-color="#D6E3BC"/>
    </style:style>
    <style:style style:name="T107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071" style:parent-style-name="Normal" style:family="paragraph">
      <style:paragraph-properties style:text-autospace="none" fo:background-color="#D6E3BC"/>
    </style:style>
    <style:style style:name="T10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7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7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7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7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7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8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83" style:parent-style-name="Normal" style:family="paragraph">
      <style:paragraph-properties style:text-autospace="none" fo:background-color="#D6E3BC"/>
    </style:style>
    <style:style style:name="T10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8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8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8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9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9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9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95" style:parent-style-name="Normal" style:family="paragraph">
      <style:paragraph-properties style:text-autospace="none" fo:background-color="#D6E3BC"/>
    </style:style>
    <style:style style:name="T109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97" style:parent-style-name="Normal" style:family="paragraph">
      <style:paragraph-properties style:text-autospace="none" fo:background-color="#D6E3BC"/>
    </style:style>
    <style:style style:name="T10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9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0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0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0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0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09" style:parent-style-name="Normal" style:family="paragraph">
      <style:paragraph-properties style:text-autospace="none" fo:background-color="#D6E3BC"/>
    </style:style>
    <style:style style:name="T1110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111" style:parent-style-name="Normal" style:family="paragraph">
      <style:paragraph-properties style:text-autospace="none" fo:background-color="#D6E3BC"/>
    </style:style>
    <style:style style:name="T111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1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1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1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2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23" style:parent-style-name="Normal" style:family="paragraph">
      <style:paragraph-properties style:text-autospace="none" fo:background-color="#D6E3BC"/>
    </style:style>
    <style:style style:name="T11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2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27" style:parent-style-name="Normal" style:family="paragraph">
      <style:paragraph-properties style:text-autospace="none" fo:background-color="#D6E3BC"/>
    </style:style>
    <style:style style:name="T112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129" style:parent-style-name="Normal" style:family="paragraph">
      <style:paragraph-properties style:text-autospace="none" fo:background-color="#D6E3BC"/>
    </style:style>
    <style:style style:name="T11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3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3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3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3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41" style:parent-style-name="Normal" style:family="paragraph">
      <style:paragraph-properties style:text-autospace="none" fo:background-color="#D6E3BC"/>
    </style:style>
    <style:style style:name="T11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4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4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4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4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4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4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5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53" style:parent-style-name="Normal" style:family="paragraph">
      <style:paragraph-properties style:text-autospace="none" fo:background-color="#D6E3BC"/>
    </style:style>
    <style:style style:name="T1154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155" style:parent-style-name="Normal" style:family="paragraph">
      <style:paragraph-properties style:text-autospace="none" fo:background-color="#D6E3BC"/>
    </style:style>
    <style:style style:name="T115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5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67" style:parent-style-name="Normal" style:family="paragraph">
      <style:paragraph-properties style:text-autospace="none" fo:background-color="#D6E3BC"/>
    </style:style>
    <style:style style:name="T116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169" style:parent-style-name="Normal" style:family="paragraph">
      <style:paragraph-properties style:text-autospace="none" fo:background-color="#D6E3BC"/>
    </style:style>
    <style:style style:name="T11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7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7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81" style:parent-style-name="Normal" style:family="paragraph">
      <style:paragraph-properties style:text-autospace="none" fo:background-color="#D6E3BC"/>
    </style:style>
    <style:style style:name="T11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8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85" style:parent-style-name="Normal" style:family="paragraph">
      <style:paragraph-properties style:text-autospace="none" fo:background-color="#D6E3BC"/>
    </style:style>
    <style:style style:name="T11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187" style:parent-style-name="Normal" style:family="paragraph">
      <style:paragraph-properties style:text-autospace="none" fo:background-color="#D6E3BC"/>
    </style:style>
    <style:style style:name="T118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8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9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9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9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9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9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9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99" style:parent-style-name="Normal" style:family="paragraph">
      <style:paragraph-properties style:text-autospace="none" fo:background-color="#D6E3BC"/>
    </style:style>
    <style:style style:name="T12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0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0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0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1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11" style:parent-style-name="Normal" style:family="paragraph">
      <style:paragraph-properties style:text-autospace="none" fo:background-color="#D6E3BC"/>
    </style:style>
    <style:style style:name="T121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13" style:parent-style-name="Normal" style:family="paragraph">
      <style:paragraph-properties style:text-autospace="none" fo:background-color="#D6E3BC"/>
    </style:style>
    <style:style style:name="T121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1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1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1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25" style:parent-style-name="Normal" style:family="paragraph">
      <style:paragraph-properties style:text-autospace="none" fo:background-color="#D6E3BC"/>
    </style:style>
    <style:style style:name="T122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27" style:parent-style-name="Normal" style:family="paragraph">
      <style:paragraph-properties style:text-autospace="none" fo:background-color="#D6E3BC"/>
    </style:style>
    <style:style style:name="T12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2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3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3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3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3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3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3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39" style:parent-style-name="Normal" style:family="paragraph">
      <style:paragraph-properties style:text-autospace="none" fo:background-color="#D6E3BC"/>
    </style:style>
    <style:style style:name="T12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4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43" style:parent-style-name="Normal" style:family="paragraph">
      <style:paragraph-properties style:text-autospace="none" fo:background-color="#D6E3BC"/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244" style:parent-style-name="Normal" style:family="paragraph">
      <style:paragraph-properties style:text-autospace="none" fo:background-color="#D6E3BC"/>
    </style:style>
    <style:style style:name="T124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46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24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4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4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5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5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5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56" style:parent-style-name="Normal" style:family="paragraph">
      <style:paragraph-properties style:text-autospace="none" fo:background-color="#D6E3BC"/>
    </style:style>
    <style:style style:name="T12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5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5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6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6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6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6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6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6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69" style:parent-style-name="Normal" style:family="paragraph">
      <style:paragraph-properties style:text-autospace="none" fo:background-color="#D6E3BC"/>
    </style:style>
    <style:style style:name="T127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71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72" style:parent-style-name="Normal" style:family="paragraph">
      <style:paragraph-properties style:text-autospace="none" fo:background-color="#D6E3BC"/>
    </style:style>
    <style:style style:name="T127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7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8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8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85" style:parent-style-name="Normal" style:family="paragraph">
      <style:paragraph-properties style:text-autospace="none" fo:background-color="#D6E3BC"/>
    </style:style>
    <style:style style:name="T12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87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88" style:parent-style-name="Normal" style:family="paragraph">
      <style:paragraph-properties style:text-autospace="none" fo:background-color="#D6E3BC"/>
    </style:style>
    <style:style style:name="T128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9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9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9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9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01" style:parent-style-name="Normal" style:family="paragraph">
      <style:paragraph-properties style:text-autospace="none" fo:background-color="#D6E3BC"/>
    </style:style>
    <style:style style:name="T13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03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3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05" style:parent-style-name="Normal" style:family="paragraph">
      <style:paragraph-properties style:text-autospace="none" fo:background-color="#D6E3BC"/>
    </style:style>
    <style:style style:name="T130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307" style:parent-style-name="Normal" style:family="paragraph">
      <style:paragraph-properties style:text-autospace="none" fo:background-color="#D6E3BC"/>
    </style:style>
    <style:style style:name="T13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0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19" style:parent-style-name="Normal" style:family="paragraph">
      <style:paragraph-properties style:text-autospace="none" fo:background-color="#D6E3BC"/>
    </style:style>
    <style:style style:name="T132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2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2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2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2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2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2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2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2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32" style:parent-style-name="Normal" style:family="paragraph">
      <style:paragraph-properties style:text-autospace="none" fo:background-color="#D6E3BC"/>
    </style:style>
    <style:style style:name="T133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34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335" style:parent-style-name="Normal" style:family="paragraph">
      <style:paragraph-properties style:text-autospace="none" fo:background-color="#D6E3BC"/>
    </style:style>
    <style:style style:name="T133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3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3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4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4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4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4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4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48" style:parent-style-name="Normal" style:family="paragraph">
      <style:paragraph-properties style:text-autospace="none" fo:background-color="#D6E3BC"/>
    </style:style>
    <style:style style:name="T134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50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351" style:parent-style-name="Normal" style:family="paragraph">
      <style:paragraph-properties style:text-autospace="none" fo:background-color="#D6E3BC"/>
    </style:style>
    <style:style style:name="T13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5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5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5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6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64" style:parent-style-name="Normal" style:family="paragraph">
      <style:paragraph-properties style:text-autospace="none" fo:background-color="#D6E3BC"/>
    </style:style>
    <style:style style:name="T13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6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6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68" style:parent-style-name="Normal" style:family="paragraph">
      <style:paragraph-properties style:text-autospace="none" fo:background-color="#D6E3BC"/>
      <style:text-properties fo:language="et" fo:country="EE"/>
    </style:style>
    <style:style style:name="P1369" style:parent-style-name="Normal" style:family="paragraph">
      <style:paragraph-properties style:text-autospace="none" fo:background-color="#D6E3BC"/>
    </style:style>
    <style:style style:name="T13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7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7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81" style:parent-style-name="Normal" style:family="paragraph">
      <style:paragraph-properties style:text-autospace="none" fo:background-color="#D6E3BC"/>
    </style:style>
    <style:style style:name="T13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8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8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8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8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8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9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9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93" style:parent-style-name="Normal" style:family="paragraph">
      <style:paragraph-properties style:text-autospace="none" fo:background-color="#D6E3BC"/>
    </style:style>
    <style:style style:name="T13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9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05" style:parent-style-name="Normal" style:family="paragraph">
      <style:paragraph-properties style:text-autospace="none" fo:background-color="#D6E3BC"/>
    </style:style>
    <style:style style:name="T14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0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0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0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1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1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1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1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1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1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17" style:parent-style-name="Normal" style:family="paragraph">
      <style:paragraph-properties fo:background-color="#D6E3BC"/>
    </style:style>
    <style:style style:name="T14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1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21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22" style:parent-style-name="Normal" style:family="paragraph">
      <style:paragraph-properties style:text-autospace="none" fo:background-color="#D6E3BC"/>
    </style:style>
    <style:style style:name="T142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24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4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2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2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3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3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34" style:parent-style-name="Normal" style:family="paragraph">
      <style:paragraph-properties style:text-autospace="none" fo:background-color="#D6E3BC"/>
    </style:style>
    <style:style style:name="T14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3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3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3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4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47" style:parent-style-name="Normal" style:family="paragraph">
      <style:paragraph-properties style:text-autospace="none" fo:background-color="#D6E3BC"/>
    </style:style>
    <style:style style:name="T14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49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450" style:parent-style-name="Normal" style:family="paragraph">
      <style:paragraph-properties style:text-autospace="none" fo:background-color="#D6E3BC"/>
    </style:style>
    <style:style style:name="T145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5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5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5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6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63" style:parent-style-name="Normal" style:family="paragraph">
      <style:paragraph-properties style:text-autospace="none" fo:background-color="#D6E3BC"/>
    </style:style>
    <style:style style:name="T14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65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466" style:parent-style-name="Normal" style:family="paragraph">
      <style:paragraph-properties style:text-autospace="none" fo:background-color="#D6E3BC"/>
    </style:style>
    <style:style style:name="T146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6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7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7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7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7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7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7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79" style:parent-style-name="Normal" style:family="paragraph">
      <style:paragraph-properties fo:background-color="#D6E3BC"/>
    </style:style>
    <style:style style:name="T14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81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4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83" style:parent-style-name="Normal" style:family="paragraph">
      <style:text-properties fo:font-style="italic" style:font-style-asian="italic" fo:language="et" fo:country="EE"/>
    </style:style>
    <style:style style:name="T148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85" style:parent-style-name="DefaultParagraphFont" style:family="text">
      <style:text-properties fo:language="et" fo:country="EE"/>
    </style:style>
    <style:style style:name="T148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87" style:parent-style-name="DefaultParagraphFont" style:family="text">
      <style:text-properties fo:language="et" fo:country="EE"/>
    </style:style>
    <style:style style:name="T148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89" style:parent-style-name="DefaultParagraphFont" style:family="text">
      <style:text-properties fo:language="et" fo:country="EE"/>
    </style:style>
    <style:style style:name="T149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91" style:parent-style-name="DefaultParagraphFont" style:family="text">
      <style:text-properties fo:language="et" fo:country="EE"/>
    </style:style>
    <style:style style:name="T149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93" style:parent-style-name="DefaultParagraphFont" style:family="text">
      <style:text-properties fo:language="et" fo:country="EE"/>
    </style:style>
    <style:style style:name="T149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95" style:parent-style-name="DefaultParagraphFont" style:family="text">
      <style:text-properties fo:language="et" fo:country="EE"/>
    </style:style>
    <style:style style:name="T149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97" style:parent-style-name="DefaultParagraphFont" style:family="text">
      <style:text-properties fo:language="et" fo:country="EE"/>
    </style:style>
    <style:style style:name="T149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99" style:parent-style-name="DefaultParagraphFont" style:family="text">
      <style:text-properties fo:language="et" fo:country="EE"/>
    </style:style>
    <style:style style:name="P1500" style:parent-style-name="Normal" style:family="paragraph">
      <style:text-properties fo:language="et" fo:country="EE"/>
    </style:style>
    <style:style style:name="P1501" style:parent-style-name="Normal" style:family="paragraph">
      <style:text-properties fo:language="et" fo:country="EE"/>
    </style:style>
    <style:style style:name="P1502" style:parent-style-name="Normal" style:family="paragraph">
      <style:text-properties fo:language="et" fo:country="EE"/>
    </style:style>
    <style:style style:name="T1503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504" style:parent-style-name="DefaultParagraphFont" style:family="text">
      <style:text-properties fo:language="et" fo:country="EE"/>
    </style:style>
    <style:style style:name="T150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506" style:parent-style-name="DefaultParagraphFont" style:family="text">
      <style:text-properties fo:language="et" fo:country="EE"/>
    </style:style>
    <style:style style:name="P1507" style:parent-style-name="Heading3" style:family="paragraph">
      <style:text-properties fo:language="et" fo:country="EE"/>
    </style:style>
    <style:style style:name="P1508" style:parent-style-name="Normal" style:family="paragraph">
      <style:text-properties fo:language="et" fo:country="EE"/>
    </style:style>
    <style:style style:name="P1509" style:parent-style-name="Normal" style:family="paragraph">
      <style:text-properties fo:language="et" fo:country="EE"/>
    </style:style>
    <style:style style:name="P1510" style:parent-style-name="ListParagraph" style:list-style-name="LFO8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511" style:parent-style-name="Normal" style:family="paragraph">
      <style:text-properties fo:language="et" fo:country="EE"/>
    </style:style>
    <style:style style:name="P1512" style:parent-style-name="Normal" style:family="paragraph">
      <style:paragraph-properties style:text-autospace="none" fo:background-color="#D6E3BC"/>
    </style:style>
    <style:style style:name="T15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14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5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1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1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2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2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2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24" style:parent-style-name="Normal" style:family="paragraph">
      <style:paragraph-properties style:text-autospace="none" fo:background-color="#D6E3BC"/>
    </style:style>
    <style:style style:name="T152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34" style:parent-style-name="DefaultParagraphFont" style:family="text">
      <style:text-properties style:font-name="Courier New" style:font-name-complex="Courier New" fo:color="#1F497D" fo:font-size="10pt" style:font-size-asian="10pt" style:font-size-complex="10pt" fo:language="et" fo:country="EE" style:language-complex="ar" style:country-complex="SA"/>
    </style:style>
    <style:style style:name="T1535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15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39" style:parent-style-name="Normal" style:family="paragraph">
      <style:paragraph-properties style:text-autospace="none" fo:background-color="#D6E3BC"/>
    </style:style>
    <style:style style:name="T15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4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5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52" style:parent-style-name="Normal" style:family="paragraph">
      <style:paragraph-properties style:text-autospace="none" fo:background-color="#D6E3BC"/>
    </style:style>
    <style:style style:name="T15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5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5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5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6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65" style:parent-style-name="Normal" style:family="paragraph">
      <style:paragraph-properties style:text-autospace="none" fo:background-color="#D6E3BC"/>
    </style:style>
    <style:style style:name="T15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6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6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6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7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73" style:parent-style-name="Normal" style:family="paragraph">
      <style:paragraph-properties style:text-autospace="none" fo:background-color="#D6E3BC"/>
    </style:style>
    <style:style style:name="T15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7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8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8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85" style:parent-style-name="Normal" style:family="paragraph">
      <style:paragraph-properties style:text-autospace="none" fo:background-color="#D6E3BC"/>
    </style:style>
    <style:style style:name="T15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8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8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89" style:parent-style-name="Normal" style:family="paragraph">
      <style:paragraph-properties fo:background-color="#D6E3BC"/>
    </style:style>
    <style:style style:name="T15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91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59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93" style:parent-style-name="Normal" style:family="paragraph">
      <style:text-properties fo:language="et" fo:country="EE"/>
    </style:style>
    <style:style style:name="P1594" style:parent-style-name="ListParagraph" style:list-style-name="LFO8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595" style:parent-style-name="Normal" style:family="paragraph">
      <style:text-properties fo:language="et" fo:country="EE"/>
    </style:style>
    <style:style style:name="P1596" style:parent-style-name="Normal" style:family="paragraph">
      <style:paragraph-properties style:text-autospace="none" fo:background-color="#D6E3BC"/>
    </style:style>
    <style:style style:name="T159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98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59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0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0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0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0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0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08" style:parent-style-name="Normal" style:family="paragraph">
      <style:paragraph-properties style:text-autospace="none" fo:background-color="#D6E3BC"/>
    </style:style>
    <style:style style:name="T16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1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1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17" style:parent-style-name="DefaultParagraphFont" style:family="text">
      <style:text-properties style:font-name="Courier New" style:font-name-complex="Courier New" fo:color="#1F497D" fo:font-size="10pt" style:font-size-asian="10pt" style:font-size-complex="10pt" fo:language="et" fo:country="EE" style:language-complex="ar" style:country-complex="SA"/>
    </style:style>
    <style:style style:name="T1618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16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2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22" style:parent-style-name="Normal" style:family="paragraph">
      <style:paragraph-properties style:text-autospace="none" fo:background-color="#D6E3BC"/>
    </style:style>
    <style:style style:name="T162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2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2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2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3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35" style:parent-style-name="Normal" style:family="paragraph">
      <style:paragraph-properties style:text-autospace="none" fo:background-color="#D6E3BC"/>
    </style:style>
    <style:style style:name="T16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3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3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3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4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48" style:parent-style-name="Normal" style:family="paragraph">
      <style:paragraph-properties style:text-autospace="none" fo:background-color="#D6E3BC"/>
    </style:style>
    <style:style style:name="T16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5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5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5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5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56" style:parent-style-name="Normal" style:family="paragraph">
      <style:paragraph-properties style:text-autospace="none" fo:background-color="#D6E3BC"/>
    </style:style>
    <style:style style:name="T165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5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5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6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6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6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6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68" style:parent-style-name="Normal" style:family="paragraph">
      <style:paragraph-properties style:text-autospace="none" fo:background-color="#D6E3BC"/>
    </style:style>
    <style:style style:name="T166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7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7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72" style:parent-style-name="Normal" style:family="paragraph">
      <style:paragraph-properties fo:background-color="#D6E3BC"/>
    </style:style>
    <style:style style:name="T167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74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67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76" style:parent-style-name="Normal" style:family="paragraph">
      <style:text-properties fo:language="et" fo:country="EE"/>
    </style:style>
    <style:style style:name="T1677" style:parent-style-name="DefaultParagraphFont" style:family="text">
      <style:text-properties fo:font-style="italic" style:font-style-asian="italic" fo:language="et" fo:country="EE"/>
    </style:style>
    <style:style style:name="P1678" style:parent-style-name="Normal" style:family="paragraph">
      <style:text-properties fo:language="et" fo:country="EE"/>
    </style:style>
    <style:style style:name="P1679" style:parent-style-name="Normal" style:family="paragraph">
      <style:text-properties fo:language="et" fo:country="EE"/>
    </style:style>
    <style:style style:name="P1680" style:parent-style-name="Normal" style:family="paragraph">
      <style:text-properties fo:language="et" fo:country="EE"/>
    </style:style>
    <style:style style:name="P1681" style:parent-style-name="Normal" style:family="paragraph">
      <style:paragraph-properties fo:background-color="#D6E3BC"/>
    </style:style>
    <style:style style:name="T16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8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8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8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8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90" style:parent-style-name="Normal" style:family="paragraph">
      <style:paragraph-properties fo:background-color="#D6E3BC"/>
    </style:style>
    <style:style style:name="T16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9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9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9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9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9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9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9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9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00" style:parent-style-name="Normal" style:family="paragraph">
      <style:paragraph-properties fo:background-color="#D6E3BC"/>
    </style:style>
    <style:style style:name="T170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0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0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0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0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10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11" style:parent-style-name="Normal" style:family="paragraph">
      <style:paragraph-properties fo:background-color="#D6E3BC"/>
    </style:style>
    <style:style style:name="T171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1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1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1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1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21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22" style:parent-style-name="Normal" style:family="paragraph">
      <style:paragraph-properties fo:background-color="#D6E3BC"/>
    </style:style>
    <style:style style:name="T172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2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2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2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2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2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32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33" style:parent-style-name="Normal" style:family="paragraph">
      <style:paragraph-properties fo:background-color="#D6E3BC"/>
    </style:style>
    <style:style style:name="T17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3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3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3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4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43" style:parent-style-name="Normal" style:family="paragraph">
      <style:paragraph-properties fo:background-color="#D6E3BC"/>
    </style:style>
    <style:style style:name="T17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4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4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4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5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53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54" style:parent-style-name="Normal" style:family="paragraph">
      <style:paragraph-properties fo:background-color="#D6E3BC"/>
    </style:style>
    <style:style style:name="T17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5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6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6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64" style:parent-style-name="Normal" style:family="paragraph">
      <style:paragraph-properties fo:background-color="#D6E3BC"/>
    </style:style>
    <style:style style:name="T17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6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6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6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6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7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7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7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7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74" style:parent-style-name="Normal" style:family="paragraph">
      <style:paragraph-properties fo:background-color="#D6E3BC"/>
    </style:style>
    <style:style style:name="T177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7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7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7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8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8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8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84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85" style:parent-style-name="Normal" style:family="paragraph">
      <style:paragraph-properties fo:background-color="#D6E3BC"/>
    </style:style>
    <style:style style:name="T17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8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9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9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95" style:parent-style-name="Normal" style:family="paragraph">
      <style:paragraph-properties fo:background-color="#D6E3BC"/>
    </style:style>
    <style:style style:name="T179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9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0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05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06" style:parent-style-name="Normal" style:family="paragraph">
      <style:paragraph-properties fo:background-color="#D6E3BC"/>
    </style:style>
    <style:style style:name="T18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0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0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1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1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1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16" style:parent-style-name="Normal" style:family="paragraph">
      <style:paragraph-properties fo:background-color="#D6E3BC"/>
    </style:style>
    <style:style style:name="T18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1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1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2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2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2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2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26" style:parent-style-name="Normal" style:family="paragraph">
      <style:paragraph-properties fo:background-color="#D6E3BC"/>
    </style:style>
    <style:style style:name="T182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2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2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3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3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36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37" style:parent-style-name="Normal" style:family="paragraph">
      <style:paragraph-properties fo:background-color="#D6E3BC"/>
    </style:style>
    <style:style style:name="T18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3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4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4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47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48" style:parent-style-name="Normal" style:family="paragraph">
      <style:paragraph-properties fo:background-color="#D6E3BC"/>
    </style:style>
    <style:style style:name="T18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5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5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54" style:parent-style-name="Normal" style:family="paragraph">
      <style:paragraph-properties fo:background-color="#D6E3BC"/>
    </style:style>
    <style:style style:name="T18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5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6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62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63" style:parent-style-name="Normal" style:family="paragraph">
      <style:paragraph-properties fo:background-color="#D6E3BC"/>
    </style:style>
    <style:style style:name="T18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65" style:parent-style-name="Normal" style:family="paragraph">
      <style:text-properties fo:language="et" fo:country="EE"/>
    </style:style>
    <style:style style:name="P1866" style:parent-style-name="Normal" style:family="paragraph">
      <style:text-properties fo:language="et" fo:country="EE"/>
    </style:style>
    <style:style style:name="P1867" style:parent-style-name="Normal" style:family="paragraph">
      <style:text-properties fo:language="et" fo:country="EE"/>
    </style:style>
    <style:style style:name="P1868" style:parent-style-name="Heading3" style:family="paragraph">
      <style:text-properties fo:language="et" fo:country="EE"/>
    </style:style>
    <style:style style:name="P1869" style:parent-style-name="Normal" style:family="paragraph">
      <style:text-properties fo:language="et" fo:country="EE"/>
    </style:style>
    <style:style style:name="P1870" style:parent-style-name="Normal" style:family="paragraph">
      <style:text-properties fo:language="et" fo:country="EE"/>
    </style:style>
    <style:style style:name="P1871" style:parent-style-name="Normal" style:family="paragraph">
      <style:paragraph-properties style:text-autospace="none" fo:background-color="#D6E3BC"/>
    </style:style>
    <style:style style:name="T18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73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74" style:parent-style-name="Normal" style:family="paragraph">
      <style:paragraph-properties style:text-autospace="none" fo:background-color="#D6E3BC"/>
    </style:style>
    <style:style style:name="T187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76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T187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78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79" style:parent-style-name="Normal" style:family="paragraph">
      <style:paragraph-properties style:text-autospace="none" fo:background-color="#D6E3BC"/>
    </style:style>
    <style:style style:name="T188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81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82" style:parent-style-name="Normal" style:family="paragraph">
      <style:paragraph-properties style:text-autospace="none" fo:background-color="#D6E3BC"/>
    </style:style>
    <style:style style:name="T188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84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85" style:parent-style-name="Normal" style:family="paragraph">
      <style:paragraph-properties style:text-autospace="none" fo:background-color="#D6E3BC"/>
    </style:style>
    <style:style style:name="T18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87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88" style:parent-style-name="Normal" style:family="paragraph">
      <style:paragraph-properties fo:background-color="#D6E3BC"/>
    </style:style>
    <style:style style:name="T188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90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91" style:parent-style-name="Normal" style:family="paragraph">
      <style:text-properties fo:language="et" fo:country="EE"/>
    </style:style>
    <style:style style:name="P1892" style:parent-style-name="Normal" style:family="paragraph">
      <style:text-properties fo:language="et" fo:country="EE"/>
    </style:style>
    <style:style style:name="P1893" style:parent-style-name="Normal" style:family="paragraph">
      <style:text-properties fo:language="et" fo:country="EE"/>
    </style:style>
    <style:style style:name="T189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95" style:parent-style-name="DefaultParagraphFont" style:family="text">
      <style:text-properties fo:language="et" fo:country="EE"/>
    </style:style>
    <style:style style:name="P1896" style:parent-style-name="Normal" style:family="paragraph">
      <style:text-properties fo:language="et" fo:country="EE"/>
    </style:style>
    <style:style style:name="T1897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98" style:parent-style-name="DefaultParagraphFont" style:family="text">
      <style:text-properties fo:language="et" fo:country="EE"/>
    </style:style>
    <style:style style:name="P1899" style:parent-style-name="Normal" style:family="paragraph">
      <style:text-properties fo:language="et" fo:country="EE"/>
    </style:style>
    <style:style style:name="T190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01" style:parent-style-name="DefaultParagraphFont" style:family="text">
      <style:text-properties fo:language="et" fo:country="EE"/>
    </style:style>
    <style:style style:name="P1902" style:parent-style-name="Normal" style:family="paragraph">
      <style:text-properties fo:language="et" fo:country="EE"/>
    </style:style>
    <style:style style:name="T1903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04" style:parent-style-name="DefaultParagraphFont" style:family="text">
      <style:text-properties fo:language="et" fo:country="EE"/>
    </style:style>
    <style:style style:name="P1905" style:parent-style-name="Normal" style:family="paragraph">
      <style:text-properties fo:language="et" fo:country="EE"/>
    </style:style>
    <style:style style:name="T190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07" style:parent-style-name="DefaultParagraphFont" style:family="text">
      <style:text-properties fo:language="et" fo:country="EE"/>
    </style:style>
    <style:style style:name="P1908" style:parent-style-name="Normal" style:family="paragraph">
      <style:text-properties fo:language="et" fo:country="EE"/>
    </style:style>
    <style:style style:name="T190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10" style:parent-style-name="DefaultParagraphFont" style:family="text">
      <style:text-properties fo:language="et" fo:country="EE"/>
    </style:style>
    <style:style style:name="P1911" style:parent-style-name="Normal" style:family="paragraph">
      <style:text-properties fo:language="et" fo:country="EE"/>
    </style:style>
    <style:style style:name="P1912" style:parent-style-name="Heading2" style:family="paragraph">
      <style:text-properties fo:language="et" fo:country="EE"/>
    </style:style>
    <style:style style:name="P1913" style:parent-style-name="Normal" style:family="paragraph">
      <style:text-properties fo:language="et" fo:country="EE"/>
    </style:style>
    <style:style style:name="P1914" style:parent-style-name="Normal" style:family="paragraph">
      <style:text-properties fo:language="et" fo:country="EE"/>
    </style:style>
    <style:style style:name="P1915" style:parent-style-name="Normal" style:family="paragraph">
      <style:text-properties fo:language="et" fo:country="EE"/>
    </style:style>
    <style:style style:name="P1916" style:parent-style-name="Normal" style:family="paragraph">
      <style:text-properties fo:language="et" fo:country="EE"/>
    </style:style>
    <style:style style:name="P1917" style:parent-style-name="ListParagraph" style:list-style-name="LFO9" style:family="paragraph">
      <style:paragraph-properties fo:margin-left="0in" fo:text-indent="0in">
        <style:tab-stops/>
      </style:paragraph-properties>
    </style:style>
    <style:style style:name="T1918" style:parent-style-name="DefaultParagraphFont" style:family="text">
      <style:text-properties fo:language="et" fo:country="EE"/>
    </style:style>
    <style:style style:name="T1919" style:parent-style-name="DefaultParagraphFont" style:family="text">
      <style:text-properties fo:color="#FF0000" fo:language="et" fo:country="EE"/>
    </style:style>
    <style:style style:name="T1920" style:parent-style-name="DefaultParagraphFont" style:family="text">
      <style:text-properties fo:language="et" fo:country="EE"/>
    </style:style>
    <style:style style:name="P1921" style:parent-style-name="Normal" style:family="paragraph">
      <style:paragraph-properties fo:margin-left="-0.4916in">
        <style:tab-stops/>
      </style:paragraph-properties>
      <style:text-properties fo:language="et" fo:country="EE"/>
    </style:style>
    <style:style style:name="P1922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23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24" style:parent-style-name="Normal" style:family="paragraph">
      <style:paragraph-properties fo:margin-left="0.4916in" fo:background-color="#D6E3BC">
        <style:tab-stops/>
      </style:paragraph-properties>
    </style:style>
    <style:style style:name="T19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26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2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28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P1930" style:parent-style-name="Normal" style:family="paragraph">
      <style:paragraph-properties fo:margin-left="0.4916in" fo:background-color="#D6E3BC">
        <style:tab-stops/>
      </style:paragraph-properties>
    </style:style>
    <style:style style:name="T193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32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34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3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P1936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37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38" style:parent-style-name="Normal" style:family="paragraph">
      <style:text-properties fo:language="et" fo:country="EE"/>
    </style:style>
    <style:style style:name="P1939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1940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1941" style:parent-style-name="Normal" style:family="paragraph">
      <style:paragraph-properties fo:margin-left="0.4916in">
        <style:tab-stops/>
      </style:paragraph-properties>
    </style:style>
    <style:style style:name="T194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43" style:parent-style-name="DefaultParagraphFont" style:family="text">
      <style:text-properties fo:language="et" fo:country="EE"/>
    </style:style>
    <style:style style:name="T1944" style:parent-style-name="DefaultParagraphFont" style:family="text">
      <style:text-properties fo:font-style="italic" style:font-style-asian="italic" fo:language="et" fo:country="EE"/>
    </style:style>
    <style:style style:name="T1945" style:parent-style-name="DefaultParagraphFont" style:family="text">
      <style:text-properties fo:language="et" fo:country="EE"/>
    </style:style>
    <style:style style:name="T1946" style:parent-style-name="DefaultParagraphFont" style:family="text">
      <style:text-properties fo:font-style="italic" style:font-style-asian="italic" fo:language="et" fo:country="EE"/>
    </style:style>
    <style:style style:name="T1947" style:parent-style-name="DefaultParagraphFont" style:family="text">
      <style:text-properties fo:language="et" fo:country="EE"/>
    </style:style>
    <style:style style:name="T1948" style:parent-style-name="DefaultParagraphFont" style:family="text">
      <style:text-properties fo:font-style="italic" style:font-style-asian="italic" fo:language="et" fo:country="EE"/>
    </style:style>
    <style:style style:name="P1949" style:parent-style-name="Normal" style:family="paragraph">
      <style:paragraph-properties fo:margin-left="0.4916in">
        <style:tab-stops/>
      </style:paragraph-properties>
    </style:style>
    <style:style style:name="T195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51" style:parent-style-name="DefaultParagraphFont" style:family="text">
      <style:text-properties fo:language="et" fo:country="EE"/>
    </style:style>
    <style:style style:name="P1952" style:parent-style-name="Normal" style:family="paragraph">
      <style:paragraph-properties fo:margin-left="0.4916in">
        <style:tab-stops/>
      </style:paragraph-properties>
    </style:style>
    <style:style style:name="T1953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54" style:parent-style-name="DefaultParagraphFont" style:family="text">
      <style:text-properties fo:language="et" fo:country="EE"/>
    </style:style>
    <style:style style:name="P1955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1956" style:parent-style-name="Normal" style:family="paragraph">
      <style:paragraph-properties fo:margin-left="0.4916in">
        <style:tab-stops/>
      </style:paragraph-properties>
    </style:style>
    <style:style style:name="T1957" style:parent-style-name="DefaultParagraphFont" style:family="text">
      <style:text-properties fo:language="et" fo:country="EE"/>
    </style:style>
    <style:style style:name="T1958" style:parent-style-name="DefaultParagraphFont" style:family="text">
      <style:text-properties fo:font-style="italic" style:font-style-asian="italic" fo:language="et" fo:country="EE"/>
    </style:style>
    <style:style style:name="T1959" style:parent-style-name="DefaultParagraphFont" style:family="text">
      <style:text-properties fo:language="et" fo:country="EE"/>
    </style:style>
    <style:style style:name="T1960" style:parent-style-name="DefaultParagraphFont" style:family="text">
      <style:text-properties fo:font-style="italic" style:font-style-asian="italic" fo:language="et" fo:country="EE"/>
    </style:style>
    <style:style style:name="T1961" style:parent-style-name="DefaultParagraphFont" style:family="text">
      <style:text-properties fo:language="et" fo:country="EE"/>
    </style:style>
    <style:style style:name="T19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63" style:parent-style-name="DefaultParagraphFont" style:family="text">
      <style:text-properties fo:language="et" fo:country="EE"/>
    </style:style>
    <style:style style:name="P1964" style:parent-style-name="Normal" style:family="paragraph">
      <style:text-properties fo:language="et" fo:country="EE"/>
    </style:style>
    <style:style style:name="P1965" style:parent-style-name="Normal" style:family="paragraph">
      <style:paragraph-properties fo:margin-left="-0.4916in">
        <style:tab-stops/>
      </style:paragraph-properties>
      <style:text-properties fo:language="et" fo:country="EE"/>
    </style:style>
    <style:style style:name="P1966" style:parent-style-name="ListParagraph" style:list-style-name="LFO9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967" style:parent-style-name="ListParagraph" style:list-style-name="LFO9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968" style:parent-style-name="Normal" style:family="paragraph">
      <style:text-properties fo:language="et" fo:country="EE"/>
    </style:style>
    <style:style style:name="P1969" style:parent-style-name="Normal" style:family="paragraph">
      <style:text-properties fo:language="et" fo:country="EE"/>
    </style:style>
    <style:style style:name="P1970" style:parent-style-name="Heading2" style:family="paragraph">
      <style:text-properties fo:language="et" fo:country="EE"/>
    </style:style>
    <style:style style:name="P1971" style:parent-style-name="Normal" style:family="paragraph">
      <style:text-properties fo:language="et" fo:country="EE"/>
    </style:style>
    <style:style style:name="P1972" style:parent-style-name="Normal" style:family="paragraph">
      <style:text-properties fo:language="et" fo:country="EE"/>
    </style:style>
    <style:style style:name="P1973" style:parent-style-name="Normal" style:family="paragraph">
      <style:text-properties fo:language="et" fo:country="EE"/>
    </style:style>
    <style:style style:name="P1974" style:parent-style-name="ListParagraph" style:list-style-name="LFO10" style:family="paragraph">
      <style:text-properties fo:language="et" fo:country="EE"/>
    </style:style>
    <style:style style:name="P1975" style:parent-style-name="ListParagraph" style:list-style-name="LFO10" style:family="paragraph">
      <style:text-properties fo:language="et" fo:country="EE"/>
    </style:style>
    <style:style style:name="P1976" style:parent-style-name="ListParagraph" style:list-style-name="LFO10" style:family="paragraph"/>
    <style:style style:name="T1977" style:parent-style-name="DefaultParagraphFont" style:family="text">
      <style:text-properties fo:language="et" fo:country="EE"/>
    </style:style>
    <style:style style:name="T1978" style:parent-style-name="DefaultParagraphFont" style:family="text">
      <style:text-properties fo:font-weight="bold" style:font-weight-asian="bold" fo:language="et" fo:country="EE"/>
    </style:style>
    <style:style style:name="T1979" style:parent-style-name="DefaultParagraphFont" style:family="text">
      <style:text-properties fo:language="et" fo:country="EE"/>
    </style:style>
    <style:style style:name="P1980" style:parent-style-name="ListParagraph" style:list-style-name="LFO10" style:family="paragraph"/>
    <style:style style:name="T1981" style:parent-style-name="DefaultParagraphFont" style:family="text">
      <style:text-properties fo:language="et" fo:country="EE"/>
    </style:style>
    <style:style style:name="T1982" style:parent-style-name="DefaultParagraphFont" style:family="text">
      <style:text-properties fo:font-weight="bold" style:font-weight-asian="bold" fo:language="et" fo:country="EE"/>
    </style:style>
    <style:style style:name="T1983" style:parent-style-name="DefaultParagraphFont" style:family="text">
      <style:text-properties fo:language="et" fo:country="EE"/>
    </style:style>
    <style:style style:name="P1984" style:parent-style-name="Normal" style:family="paragraph">
      <style:text-properties fo:language="et" fo:country="EE"/>
    </style:style>
    <style:style style:name="P1985" style:parent-style-name="Normal" style:family="paragraph">
      <style:text-properties fo:language="et" fo:country="EE"/>
    </style:style>
    <style:style style:name="P1986" style:parent-style-name="Normal" style:family="paragraph">
      <style:text-properties fo:language="et" fo:country="EE"/>
    </style:style>
    <style:style style:name="P1987" style:parent-style-name="ListParagraph" style:list-style-name="LFO11" style:family="paragraph">
      <style:text-properties fo:language="et" fo:country="EE"/>
    </style:style>
    <style:style style:name="P1988" style:parent-style-name="ListParagraph" style:list-style-name="LFO10" style:family="paragraph"/>
    <style:style style:name="T1989" style:parent-style-name="DefaultParagraphFont" style:family="text">
      <style:text-properties fo:language="et" fo:country="EE"/>
    </style:style>
    <style:style style:name="T1990" style:parent-style-name="Hyperlink" style:family="text">
      <style:text-properties fo:language="et" fo:country="EE"/>
    </style:style>
    <style:style style:name="T1991" style:parent-style-name="DefaultParagraphFont" style:family="text">
      <style:text-properties fo:language="et" fo:country="EE"/>
    </style:style>
    <style:style style:name="T1992" style:parent-style-name="Hyperlink" style:family="text">
      <style:text-properties fo:language="et" fo:country="EE"/>
    </style:style>
    <style:style style:name="T1993" style:parent-style-name="DefaultParagraphFont" style:family="text">
      <style:text-properties fo:language="et" fo:country="EE"/>
    </style:style>
    <style:style style:name="P1994" style:parent-style-name="ListParagraph" style:list-style-name="LFO10" style:family="paragraph">
      <style:text-properties fo:language="et" fo:country="EE"/>
    </style:style>
    <style:style style:name="P1995" style:parent-style-name="ListParagraph" style:list-style-name="LFO10" style:family="paragraph">
      <style:text-properties fo:language="et" fo:country="EE"/>
    </style:style>
    <style:style style:name="P1996" style:parent-style-name="ListParagraph" style:list-style-name="LFO10" style:family="paragraph">
      <style:text-properties fo:language="et" fo:country="EE"/>
    </style:style>
    <style:style style:name="P1997" style:parent-style-name="ListParagraph" style:list-style-name="LFO10" style:family="paragraph">
      <style:text-properties fo:language="et" fo:country="EE"/>
    </style:style>
    <style:style style:name="P1998" style:parent-style-name="ListParagraph" style:list-style-name="LFO10" style:family="paragraph">
      <style:text-properties fo:language="et" fo:country="EE"/>
    </style:style>
    <style:style style:name="P1999" style:parent-style-name="ListParagraph" style:list-style-name="LFO10" style:family="paragraph">
      <style:text-properties fo:language="et" fo:country="EE"/>
    </style:style>
    <style:style style:name="P2000" style:parent-style-name="ListParagraph" style:list-style-name="LFO10" style:family="paragraph">
      <style:text-properties fo:language="et" fo:country="EE"/>
    </style:style>
    <style:style style:name="P2001" style:parent-style-name="ListParagraph" style:list-style-name="LFO10" style:family="paragraph">
      <style:text-properties fo:language="et" fo:country="EE"/>
    </style:style>
    <style:style style:name="P2002" style:parent-style-name="ListParagraph" style:list-style-name="LFO10" style:family="paragraph">
      <style:text-properties fo:language="et" fo:country="EE"/>
    </style:style>
    <style:style style:name="P2003" style:parent-style-name="ListParagraph" style:list-style-name="LFO10" style:family="paragraph">
      <style:text-properties fo:language="et" fo:country="EE"/>
    </style:style>
    <style:style style:name="P2004" style:parent-style-name="ListParagraph" style:list-style-name="LFO10" style:family="paragraph">
      <style:text-properties fo:language="et" fo:country="EE"/>
    </style:style>
    <style:style style:name="P2005" style:parent-style-name="ListParagraph" style:list-style-name="LFO10" style:family="paragraph">
      <style:text-properties fo:language="et" fo:country="EE"/>
    </style:style>
    <style:style style:name="P2006" style:parent-style-name="Normal" style:family="paragraph">
      <style:text-properties style:font-name="Courier New" style:font-name-complex="Courier New" fo:font-size="10pt" style:font-size-asian="10pt" style:font-size-complex="10pt" fo:language="et" fo:country="EE"/>
    </style:style>
    <style:style style:name="P2007" style:parent-style-name="Heading1" style:family="paragraph">
      <style:text-properties fo:language="et" fo:country="EE"/>
    </style:style>
    <style:style style:name="P2008" style:parent-style-name="Normal" style:family="paragraph">
      <style:text-properties fo:language="et" fo:country="EE"/>
    </style:style>
    <style:style style:name="P2009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2010" style:parent-style-name="Heading1" style:family="paragraph">
      <style:text-properties fo:language="et" fo:country="EE"/>
    </style:style>
    <style:style style:name="P2011" style:parent-style-name="Normal" style:family="paragraph">
      <style:text-properties fo:language="et" fo:country="EE"/>
    </style:style>
    <style:style style:name="P2012" style:parent-style-name="Normal" style:family="paragraph">
      <style:text-properties fo:language="et" fo:country="EE"/>
    </style:style>
    <style:style style:name="P2013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2014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2015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2016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2017" style:parent-style-name="Normal" style:list-style-name="LFO12" style:family="paragraph">
      <style:paragraph-properties fo:margin-left="0.9833in" fo:text-indent="-0.25in">
        <style:tab-stops/>
      </style:paragraph-properties>
      <style:text-properties fo:language="et" fo:country="EE"/>
    </style:style>
    <style:style style:name="P2018" style:parent-style-name="Normal" style:list-style-name="LFO12" style:family="paragraph">
      <style:paragraph-properties fo:margin-left="0.9833in" fo:text-indent="-0.25in">
        <style:tab-stops/>
      </style:paragraph-properties>
      <style:text-properties fo:language="et" fo:country="EE"/>
    </style:style>
    <style:style style:name="P2019" style:parent-style-name="Normal" style:family="paragraph">
      <style:text-properties fo:language="et" fo:country="EE"/>
    </style:style>
    <style:style style:name="P2020" style:parent-style-name="Normal" style:family="paragraph">
      <style:text-properties fo:language="et" fo:country="EE"/>
    </style:style>
    <style:style style:name="T2021" style:parent-style-name="DefaultParagraphFont" style:family="text">
      <style:text-properties fo:language="et" fo:country="EE"/>
    </style:style>
    <style:style style:name="T2022" style:parent-style-name="DefaultParagraphFont" style:family="text">
      <style:text-properties fo:font-weight="bold" style:font-weight-asian="bold" style:font-weight-complex="bold" fo:language="et" fo:country="EE"/>
    </style:style>
    <style:style style:name="T2023" style:parent-style-name="DefaultParagraphFont" style:family="text">
      <style:text-properties fo:language="et" fo:country="EE"/>
    </style:style>
    <style:style style:name="P2024" style:parent-style-name="Normal" style:family="paragraph">
      <style:text-properties fo:language="et" fo:country="EE"/>
    </style:style>
    <style:style style:name="P2025" style:parent-style-name="Normal" style:family="paragraph">
      <style:paragraph-properties fo:margin-bottom="0.0784in"/>
      <style:text-properties fo:language="et" fo:country="EE"/>
    </style:style>
    <style:style style:name="P2026" style:parent-style-name="Normal" style:family="paragraph">
      <style:paragraph-properties style:text-autospace="none" fo:background-color="#D6E3BC"/>
    </style:style>
    <style:style style:name="T2027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28" style:parent-style-name="Normal" style:family="paragraph">
      <style:paragraph-properties style:text-autospace="none" fo:background-color="#D6E3BC"/>
    </style:style>
    <style:style style:name="T202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3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3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40" style:parent-style-name="Normal" style:family="paragraph">
      <style:paragraph-properties style:text-autospace="none" fo:background-color="#D6E3BC"/>
    </style:style>
    <style:style style:name="T20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4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4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4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4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4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52" style:parent-style-name="Normal" style:family="paragraph">
      <style:paragraph-properties style:text-autospace="none" fo:background-color="#D6E3BC"/>
    </style:style>
    <style:style style:name="T20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5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5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3" style:parent-style-name="DefaultParagraphFont" style:family="text">
      <style:text-properties style:font-name="Courier New" style:font-name-complex="Courier New" fo:font-style="italic" style:font-style-asian="italic" style:font-style-complex="italic" fo:color="#17365D" fo:font-size="10pt" style:font-size-asian="10pt" style:font-size-complex="10pt" fo:language="et" fo:country="EE" style:language-complex="ar" style:country-complex="SA"/>
    </style:style>
    <style:style style:name="T20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66" style:parent-style-name="Normal" style:family="paragraph">
      <style:paragraph-properties style:text-autospace="none" fo:background-color="#D6E3BC"/>
    </style:style>
    <style:style style:name="T206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6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6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7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7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7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7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7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7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78" style:parent-style-name="Normal" style:family="paragraph">
      <style:paragraph-properties style:text-autospace="none" fo:background-color="#D6E3BC"/>
    </style:style>
    <style:style style:name="T2079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2080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2081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082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08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08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85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086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087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08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89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2090" style:parent-style-name="Normal" style:family="paragraph">
      <style:paragraph-properties style:text-autospace="none" fo:background-color="#D6E3BC"/>
    </style:style>
    <style:style style:name="T20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9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9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9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1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21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04" style:parent-style-name="Normal" style:family="paragraph">
      <style:paragraph-properties style:text-autospace="none" fo:background-color="#D6E3BC"/>
    </style:style>
    <style:style style:name="T21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0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07" style:parent-style-name="Normal" style:family="paragraph">
      <style:paragraph-properties style:text-autospace="none" fo:background-color="#D6E3BC"/>
    </style:style>
    <style:style style:name="T21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0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19" style:parent-style-name="Normal" style:family="paragraph">
      <style:paragraph-properties fo:background-color="#D6E3BC"/>
    </style:style>
    <style:style style:name="T21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2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23" style:parent-style-name="Normal" style:family="paragraph">
      <style:text-properties fo:language="et" fo:country="EE"/>
    </style:style>
    <style:style style:name="P2124" style:parent-style-name="Normal" style:family="paragraph">
      <style:text-properties fo:language="et" fo:country="EE"/>
    </style:style>
    <style:style style:name="P2125" style:parent-style-name="Normal" style:family="paragraph">
      <style:text-properties fo:language="et" fo:country="EE"/>
    </style:style>
    <style:style style:name="P2126" style:parent-style-name="Normal" style:family="paragraph">
      <style:text-properties fo:language="et" fo:country="EE"/>
    </style:style>
    <style:style style:name="P2127" style:parent-style-name="Normal" style:family="paragraph">
      <style:paragraph-properties fo:margin-bottom="0.0784in"/>
    </style:style>
    <style:style style:name="T2128" style:parent-style-name="DefaultParagraphFont" style:family="text">
      <style:text-properties fo:language="et" fo:country="EE"/>
    </style:style>
    <style:style style:name="T2129" style:parent-style-name="DefaultParagraphFont" style:family="text">
      <style:text-properties fo:font-weight="bold" style:font-weight-asian="bold" fo:language="et" fo:country="EE"/>
    </style:style>
    <style:style style:name="T2130" style:parent-style-name="DefaultParagraphFont" style:family="text">
      <style:text-properties fo:language="et" fo:country="EE"/>
    </style:style>
    <style:style style:name="P2131" style:parent-style-name="Normal" style:family="paragraph">
      <style:paragraph-properties style:text-autospace="none" fo:background-color="#D6E3BC"/>
    </style:style>
    <style:style style:name="T21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3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3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3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3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4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43" style:parent-style-name="Normal" style:family="paragraph">
      <style:paragraph-properties style:text-autospace="none" fo:background-color="#D6E3BC"/>
    </style:style>
    <style:style style:name="T21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4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5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5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55" style:parent-style-name="Normal" style:family="paragraph">
      <style:paragraph-properties style:text-autospace="none" fo:background-color="#D6E3BC"/>
    </style:style>
    <style:style style:name="T215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57" style:parent-style-name="Normal" style:family="paragraph">
      <style:paragraph-properties style:text-autospace="none" fo:background-color="#D6E3BC"/>
    </style:style>
    <style:style style:name="T215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59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2160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2161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62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63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64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5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66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67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6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9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2170" style:parent-style-name="Normal" style:family="paragraph">
      <style:paragraph-properties style:text-autospace="none" fo:background-color="#D6E3BC"/>
    </style:style>
    <style:style style:name="T2171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72" style:parent-style-name="Normal" style:family="paragraph">
      <style:paragraph-properties style:text-autospace="none" fo:background-color="#D6E3BC"/>
    </style:style>
    <style:style style:name="T217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74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2175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2176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77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7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79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80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81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8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83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84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2185" style:parent-style-name="Normal" style:family="paragraph">
      <style:paragraph-properties fo:background-color="#D6E3BC"/>
    </style:style>
    <style:style style:name="T21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8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8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89" style:parent-style-name="Normal" style:family="paragraph">
      <style:text-properties fo:language="et" fo:country="EE"/>
    </style:style>
    <style:style style:name="P2190" style:parent-style-name="Normal" style:family="paragraph">
      <style:text-properties fo:language="et" fo:country="EE"/>
    </style:style>
    <style:style style:name="T2191" style:parent-style-name="DefaultParagraphFont" style:family="text">
      <style:text-properties fo:language="et" fo:country="EE"/>
    </style:style>
    <style:style style:name="T2192" style:parent-style-name="DefaultParagraphFont" style:family="text">
      <style:text-properties fo:font-style="italic" style:font-style-asian="italic" style:font-style-complex="italic" fo:language="et" fo:country="EE"/>
    </style:style>
    <style:style style:name="T2193" style:parent-style-name="DefaultParagraphFont" style:family="text">
      <style:text-properties fo:language="et" fo:country="EE"/>
    </style:style>
    <style:style style:name="T2194" style:parent-style-name="DefaultParagraphFont" style:family="text">
      <style:text-properties fo:font-style="italic" style:font-style-asian="italic" style:font-style-complex="italic" fo:language="et" fo:country="EE"/>
    </style:style>
    <style:style style:name="T2195" style:parent-style-name="DefaultParagraphFont" style:family="text">
      <style:text-properties fo:language="et" fo:country="EE"/>
    </style:style>
    <style:style style:name="P2196" style:parent-style-name="Normal" style:family="paragraph">
      <style:text-properties fo:language="et" fo:country="EE"/>
    </style:style>
    <style:style style:name="P2197" style:parent-style-name="Normal" style:family="paragraph">
      <style:text-properties fo:language="et" fo:country="EE"/>
    </style:style>
    <style:style style:name="P2198" style:parent-style-name="Normal" style:family="paragraph">
      <style:paragraph-properties fo:margin-bottom="0.0784in"/>
    </style:style>
    <style:style style:name="T2199" style:parent-style-name="DefaultParagraphFont" style:family="text">
      <style:text-properties fo:language="et" fo:country="EE"/>
    </style:style>
    <style:style style:name="T2200" style:parent-style-name="DefaultParagraphFont" style:family="text">
      <style:text-properties fo:font-weight="bold" style:font-weight-asian="bold" style:font-weight-complex="bold" fo:language="et" fo:country="EE"/>
    </style:style>
    <style:style style:name="P2201" style:parent-style-name="Normal" style:family="paragraph">
      <style:paragraph-properties style:text-autospace="none" fo:background-color="#D6E3BC"/>
    </style:style>
    <style:style style:name="T220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203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2204" style:parent-style-name="Normal" style:family="paragraph">
      <style:paragraph-properties style:text-autospace="none" fo:background-color="#D6E3BC"/>
    </style:style>
    <style:style style:name="T2205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206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T2207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208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2209" style:parent-style-name="Normal" style:family="paragraph">
      <style:paragraph-properties style:text-autospace="none" fo:background-color="#D6E3BC"/>
    </style:style>
    <style:style style:name="T221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11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212" style:parent-style-name="Normal" style:family="paragraph">
      <style:paragraph-properties style:text-autospace="none" fo:background-color="#D6E3BC"/>
    </style:style>
    <style:style style:name="T22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14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215" style:parent-style-name="Normal" style:family="paragraph">
      <style:paragraph-properties style:text-autospace="none" fo:background-color="#D6E3BC"/>
    </style:style>
    <style:style style:name="T22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17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218" style:parent-style-name="Normal" style:family="paragraph">
      <style:paragraph-properties fo:background-color="#D6E3BC"/>
    </style:style>
    <style:style style:name="T221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220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2221" style:parent-style-name="Normal" style:family="paragraph">
      <style:text-properties fo:language="et" fo:country="EE"/>
    </style:style>
    <style:style style:name="T2222" style:parent-style-name="DefaultParagraphFont" style:family="text">
      <style:text-properties style:font-name-complex="Courier New" fo:language="et" fo:country="EE" style:language-complex="ar" style:country-complex="SA"/>
    </style:style>
    <style:style style:name="T2223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2224" style:parent-style-name="DefaultParagraphFont" style:family="text">
      <style:text-properties style:font-name-complex="Courier New" fo:language="et" fo:country="EE" style:language-complex="ar" style:country-complex="SA"/>
    </style:style>
    <style:style style:name="T2225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2226" style:parent-style-name="DefaultParagraphFont" style:family="text">
      <style:text-properties style:font-name-complex="Courier New" fo:language="et" fo:country="EE" style:language-complex="ar" style:country-complex="SA"/>
    </style:style>
    <style:style style:name="T2227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2228" style:parent-style-name="DefaultParagraphFont" style:family="text">
      <style:text-properties style:font-name-complex="Courier New" fo:language="et" fo:country="EE" style:language-complex="ar" style:country-complex="SA"/>
    </style:style>
    <style:style style:name="P2229" style:parent-style-name="Normal" style:family="paragraph">
      <style:text-properties fo:language="et" fo:country="EE"/>
    </style:style>
    <style:style style:name="P2230" style:parent-style-name="Heading1" style:family="paragraph">
      <style:text-properties fo:language="et" fo:country="EE"/>
    </style:style>
    <style:style style:name="T2231" style:parent-style-name="DefaultParagraphFont" style:family="text">
      <style:text-properties fo:language="et" fo:country="EE"/>
    </style:style>
    <style:style style:name="T2232" style:parent-style-name="Hyperlink" style:family="text">
      <style:text-properties fo:language="et" fo:country="EE"/>
    </style:style>
    <style:style style:name="T2233" style:parent-style-name="DefaultParagraphFont" style:family="text">
      <style:text-properties fo:language="et" fo:country="EE"/>
    </style:style>
    <style:style style:name="P2234" style:parent-style-name="Normal" style:family="paragraph">
      <style:text-properties fo:language="et" fo:country="EE"/>
    </style:style>
    <style:style style:name="P2235" style:parent-style-name="ListParagraph" style:list-style-name="LFO13" style:family="paragraph"/>
    <style:style style:name="T2236" style:parent-style-name="DefaultParagraphFont" style:family="text">
      <style:text-properties fo:language="et" fo:country="EE"/>
    </style:style>
    <style:style style:name="T2237" style:parent-style-name="Hyperlink" style:family="text">
      <style:text-properties fo:language="et" fo:country="EE"/>
    </style:style>
    <style:style style:name="T2238" style:parent-style-name="DefaultParagraphFont" style:family="text">
      <style:text-properties fo:language="et" fo:country="EE"/>
    </style:style>
    <style:style style:name="P2239" style:parent-style-name="ListParagraph" style:list-style-name="LFO13" style:family="paragraph"/>
    <style:style style:name="T2240" style:parent-style-name="DefaultParagraphFont" style:family="text">
      <style:text-properties fo:language="et" fo:country="EE"/>
    </style:style>
    <style:style style:name="T2241" style:parent-style-name="Hyperlink" style:family="text">
      <style:text-properties fo:language="et" fo:country="EE"/>
    </style:style>
    <style:style style:name="T2242" style:parent-style-name="DefaultParagraphFont" style:family="text">
      <style:text-properties fo:language="et" fo:country="EE"/>
    </style:style>
    <style:style style:name="P2243" style:parent-style-name="ListParagraph" style:list-style-name="LFO13" style:family="paragraph"/>
    <style:style style:name="T2244" style:parent-style-name="DefaultParagraphFont" style:family="text">
      <style:text-properties fo:language="et" fo:country="EE"/>
    </style:style>
    <style:style style:name="T2245" style:parent-style-name="Hyperlink" style:family="text">
      <style:text-properties fo:language="et" fo:country="EE"/>
    </style:style>
    <style:style style:name="T2246" style:parent-style-name="DefaultParagraphFont" style:family="text">
      <style:text-properties fo:language="et" fo:country="EE"/>
    </style:style>
    <style:style style:name="P2247" style:parent-style-name="Normal" style:family="paragraph">
      <style:text-properties fo:language="et" fo:country="EE"/>
    </style:style>
    <style:style style:name="P2248" style:parent-style-name="Heading2" style:family="paragraph">
      <style:text-properties fo:language="et" fo:country="EE" style:language-complex="ar" style:country-complex="SA"/>
    </style:style>
    <style:style style:name="P2249" style:parent-style-name="Normal" style:family="paragraph">
      <style:text-properties fo:language="et" fo:country="EE"/>
    </style:style>
    <style:style style:name="T2250" style:parent-style-name="DefaultParagraphFont" style:family="text">
      <style:text-properties fo:language="et" fo:country="EE"/>
    </style:style>
    <style:style style:name="T2251" style:parent-style-name="DefaultParagraphFont" style:family="text">
      <style:text-properties fo:font-weight="bold" style:font-weight-asian="bold" fo:language="et" fo:country="EE"/>
    </style:style>
    <style:style style:name="T2252" style:parent-style-name="DefaultParagraphFont" style:family="text">
      <style:text-properties fo:language="et" fo:country="EE"/>
    </style:style>
    <style:style style:name="P2253" style:parent-style-name="Normal" style:family="paragraph">
      <style:text-properties fo:language="et" fo:country="EE"/>
    </style:style>
    <style:style style:name="P2254" style:parent-style-name="Normal" style:family="paragraph">
      <style:paragraph-properties style:text-autospace="none" fo:background-color="#D6E3BC"/>
    </style:style>
    <style:style style:name="T22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5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5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5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5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6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6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6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66" style:parent-style-name="Normal" style:family="paragraph">
      <style:paragraph-properties style:text-autospace="none" fo:background-color="#D6E3BC"/>
    </style:style>
    <style:style style:name="T226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6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6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7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7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7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7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78" style:parent-style-name="Normal" style:family="paragraph">
      <style:paragraph-properties style:text-autospace="none" fo:background-color="#D6E3BC"/>
    </style:style>
    <style:style style:name="T227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8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8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8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8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8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8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8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8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91" style:parent-style-name="Normal" style:family="paragraph">
      <style:paragraph-properties style:text-autospace="none" fo:background-color="#D6E3BC"/>
    </style:style>
    <style:style style:name="T229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9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9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9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9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0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0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04" style:parent-style-name="Normal" style:family="paragraph">
      <style:paragraph-properties style:text-autospace="none" fo:background-color="#D6E3BC"/>
    </style:style>
    <style:style style:name="T23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0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0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0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0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1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17" style:parent-style-name="Normal" style:family="paragraph">
      <style:paragraph-properties style:text-autospace="none" fo:background-color="#D6E3BC"/>
    </style:style>
    <style:style style:name="T23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1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30" style:parent-style-name="Normal" style:family="paragraph">
      <style:paragraph-properties style:text-autospace="none" fo:background-color="#D6E3BC"/>
    </style:style>
    <style:style style:name="T23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3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3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4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43" style:parent-style-name="Normal" style:family="paragraph">
      <style:paragraph-properties style:text-autospace="none" fo:background-color="#D6E3BC"/>
    </style:style>
    <style:style style:name="T23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4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5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5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5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56" style:parent-style-name="Normal" style:family="paragraph">
      <style:paragraph-properties style:text-autospace="none" fo:background-color="#D6E3BC"/>
    </style:style>
    <style:style style:name="T235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5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5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6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6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6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6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6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6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69" style:parent-style-name="Normal" style:family="paragraph">
      <style:paragraph-properties style:text-autospace="none" fo:background-color="#D6E3BC"/>
    </style:style>
    <style:style style:name="T23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7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7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82" style:parent-style-name="Normal" style:family="paragraph">
      <style:paragraph-properties style:text-autospace="none" fo:background-color="#D6E3BC"/>
    </style:style>
    <style:style style:name="T238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8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8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8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8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9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9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95" style:parent-style-name="Normal" style:family="paragraph">
      <style:paragraph-properties style:text-autospace="none" fo:background-color="#D6E3BC"/>
    </style:style>
    <style:style style:name="T239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9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9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0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08" style:parent-style-name="Normal" style:family="paragraph">
      <style:paragraph-properties style:text-autospace="none" fo:background-color="#D6E3BC"/>
    </style:style>
    <style:style style:name="T24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1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1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1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21" style:parent-style-name="Normal" style:family="paragraph">
      <style:paragraph-properties style:text-autospace="none" fo:background-color="#D6E3BC"/>
    </style:style>
    <style:style style:name="T24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2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3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34" style:parent-style-name="Normal" style:family="paragraph">
      <style:paragraph-properties style:text-autospace="none" fo:background-color="#D6E3BC"/>
    </style:style>
    <style:style style:name="T24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3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47" style:parent-style-name="Normal" style:family="paragraph">
      <style:paragraph-properties style:text-autospace="none" fo:background-color="#D6E3BC"/>
    </style:style>
    <style:style style:name="T24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4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51" style:parent-style-name="Normal" style:family="paragraph">
      <style:paragraph-properties style:text-autospace="none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5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3" style:parent-style-name="DefaultParagraphFont" style:family="text">
      <style:text-properties fo:language="et" fo:country="EE" style:language-complex="ar" style:country-complex="SA"/>
    </style:style>
    <style:style style:name="T245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5" style:parent-style-name="DefaultParagraphFont" style:family="text">
      <style:text-properties fo:language="et" fo:country="EE" style:language-complex="ar" style:country-complex="SA"/>
    </style:style>
    <style:style style:name="T245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7" style:parent-style-name="DefaultParagraphFont" style:family="text">
      <style:text-properties fo:language="et" fo:country="EE" style:language-complex="ar" style:country-complex="SA"/>
    </style:style>
    <style:style style:name="T245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9" style:parent-style-name="DefaultParagraphFont" style:family="text">
      <style:text-properties fo:language="et" fo:country="EE" style:language-complex="ar" style:country-complex="SA"/>
    </style:style>
    <style:style style:name="T246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61" style:parent-style-name="DefaultParagraphFont" style:family="text">
      <style:text-properties fo:language="et" fo:country="EE" style:language-complex="ar" style:country-complex="SA"/>
    </style:style>
    <style:style style:name="T246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63" style:parent-style-name="DefaultParagraphFont" style:family="text">
      <style:text-properties fo:language="et" fo:country="EE" style:language-complex="ar" style:country-complex="SA"/>
    </style:style>
    <style:style style:name="T246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65" style:parent-style-name="DefaultParagraphFont" style:family="text">
      <style:text-properties fo:language="et" fo:country="EE" style:language-complex="ar" style:country-complex="SA"/>
    </style:style>
    <style:style style:name="T246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67" style:parent-style-name="DefaultParagraphFont" style:family="text">
      <style:text-properties fo:language="et" fo:country="EE" style:language-complex="ar" style:country-complex="SA"/>
    </style:style>
    <style:style style:name="T246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69" style:parent-style-name="DefaultParagraphFont" style:family="text">
      <style:text-properties fo:language="et" fo:country="EE" style:language-complex="ar" style:country-complex="SA"/>
    </style:style>
    <style:style style:name="T2470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2471" style:parent-style-name="DefaultParagraphFont" style:family="text">
      <style:text-properties fo:language="et" fo:country="EE" style:language-complex="ar" style:country-complex="SA"/>
    </style:style>
    <style:style style:name="T247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73" style:parent-style-name="DefaultParagraphFont" style:family="text">
      <style:text-properties fo:language="et" fo:country="EE" style:language-complex="ar" style:country-complex="SA"/>
    </style:style>
    <style:style style:name="T247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75" style:parent-style-name="DefaultParagraphFont" style:family="text">
      <style:text-properties fo:language="et" fo:country="EE" style:language-complex="ar" style:country-complex="SA"/>
    </style:style>
    <style:style style:name="T247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77" style:parent-style-name="DefaultParagraphFont" style:family="text">
      <style:text-properties fo:language="et" fo:country="EE" style:language-complex="ar" style:country-complex="SA"/>
    </style:style>
    <style:style style:name="T247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79" style:parent-style-name="DefaultParagraphFont" style:family="text">
      <style:text-properties fo:language="et" fo:country="EE" style:language-complex="ar" style:country-complex="SA"/>
    </style:style>
    <style:style style:name="P2480" style:parent-style-name="Normal" style:family="paragraph">
      <style:text-properties fo:language="et" fo:country="EE" style:language-complex="ar" style:country-complex="SA"/>
    </style:style>
    <style:style style:name="P2481" style:parent-style-name="Heading2" style:family="paragraph">
      <style:text-properties fo:language="et" fo:country="EE" style:language-complex="ar" style:country-complex="SA"/>
    </style:style>
    <style:style style:name="P2482" style:parent-style-name="Heading3" style:family="paragraph">
      <style:text-properties fo:language="et" fo:country="EE"/>
    </style:style>
    <style:style style:name="P2483" style:parent-style-name="Standard" style:family="paragraph">
      <style:text-properties fo:language="et" fo:country="EE"/>
    </style:style>
    <style:style style:name="P2484" style:parent-style-name="Heading3" style:family="paragraph">
      <style:text-properties fo:language="et" fo:country="EE"/>
    </style:style>
    <style:style style:name="P2485" style:parent-style-name="Standard" style:family="paragraph">
      <style:text-properties fo:language="et" fo:country="EE"/>
    </style:style>
    <style:style style:name="P2486" style:parent-style-name="Standard" style:family="paragraph">
      <style:text-properties fo:language="et" fo:country="EE"/>
    </style:style>
    <style:style style:name="P2487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2488" style:parent-style-name="Standard" style:family="paragraph">
      <style:text-properties fo:language="et" fo:country="EE"/>
    </style:style>
    <style:style style:name="P2489" style:parent-style-name="Standard" style:family="paragraph">
      <style:text-properties fo:language="et" fo:country="EE"/>
    </style:style>
    <style:style style:name="P2490" style:parent-style-name="Normal" style:family="paragraph">
      <style:text-properties fo:language="et" fo:country="EE"/>
    </style:style>
    <style:style style:name="P2491" style:parent-style-name="Heading3" style:family="paragraph">
      <style:text-properties fo:language="et" fo:country="EE"/>
    </style:style>
    <style:style style:name="P2492" style:parent-style-name="Standard" style:family="paragraph">
      <style:text-properties fo:language="et" fo:country="EE"/>
    </style:style>
    <style:style style:name="P2493" style:parent-style-name="Standard" style:family="paragraph">
      <style:text-properties fo:language="et" fo:country="EE"/>
    </style:style>
    <style:style style:name="P2494" style:parent-style-name="Standard" style:family="paragraph">
      <style:text-properties fo:language="et" fo:country="EE"/>
    </style:style>
    <style:style style:name="P2495" style:parent-style-name="Standard" style:family="paragraph">
      <style:text-properties fo:language="et" fo:country="EE"/>
    </style:style>
    <style:style style:name="P2496" style:parent-style-name="Normal" style:family="paragraph">
      <style:text-properties fo:language="et" fo:country="EE" style:language-complex="ar" style:country-complex="SA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bookmark-start text:name="_Toc275771632"/><text:bookmark-start text:name="_Toc275770849"/><text:bookmark-start text:name="_Toc275765989"/><text:bookmark-start text:name="_Toc275764712"/><text:bookmark-start text:name="_Toc275181507"/><text:bookmark-start text:name="_Toc273126548"/><text:bookmark-start text:name="_Toc273126330"/><text:bookmark-start text:name="_Toc273123367"/><text:bookmark-start text:name="_Toc273123283"/><text:bookmark-start text:name="_Toc273108569"/><text:bookmark-start text:name="_Toc272832962"/><text:bookmark-start text:name="_Toc272232642"/><text:bookmark-start text:name="_Toc271538812"/><text:bookmark-start text:name="_Toc271531538"/><text:bookmark-start text:name="_Toc271529437"/><text:bookmark-start text:name="_Toc270430270"/><text:bookmark-start text:name="_Toc270429115"/><text:bookmark-start text:name="_Toc270420552"/><text:bookmark-start text:name="_Toc269040692"/><text:bookmark-start text:name="_Toc273352062"/>ADIT – Paigaldusjuhend<text:bookmark-end text:name="_Toc275771632"/><text:bookmark-end text:name="_Toc275770849"/><text:bookmark-end text:name="_Toc275765989"/><text:bookmark-end text:name="_Toc275764712"/><text:bookmark-end text:name="_Toc275181507"/><text:bookmark-end text:name="_Toc273126548"/><text:bookmark-end text:name="_Toc273126330"/><text:bookmark-end text:name="_Toc273123367"/><text:bookmark-end text:name="_Toc273123283"/><text:bookmark-end text:name="_Toc273108569"/><text:bookmark-end text:name="_Toc272832962"/><text:bookmark-end text:name="_Toc272232642"/><text:bookmark-end text:name="_Toc271538812"/><text:bookmark-end text:name="_Toc271531538"/><text:bookmark-end text:name="_Toc271529437"/><text:bookmark-end text:name="_Toc270430270"/><text:bookmark-end text:name="_Toc270429115"/><text:bookmark-end text:name="_Toc270420552"/><text:bookmark-end text:name="_Toc269040692"/><text:bookmark-end text:name="_Toc273352062"/></text:p>
      <text:p text:style-name="P14"/>
      <text:p text:style-name="P15">Versioon 1.4.2</text:p>
      <text:p text:style-name="P16"/>
      <text:p text:style-name="P1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75771632" office:target-frame-name="_top" xlink:show="replace"><text:span text:style-name="T19">ADIT – Paigaldusjuhend</text:span></text:a><text:a xlink:href="#_Toc275771632" office:target-frame-name="_top" xlink:show="replace"><text:span text:style-name="T20"><text:tab/>1</text:span></text:a></text:p>
          <text:p text:style-name="P21"><text:a xlink:href="#_Toc275771633" office:target-frame-name="_top" xlink:show="replace"><text:span text:style-name="T22">Sissejuhatus</text:span></text:a><text:a xlink:href="#_Toc275771633" office:target-frame-name="_top" xlink:show="replace"><text:span text:style-name="T23"><text:tab/>5</text:span></text:a></text:p>
          <text:p text:style-name="P24"><text:a xlink:href="#_Toc275771634" office:target-frame-name="_top" xlink:show="replace"><text:span text:style-name="T25">Nõuded keskkonnale</text:span></text:a><text:a xlink:href="#_Toc275771634" office:target-frame-name="_top" xlink:show="replace"><text:span text:style-name="T26"><text:tab/>5</text:span></text:a></text:p>
          <text:p text:style-name="P27"><text:a xlink:href="#_Toc275771635" office:target-frame-name="_top" xlink:show="replace"><text:span text:style-name="T28">ADIT-i an</text:span><text:bookmark-start text:name="_Hlt418767071"/><text:bookmark-start text:name="_Hlt418767072"/><text:span text:style-name="T29">d</text:span><text:bookmark-end text:name="_Hlt418767071"/><text:bookmark-end text:name="_Hlt418767072"/><text:span text:style-name="T30">mebaas</text:span></text:a><text:a xlink:href="#_Toc275771635" office:target-frame-name="_top" xlink:show="replace"><text:span text:style-name="T31"><text:tab/>6</text:span></text:a></text:p>
          <text:p text:style-name="P32"><text:a xlink:href="#_Toc275771636" office:target-frame-name="_top" xlink:show="replace"><text:span text:style-name="T33">Paigaldus</text:span></text:a><text:a xlink:href="#_Toc275771636" office:target-frame-name="_top" xlink:show="replace"><text:span text:style-name="T34"><text:tab/>6</text:span></text:a></text:p>
          <text:p text:style-name="P35"><text:a xlink:href="#_Toc275771637" office:target-frame-name="_top" xlink:show="replace"><text:span text:style-name="T36">ADIT rakendus</text:span></text:a><text:a xlink:href="#_Toc275771637" office:target-frame-name="_top" xlink:show="replace"><text:span text:style-name="T37"><text:tab/>8</text:span></text:a></text:p>
          <text:p text:style-name="P38"><text:a xlink:href="#_Toc275771638" office:target-frame-name="_top" xlink:show="replace"><text:span text:style-name="T39">Rakenduse algkoodi allalaadimine</text:span></text:a><text:a xlink:href="#_Toc275771638" office:target-frame-name="_top" xlink:show="replace"><text:span text:style-name="T40"><text:tab/>8</text:span></text:a></text:p>
          <text:p text:style-name="P41"><text:a xlink:href="#_Toc275771639" office:target-frame-name="_top" xlink:show="replace"><text:span text:style-name="T42">Seadistamine</text:span></text:a><text:a xlink:href="#_Toc275771639" office:target-frame-name="_top" xlink:show="replace"><text:span text:style-name="T43"><text:tab/>9</text:span></text:a></text:p>
          <text:p text:style-name="P44"><text:a xlink:href="#_Toc275771640" office:target-frame-name="_top" xlink:show="replace"><text:span text:style-name="T45">Fail adit-servlet.xml</text:span></text:a><text:a xlink:href="#_Toc275771640" office:target-frame-name="_top" xlink:show="replace"><text:span text:style-name="T46"><text:tab/>9</text:span></text:a></text:p>
          <text:p text:style-name="P47"><text:a xlink:href="#_Toc275771641" office:target-frame-name="_top" xlink:show="replace"><text:span text:style-name="T48">Fail log4j.xml</text:span></text:a><text:a xlink:href="#_Toc275771641" office:target-frame-name="_top" xlink:show="replace"><text:span text:style-name="T49"><text:tab/>12</text:span></text:a></text:p>
          <text:p text:style-name="P50"><text:a xlink:href="#_Toc275771642" office:target-frame-name="_top" xlink:show="replace"><text:span text:style-name="T51">Fail xtee.properties</text:span></text:a><text:a xlink:href="#_Toc275771642" office:target-frame-name="_top" xlink:show="replace"><text:span text:style-name="T52"><text:tab/>13</text:span></text:a></text:p>
          <text:p text:style-name="P53"><text:a xlink:href="#_Toc275771643" office:target-frame-name="_top" xlink:show="replace"><text:span text:style-name="T54">Rakenduse paigaldamine Tomcat 6.x <text:s/>rakendusserverisse</text:span></text:a><text:a xlink:href="#_Toc275771643" office:target-frame-name="_top" xlink:show="replace"><text:span text:style-name="T55"><text:tab/>14</text:span></text:a></text:p>
          <text:p text:style-name="P56"><text:a xlink:href="#_Toc275771644" office:target-frame-name="_top" xlink:show="replace"><text:span text:style-name="T57">Rakenduse paigaldamine Weblogic 10.x rakendusserverisse</text:span></text:a><text:a xlink:href="#_Toc275771644" office:target-frame-name="_top" xlink:show="replace"><text:span text:style-name="T58"><text:tab/>14</text:span></text:a></text:p>
          <text:p text:style-name="P59"><text:a xlink:href="#_Toc275771645" office:target-frame-name="_top" xlink:show="replace"><text:span text:style-name="T60">DVK liidese seadistamine</text:span></text:a><text:a xlink:href="#_Toc275771645" office:target-frame-name="_top" xlink:show="replace"><text:span text:style-name="T61"><text:tab/>15</text:span></text:a></text:p>
          <text:p text:style-name="P62"><text:a xlink:href="#_Toc275771646" office:target-frame-name="_top" xlink:show="replace"><text:span text:style-name="T63">Teavituskalendri ja riigiportaali X-Tee liidese seadistamine</text:span></text:a><text:a xlink:href="#_Toc275771646" office:target-frame-name="_top" xlink:show="replace"><text:span text:style-name="T64"><text:tab/>16</text:span></text:a></text:p>
          <text:p text:style-name="P65"><text:a xlink:href="#_Toc275771647" office:target-frame-name="_top" xlink:show="replace"><text:span text:style-name="T66">Monitooringu rakendus ja rakenduse kontroll</text:span></text:a><text:a xlink:href="#_Toc275771647" office:target-frame-name="_top" xlink:show="replace"><text:span text:style-name="T67"><text:tab/>17</text:span></text:a></text:p>
          <text:p text:style-name="P68"><text:a xlink:href="#_Toc275771648" office:target-frame-name="_top" xlink:show="replace"><text:span text:style-name="T69">Seadistamine</text:span></text:a><text:a xlink:href="#_Toc275771648" office:target-frame-name="_top" xlink:show="replace"><text:span text:style-name="T70"><text:tab/>17</text:span></text:a></text:p>
          <text:p text:style-name="P71"><text:a xlink:href="#_Toc275771649" office:target-frame-name="_top" xlink:show="replace"><text:span text:style-name="T72">Nagiose seaded</text:span></text:a><text:a xlink:href="#_Toc275771649" office:target-frame-name="_top" xlink:show="replace"><text:span text:style-name="T73"><text:tab/>18</text:span></text:a></text:p>
          <text:p text:style-name="P74"><text:a xlink:href="#_Toc275771650" office:target-frame-name="_top" xlink:show="replace"><text:span text:style-name="T75">Rakenduse log4j-nagiosappender seadistus</text:span></text:a><text:a xlink:href="#_Toc275771650" office:target-frame-name="_top" xlink:show="replace"><text:span text:style-name="T76"><text:tab/>18</text:span></text:a></text:p>
          <text:p text:style-name="P77"><text:a xlink:href="#_Toc275771651" office:target-frame-name="_top" xlink:show="replace"><text:span text:style-name="T78">Nagiose seadistus – passiivne monitoring</text:span></text:a><text:a xlink:href="#_Toc275771651" office:target-frame-name="_top" xlink:show="replace"><text:span text:style-name="T79"><text:tab/>18</text:span></text:a></text:p>
          <text:p text:style-name="P80"><text:a xlink:href="#_Toc275771652" office:target-frame-name="_top" xlink:show="replace"><text:span text:style-name="T81">Nagiose seadistus – aktiivne monitooring</text:span></text:a><text:a xlink:href="#_Toc275771652" office:target-frame-name="_top" xlink:show="replace"><text:span text:style-name="T82"><text:tab/>19</text:span></text:a></text:p>
        </text:index-body>
      </text:table-of-content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Normal"><text:span text:style-name="T117">Kuupäev</text:span></text:p>
          </table:table-cell>
          <table:table-cell table:style-name="TableCell118">
            <text:p text:style-name="Normal"><text:span text:style-name="T119">Versioon</text:span></text:p>
          </table:table-cell>
          <table:table-cell table:style-name="TableCell120">
            <text:p text:style-name="Normal"><text:span text:style-name="T121">Kirjeldus</text:span></text:p>
          </table:table-cell>
          <table:table-cell table:style-name="TableCell122">
            <text:p text:style-name="Normal"><text:span text:style-name="T123">Autor</text:span></text:p>
          </table:table-cell>
        </table:table-row>
        <table:table-row table:style-name="TableRow124">
          <table:table-cell table:style-name="TableCell125">
            <text:p text:style-name="Normal"><text:span text:style-name="T126">08.08.2010</text:span></text:p>
          </table:table-cell>
          <table:table-cell table:style-name="TableCell127">
            <text:p text:style-name="Normal"><text:span text:style-name="T128">1.0</text:span></text:p>
          </table:table-cell>
          <table:table-cell table:style-name="TableCell129">
            <text:p text:style-name="Normal"><text:span text:style-name="T130">Dokumendi loomine</text:span></text:p>
          </table:table-cell>
          <table:table-cell table:style-name="TableCell131">
            <text:p text:style-name="Normal"><text:span text:style-name="T132">Marko Kurm</text:span></text:p>
          </table:table-cell>
        </table:table-row>
        <table:table-row table:style-name="TableRow133">
          <table:table-cell table:style-name="TableCell134">
            <text:p text:style-name="Normal"><text:span text:style-name="T135">06.09.2010</text:span></text:p>
          </table:table-cell>
          <table:table-cell table:style-name="TableCell136">
            <text:p text:style-name="Normal"><text:span text:style-name="T137">1.1</text:span></text:p>
          </table:table-cell>
          <table:table-cell table:style-name="TableCell138">
            <text:p text:style-name="Normal"><text:span text:style-name="T139">Täiendatud punkte „</text:span><text:span text:style-name="T140">Rakenduse paigaldamine</text:span><text:span text:style-name="T141">“ ja „</text:span><text:span text:style-name="T142">Rakenduse paigaldamine rakendusserverisse (Tomcat)“ -<text:s/></text:span><text:span text:style-name="T143">andmebaasi parameetrite seadistamisel <text:s/>kasutatakse JNDI-d.</text:span></text:p>
          </table:table-cell>
          <table:table-cell table:style-name="TableCell144">
            <text:p text:style-name="Normal"><text:span text:style-name="T145">Marko Kurm</text:span></text:p>
          </table:table-cell>
        </table:table-row>
        <table:table-row table:style-name="TableRow146">
          <table:table-cell table:style-name="TableCell147">
            <text:p text:style-name="Normal"><text:span text:style-name="T148">14.09.2010</text:span></text:p>
          </table:table-cell>
          <table:table-cell table:style-name="TableCell149">
            <text:p text:style-name="Normal"><text:span text:style-name="T150">1.2</text:span></text:p>
          </table:table-cell>
          <table:table-cell table:style-name="TableCell151">
            <text:p text:style-name="Normal"><text:span text:style-name="T152">Täiendatud punkti „Andmebaasi paigaldamine“, alampunkt 4 – skript „synonyms.sql“.</text:span></text:p>
          </table:table-cell>
          <table:table-cell table:style-name="TableCell153">
            <text:p text:style-name="Normal"><text:span text:style-name="T154">Marko Kurm</text:span></text:p>
          </table:table-cell>
        </table:table-row>
        <table:table-row table:style-name="TableRow155">
          <table:table-cell table:style-name="TableCell156">
            <text:p text:style-name="Normal"><text:span text:style-name="T157">21.09.2010</text:span></text:p>
          </table:table-cell>
          <table:table-cell table:style-name="TableCell158">
            <text:p text:style-name="Normal"><text:span text:style-name="T159">1.2.1</text:span></text:p>
          </table:table-cell>
          <table:table-cell table:style-name="TableCell160">
            <text:p text:style-name="Normal"><text:span text:style-name="T161">Täiendatud / parandatud punkti „Andmebaasi paigaldamine“:</text:span></text:p>
            <text:list text:style-name="LFO1" text:continue-numbering="true">
              <text:list-item>
                <text:p text:style-name="P162"><text:span text:style-name="T163">Vahetatud punktid 1. ja 2.</text:span></text:p>
              </text:list-item>
              <text:list-item>
                <text:p text:style-name="P164"><text:span text:style-name="T165">Täiendatud punkti 2.</text:span></text:p>
              </text:list-item>
            </text:list>
          </table:table-cell>
          <table:table-cell table:style-name="TableCell166">
            <text:p text:style-name="Normal"><text:span text:style-name="T167">Marko Kurm</text:span></text:p>
          </table:table-cell>
        </table:table-row>
        <table:table-row table:style-name="TableRow168">
          <table:table-cell table:style-name="TableCell169">
            <text:p text:style-name="Normal"><text:span text:style-name="T170">24.09.2010</text:span></text:p>
          </table:table-cell>
          <table:table-cell table:style-name="TableCell171">
            <text:p text:style-name="Normal"><text:span text:style-name="T172">1.2.2</text:span></text:p>
          </table:table-cell>
          <table:table-cell table:style-name="TableCell173">
            <text:p text:style-name="Normal"><text:span text:style-name="T174">- Asendatud failirajad relatiivsete teekondadega.</text:span></text:p>
            <text:p text:style-name="Normal"><text:span text:style-name="T175">- Täiendatud punkti „</text:span><text:span text:style-name="T176">Rakenduse paigaldamine rakendusserverisse (WebLogic)</text:span><text:span text:style-name="T177">“: <text:s/>- „Prepend classpath“</text:span></text:p>
            <text:p text:style-name="Normal"><text:span text:style-name="T178">- Lisatud joonis rakenduse komponentide kirjeldamiseks</text:span></text:p>
          </table:table-cell>
          <table:table-cell table:style-name="TableCell179">
            <text:p text:style-name="Normal"><text:span text:style-name="T180">Marko Kurm</text:span></text:p>
          </table:table-cell>
        </table:table-row>
        <table:table-row table:style-name="TableRow181">
          <table:table-cell table:style-name="TableCell182">
            <text:p text:style-name="Normal"><text:span text:style-name="T183">27.09.2010</text:span></text:p>
          </table:table-cell>
          <table:table-cell table:style-name="TableCell184">
            <text:p text:style-name="Normal"><text:span text:style-name="T185">1.2.3</text:span></text:p>
          </table:table-cell>
          <table:table-cell table:style-name="TableCell186">
            <text:p text:style-name="Normal"><text:span text:style-name="T187">Lisatud logimise alajaotusesse Nagios logimise konfiguratsiooni näide ja lühikirjeldus.</text:span></text:p>
          </table:table-cell>
          <table:table-cell table:style-name="TableCell188">
            <text:p text:style-name="Normal"><text:span text:style-name="T189">Jaak Lember</text:span></text:p>
          </table:table-cell>
        </table:table-row>
        <table:table-row table:style-name="TableRow190">
          <table:table-cell table:style-name="TableCell191">
            <text:p text:style-name="Normal"><text:span text:style-name="T192">15.09.2010</text:span></text:p>
          </table:table-cell>
          <table:table-cell table:style-name="TableCell193">
            <text:p text:style-name="Normal"><text:span text:style-name="T194">1.3</text:span></text:p>
          </table:table-cell>
          <table:table-cell table:style-name="TableCell195">
            <text:p text:style-name="Normal"><text:span text:style-name="T196">Muudetud punkti „ADIT rakendus“ – adit.ear / adit.war.</text:span></text:p>
            <text:p text:style-name="Normal"><text:span text:style-name="T197">Sissejuhatuses uus rakendust kirjeldav diagramm, lisatud monitooringu komponent.</text:span></text:p>
          </table:table-cell>
          <table:table-cell table:style-name="TableCell198">
            <text:p text:style-name="Normal"><text:span text:style-name="T199">Marko Kurm</text:span></text:p>
          </table:table-cell>
        </table:table-row>
        <table:table-row table:style-name="TableRow200">
          <table:table-cell table:style-name="TableCell201">
            <text:p text:style-name="Normal"><text:span text:style-name="T202">25.10.2010</text:span></text:p>
          </table:table-cell>
          <table:table-cell table:style-name="TableCell203">
            <text:p text:style-name="Normal"><text:span text:style-name="T204">1.4</text:span></text:p>
          </table:table-cell>
          <table:table-cell table:style-name="TableCell205">
            <text:p text:style-name="Normal"><text:span text:style-name="T206">Lisatud punkt “Monitooringu rakendus ja rakenduse kontroll”</text:span></text:p>
          </table:table-cell>
          <table:table-cell table:style-name="TableCell207">
            <text:p text:style-name="Normal"><text:span text:style-name="T208">Marko Kurm</text:span></text:p>
          </table:table-cell>
        </table:table-row>
        <table:table-row table:style-name="TableRow209">
          <table:table-cell table:style-name="TableCell210">
            <text:p text:style-name="Normal"><text:span text:style-name="T211">15.02.2011</text:span></text:p>
          </table:table-cell>
          <table:table-cell table:style-name="TableCell212">
            <text:p text:style-name="Normal"><text:span text:style-name="T213">1.4.1</text:span></text:p>
          </table:table-cell>
          <table:table-cell table:style-name="TableCell214">
            <text:p text:style-name="Normal"><text:span text:style-name="T215">Lisatud peatükki “Seadistamine” konfiguratsiooniparameetri “documentRetentionDeadlineDays” kirjeldus.</text:span></text:p>
          </table:table-cell>
          <table:table-cell table:style-name="TableCell216">
            <text:p text:style-name="Normal"><text:span text:style-name="T217">Jaak Lember</text:span></text:p>
          </table:table-cell>
        </table:table-row>
        <table:table-row table:style-name="TableRow218">
          <table:table-cell table:style-name="TableCell219">
            <text:p text:style-name="Normal"><text:span text:style-name="T220">02.03.2011</text:span></text:p>
          </table:table-cell>
          <table:table-cell table:style-name="TableCell221">
            <text:p text:style-name="Normal"><text:span text:style-name="T222">1.4.2</text:span></text:p>
          </table:table-cell>
          <table:table-cell table:style-name="TableCell223">
            <text:p text:style-name="Normal"><text:span text:style-name="T224">Lisatud adit-configuration.xml faili näitesse ja kirjeldusse mitme konfiguratsioonimuutuja kirjeldused, mis varem olid kirjeldamata jäänud.</text:span></text:p>
          </table:table-cell>
          <table:table-cell table:style-name="TableCell225">
            <text:p text:style-name="Normal"><text:span text:style-name="T226">Jaak Lember</text:span></text:p>
          </table:table-cell>
        </table:table-row>
        <table:table-row table:style-name="TableRow227">
          <table:table-cell table:style-name="TableCell228">
            <text:p text:style-name="Normal"><text:span text:style-name="T229">10.03.2014</text:span></text:p>
          </table:table-cell>
          <table:table-cell table:style-name="TableCell230">
            <text:p text:style-name="Normal"><text:span text:style-name="T231">???</text:span></text:p>
          </table:table-cell>
          <table:table-cell table:style-name="TableCell232">
            <text:p text:style-name="Normal"><text:span text:style-name="T233">Täpsustatud andmebaasi paigaldusjuhendit</text:span></text:p>
          </table:table-cell>
          <table:table-cell table:style-name="TableCell234">
            <text:p text:style-name="Normal"><text:span text:style-name="T235">Alex Ehrlich</text:span></text:p>
          </table:table-cell>
        </table:table-row>
        <table:table-row table:style-name="TableRow236">
          <table:table-cell table:style-name="TableCell237">
            <text:p text:style-name="P238">07.05.2015</text:p>
          </table:table-cell>
          <table:table-cell table:style-name="TableCell239">
            <text:p text:style-name="P240">1.5</text:p>
          </table:table-cell>
          <table:table-cell table:style-name="TableCell241">
            <text:p text:style-name="P242">Oracle andmebaasilt migratsioon Postgres andmebaasile</text:p>
          </table:table-cell>
          <table:table-cell table:style-name="TableCell243">
            <text:p text:style-name="P244">Kristo Kütt</text:p>
          </table:table-cell>
        </table:table-row>
      </table:table>
      <text:p text:style-name="P245">+</text:p>
      <text:h text:style-name="P246" text:outline-level="1"><text:bookmark-start text:name="__RefHeading__4244_1533963332"/><text:bookmark-start text:name="_Toc275771633"/><text:bookmark-start text:name="_Toc275770850"/><text:bookmark-start text:name="_Toc275765990"/><text:bookmark-start text:name="_Toc275764713"/><text:bookmark-start text:name="_Toc275181508"/><text:bookmark-start text:name="_Toc273352063"/><text:bookmark-end text:name="__RefHeading__4244_1533963332"/><text:soft-page-break/>Sissejuhatus<text:bookmark-end text:name="_Toc275771633"/><text:bookmark-end text:name="_Toc275770850"/><text:bookmark-end text:name="_Toc275765990"/><text:bookmark-end text:name="_Toc275764713"/><text:bookmark-end text:name="_Toc275181508"/><text:bookmark-end text:name="_Toc273352063"/></text:h>
      <text:p text:style-name="P247"/>
      <text:p text:style-name="P248">ADIT rakenduse paigaldamine koosneb järgmistest sammudest:</text:p>
      <text:p text:style-name="P249"/>
      <text:list text:style-name="LFO2" text:continue-numbering="true">
        <text:list-item>
          <text:p text:style-name="P250">Lähtekoodi laadimine SVN-ist</text:p>
        </text:list-item>
        <text:list-item>
          <text:p text:style-name="P251">Rakenduse seadistamine</text:p>
        </text:list-item>
        <text:list-item>
          <text:p text:style-name="P252">Rakenduse ehitamine</text:p>
        </text:list-item>
        <text:list-item>
          <text:p text:style-name="P253">Andmebaasi paigaldamine</text:p>
        </text:list-item>
        <text:list-item>
          <text:p text:style-name="P254">Rakenduse paigaldamine</text:p>
        </text:list-item>
      </text:list>
      <text:p text:style-name="P255"/>
      <text:p text:style-name="P256">Rakenduse komponendid:</text:p>
      <text:p text:style-name="P257"/>
      <text:list text:style-name="LFO3" text:continue-numbering="true">
        <text:list-item>
          <text:p text:style-name="P258">Andmebaas</text:p>
        </text:list-item>
        <text:list-item>
          <text:p text:style-name="P259">Veebiteenused</text:p>
        </text:list-item>
        <text:list-item>
          <text:p text:style-name="P260">DVK liides</text:p>
        </text:list-item>
        <text:list-item>
          <text:p text:style-name="P261">X-tee teavituskalendri liides</text:p>
        </text:list-item>
        <text:list-item>
          <text:p text:style-name="P262">Monitooringu komponent</text:p>
        </text:list-item>
      </text:list>
      <text:p text:style-name="P263"/>
      <text:p text:style-name="P264"/>
      <text:h text:style-name="P265" text:outline-level="2"><text:bookmark-start text:name="__RefHeading__4248_1533963332"/><text:bookmark-start text:name="_Toc275771634"/><text:bookmark-start text:name="_Toc275770851"/><text:bookmark-start text:name="_Toc275765991"/><text:bookmark-start text:name="_Toc275764714"/><text:bookmark-start text:name="_Toc275181509"/><text:bookmark-start text:name="_Toc273126549"/><text:bookmark-start text:name="_Toc273126331"/><text:bookmark-start text:name="_Toc273123368"/><text:bookmark-start text:name="_Toc273123284"/><text:bookmark-start text:name="_Toc273108570"/><text:bookmark-start text:name="_Toc272832963"/><text:bookmark-start text:name="_Toc272232643"/><text:bookmark-start text:name="_Toc271538813"/><text:bookmark-start text:name="_Toc271531539"/><text:bookmark-start text:name="_Toc271529438"/><text:bookmark-start text:name="_Toc270430271"/><text:bookmark-start text:name="_Toc270429116"/><text:bookmark-start text:name="_Toc270420553"/><text:bookmark-start text:name="_Toc269996962"/><text:bookmark-start text:name="_Toc269040693"/><text:bookmark-start text:name="_Toc269115269"/><text:bookmark-start text:name="_Toc273352064"/><text:bookmark-end text:name="__RefHeading__4248_1533963332"/>Nõuded keskkonnale<text:bookmark-end text:name="_Toc275771634"/><text:bookmark-end text:name="_Toc275770851"/><text:bookmark-end text:name="_Toc275765991"/><text:bookmark-end text:name="_Toc275764714"/><text:bookmark-end text:name="_Toc275181509"/><text:bookmark-end text:name="_Toc273126549"/><text:bookmark-end text:name="_Toc273126331"/><text:bookmark-end text:name="_Toc273123368"/><text:bookmark-end text:name="_Toc273123284"/><text:bookmark-end text:name="_Toc273108570"/><text:bookmark-end text:name="_Toc272832963"/><text:bookmark-end text:name="_Toc272232643"/><text:bookmark-end text:name="_Toc271538813"/><text:bookmark-end text:name="_Toc271531539"/><text:bookmark-end text:name="_Toc271529438"/><text:bookmark-end text:name="_Toc270430271"/><text:bookmark-end text:name="_Toc270429116"/><text:bookmark-end text:name="_Toc270420553"/><text:bookmark-end text:name="_Toc269996962"/><text:bookmark-end text:name="_Toc269040693"/><text:bookmark-end text:name="_Toc269115269"/><text:bookmark-end text:name="_Toc273352064"/></text:h>
      <text:p text:style-name="P266"/>
      <text:list text:style-name="LFO4" text:continue-numbering="true">
        <text:list-item>
          <text:p text:style-name="P267">Java Runtime Environment 1.6</text:p>
        </text:list-item>
        <text:list-item>
          <text:p text:style-name="P268">Rakendusserver Tomcat<text:s/>7.x / WebLogic 10g/11g</text:p>
        </text:list-item>
        <text:list-item>
          <text:p text:style-name="P269">Andmebaas Postgres 9.4 (UTF-8)</text:p>
        </text:list-item>
        <text:list-item>
          <text:p text:style-name="P270">Ligipääs X-tee turvaserverile (X-tee teenuste publitseerimiseks ja tarbimiseks)</text:p>
        </text:list-item>
        <text:list-item>
          <text:p text:style-name="P271"><text:span text:style-name="T272">Eraldiseisev DVK universaalklient ADIT-ile kasutamiseks. DVK universaalkliendi paigaldamiseks vaata dokumenti „Dokumendivahetuskeskus – Kliendi paigaldamisjuhend“ <text:s/>(</text:span><text:a xlink:href="http://www.ria.ee/dokumendivahetus" office:target-frame-name="_top" xlink:show="replace"><text:span text:style-name="T273">http://www.ria.ee/dokumendivahetus</text:span></text:a><text:span text:style-name="T274">). Lisanõudena on vajalik lülitada välja DVK universaalkliendi andmebaasipäästik “tr_dhl_message_id”.</text:span></text:p>
        </text:list-item>
      </text:list>
      <text:p text:style-name="P275"><text:bookmark-start text:name="__RefHeading__4250_1533963332"/><text:bookmark-end text:name="__RefHeading__4250_1533963332"/></text:p>
      <text:h text:style-name="P276" text:outline-level="1"><text:bookmark-start text:name="__RefHeading__4384_1533963332"/><text:bookmark-start text:name="_Toc273126550"/><text:bookmark-start text:name="_Toc273126332"/><text:bookmark-start text:name="_Toc273123369"/><text:bookmark-start text:name="_Toc273123285"/><text:bookmark-start text:name="_Toc273108571"/><text:bookmark-start text:name="_Toc272832964"/><text:bookmark-start text:name="_Toc272232644"/><text:bookmark-start text:name="_Toc271538814"/><text:bookmark-start text:name="_Toc271531540"/><text:bookmark-start text:name="_Toc271529439"/><text:bookmark-start text:name="_Toc270430272"/><text:bookmark-start text:name="_Toc270429117"/><text:bookmark-start text:name="_Toc270420554"/><text:bookmark-start text:name="_Toc269996963"/><text:bookmark-start text:name="_Toc269040694"/><text:bookmark-start text:name="_Toc269115270"/><text:bookmark-start text:name="_Toc275771635"/><text:bookmark-start text:name="_Toc275770852"/><text:bookmark-start text:name="_Toc275765992"/><text:bookmark-start text:name="_Toc275764715"/><text:bookmark-start text:name="_Toc275181510"/><text:bookmark-start text:name="_Toc273352065"/><text:bookmark-end text:name="__RefHeading__4384_1533963332"/><text:soft-page-break/>A<text:bookmark-end text:name="_Toc273126550"/><text:bookmark-end text:name="_Toc273126332"/><text:bookmark-end text:name="_Toc273123369"/><text:bookmark-end text:name="_Toc273123285"/><text:bookmark-end text:name="_Toc273108571"/><text:bookmark-end text:name="_Toc272832964"/><text:bookmark-end text:name="_Toc272232644"/><text:bookmark-end text:name="_Toc271538814"/><text:bookmark-end text:name="_Toc271531540"/><text:bookmark-end text:name="_Toc271529439"/><text:bookmark-end text:name="_Toc270430272"/><text:bookmark-end text:name="_Toc270429117"/><text:bookmark-end text:name="_Toc270420554"/><text:bookmark-end text:name="_Toc269996963"/><text:bookmark-end text:name="_Toc269040694"/><text:bookmark-end text:name="_Toc269115270"/>DIT-i andmebaas<text:bookmark-end text:name="_Toc275771635"/><text:bookmark-end text:name="_Toc275770852"/><text:bookmark-end text:name="_Toc275765992"/><text:bookmark-end text:name="_Toc275764715"/><text:bookmark-end text:name="_Toc275181510"/><text:bookmark-end text:name="_Toc273352065"/></text:h>
      <text:h text:style-name="P277" text:outline-level="2"><text:bookmark-start text:name="__RefHeading__4386_1533963332"/><text:bookmark-start text:name="_Toc275771636"/><text:bookmark-start text:name="_Toc275770853"/><text:bookmark-start text:name="_Toc275765993"/><text:bookmark-start text:name="_Toc275764716"/><text:bookmark-start text:name="_Toc275181511"/><text:bookmark-start text:name="_Toc273352066"/><text:bookmark-end text:name="__RefHeading__4386_1533963332"/>Paigaldus<text:bookmark-end text:name="_Toc275771636"/><text:bookmark-end text:name="_Toc275770853"/><text:bookmark-end text:name="_Toc275765993"/><text:bookmark-end text:name="_Toc275764716"/><text:bookmark-end text:name="_Toc275181511"/><text:bookmark-end text:name="_Toc273352066"/></text:h>
      <text:p text:style-name="P278"><text:span text:style-name="T279">Andmebaasiskeemi loomise SQL skriptid asuvad paigalduspaketis kataloogis „/sql“. Enne aga, kui skripte käivitada, tuleb luua andmebaasiskeem / kasutaja (</text:span><text:span text:style-name="T280">schema</text:span><text:span text:style-name="T281">) ning tabeliruumid (</text:span><text:span text:style-name="T282">tablespace</text:span><text:span text:style-name="T283">) ADIT andmetabelite ja indeksite (</text:span><text:span text:style-name="T284">index</text:span><text:span text:style-name="T285">) jaoks. Paigaldamise sammud on järgmised:</text:span></text:p>
      <text:list text:style-name="LFO5" text:continue-numbering="true">
        <text:list-item>
          <text:p text:style-name="P286">Tekitada eesti kodeeringus andmebaasi klaster<text:span text:style-name="T287">:</text:span><text:span text:style-name="T288"><text:s/></text:span></text:p>
        </text:list-item>
      </text:list>
      <text:p text:style-name="P289">pg_createcluster --locale et_EE.UTF-8 9.4 main</text:p>
      <text:list text:style-name="LFO5" text:continue-numbering="true">
        <text:list-item>
          <text:p text:style-name="P290">Tekitada kasutajana postgres kaks kasutajat, adit_admin ja adit_user<text:span text:style-name="T291"><text:s/></text:span></text:p>
          <text:list text:continue-numbering="true">
            <text:list-item>
              <text:p text:style-name="P292">adit_admin – kasutaja, kelle skeemi luuakse kõik tabelid / protseduurid / triggerid ja muud andmebaasiobjektid.</text:p>
            </text:list-item>
            <text:list-item>
              <text:p text:style-name="P293">adit_user – kasutaja, kelle abil rakendus andmebaasiga suhtleb.<text:s/></text:p>
            </text:list-item>
          </text:list>
        </text:list-item>
      </text:list>
      <text:p text:style-name="P294">CREATE ROLE adit_admin LOGIN password 'xxx';<text:line-break/>ALTER ROLE adit_admin SET search_path = adit, public;<text:line-break/>CREATE ROLE adit_user LOGIN password 'yyy';<text:line-break/>ALTER ROLE adit_user SET search_path = adit, public;  </text:p>
      <text:list text:style-name="LFO5" text:continue-numbering="true">
        <text:list-item>
          <text:p text:style-name="P295">Tekitada kasutajana postgres create database adit kasutaja adit_admin omandusse</text:p>
        </text:list-item>
      </text:list>
      <text:p text:style-name="P296">CREATE DATABASE adit<text:line-break/>WITH OWNER = adit_admin<text:line-break/>ENCODING = 'UTF8'<text:line-break/>TABLESPACE = pg_default<text:line-break/>LC_COLLATE = 'et_EE.UTF-8'<text:line-break/>LC_CTYPE = 'et_EE.UTF-8'<text:line-break/>CONNECTION LIMIT = -1;</text:p>
      <text:list text:style-name="LFO5" text:continue-numbering="true">
        <text:list-item>
          <text:p text:style-name="P297"><text:span text:style-name="T298">Käivita SQL skript „</text:span><text:span text:style-name="T299">latest_postgresql_database.sql</text:span><text:span text:style-name="T300">“ (ADIT andmebaasi loomine). Skript tuleb käivitada Oracle SYSDBA õigustes oleva kasutaja poolt, kellel on tabelite, päästikute ja protseduuride loomise õigused.</text:span></text:p>
        </text:list-item>
        <text:list-item>
          <text:p text:style-name="P301">Kontrolli, kas tabelid, funktsioonid ja triggerid<text:s/>on loodud<text:s/></text:p>
        </text:list-item>
      </text:list>
      <text:p text:style-name="P302">Andmebaasikasutajal, kelle skeemi tabelid loodi, peavad olema järgmised õigused (juba antud kasutaja loomise käigus):</text:p>
      <text:list text:style-name="LFO6" text:continue-numbering="true">
        <text:list-item>
          <text:p text:style-name="P303">Kõikidesse oma schema tabelitesse kirjutamise õigus</text:p>
        </text:list-item>
        <text:list-item>
          <text:p text:style-name="P304">Kõikide oma schema tabelite lugemisõigus</text:p>
        </text:list-item>
        <text:list-item>
          <text:p text:style-name="P305">Kõikide oma schema tabelite andmete muutmise õigus</text:p>
        </text:list-item>
        <text:list-item>
          <text:p text:style-name="P306">Kõikide oma schema SEQUENCE-te ja TRIGGER-ite käivitamise õigus</text:p>
        </text:list-item>
      </text:list>
      <text:h text:style-name="P307" text:outline-level="1"><text:bookmark-start text:name="__RefHeading__4254_1533963332"/><text:bookmark-start text:name="_Toc275771637"/><text:bookmark-start text:name="_Toc275770854"/><text:bookmark-start text:name="_Toc275765994"/><text:bookmark-start text:name="_Toc275764717"/><text:bookmark-start text:name="_Toc275181512"/><text:bookmark-start text:name="_Toc273352067"/><text:bookmark-end text:name="__RefHeading__4254_1533963332"/><text:soft-page-break/>ADIT rakendus<text:bookmark-end text:name="_Toc275771637"/><text:bookmark-end text:name="_Toc275770854"/><text:bookmark-end text:name="_Toc275765994"/><text:bookmark-end text:name="_Toc275764717"/><text:bookmark-end text:name="_Toc275181512"/><text:bookmark-end text:name="_Toc273352067"/></text:h>
      <text:h text:style-name="P308" text:outline-level="2"><text:bookmark-start text:name="__RefHeading__4256_1533963332"/><text:bookmark-start text:name="__RefHeading__4258_1533963332"/><text:bookmark-start text:name="_Toc275771638"/><text:bookmark-start text:name="_Toc275770855"/><text:bookmark-start text:name="_Toc275765995"/><text:bookmark-start text:name="_Toc275764718"/><text:bookmark-start text:name="_Toc275181513"/><text:bookmark-start text:name="_Toc273352068"/><text:bookmark-end text:name="__RefHeading__4256_1533963332"/><text:bookmark-end text:name="__RefHeading__4258_1533963332"/>Rakenduse algkoodi allalaadimine<text:bookmark-end text:name="_Toc275771638"/><text:bookmark-end text:name="_Toc275770855"/><text:bookmark-end text:name="_Toc275765995"/><text:bookmark-end text:name="_Toc275764718"/><text:bookmark-end text:name="_Toc275181513"/><text:bookmark-end text:name="_Toc273352068"/></text:h>
      <text:p text:style-name="P309">Rakenduse algkood on saadaval RIA SVN-ist:</text:p>
      <text:p text:style-name="P310">svn export https://svn.eesti.ee/projektid/adit/src/tags/$VERSIOON$</text:p>
      <text:p text:style-name="Standard"><text:span text:style-name="T311"><text:line-break/>Rakenduse ehitamiseks ning erinevate pakete koostamiseks on kasutusel<text:s/></text:span><text:span text:style-name="T312">Maven</text:span><text:span text:style-name="T313"><text:s/>2.x nimeline tarkvara (</text:span><text:a xlink:href="http://maven.apache.org/" office:target-frame-name="_top" xlink:show="replace"><text:span text:style-name="T314">http://maven.apache.org/</text:span></text:a><text:span text:style-name="T315"><text:s/>). Rakendus koosneb<text:s/></text:span><text:span text:style-name="T316">Maven</text:span><text:span text:style-name="T317"><text:s/>mõistes kahest alamprojektist:<text:s/></text:span><text:span text:style-name="T318">adit-war</text:span><text:span text:style-name="T319"><text:s/>ja<text:s/></text:span><text:span text:style-name="T320">adit-ear</text:span><text:span text:style-name="T321">. Selline alajaotus on vajalik selleks, et koostada pake, mis sobiks<text:s/></text:span><text:span text:style-name="T322">Weblogic</text:span><text:span text:style-name="T323"><text:s/>rakendusserverisse paigaldamiseks. Rakenduse sisuline osa paikneb alamprojektis<text:s/></text:span><text:span text:style-name="T324">adit-war</text:span><text:span text:style-name="T325"><text:s/>ning<text:s/></text:span><text:span text:style-name="T326">Weblogic</text:span><text:span text:style-name="T327"><text:s/>rakendusserveri jaoks vajalikud metaandmeid sisaldavad failid paiknevad<text:s/></text:span><text:span text:style-name="T328">adit-ear</text:span><text:span text:style-name="T329"><text:s/>alamprojektis. Projekti ehitamiseks vajalikud seadistused paiknevad nö ülemprojektis ehk otse ADIT projekti juurkaustas asuvas<text:s/></text:span><text:span text:style-name="T330">pom.xml</text:span><text:span text:style-name="T331"><text:s/>failis.</text:span></text:p>
      <text:p text:style-name="Standard"><text:span text:style-name="T332">Selleks, et koostada rakenduse pake, tuleb määrata seadistused projekti kirjeldavas failis<text:s/></text:span><text:span text:style-name="T333">pom.xml</text:span><text:span text:style-name="T334">. Seadistatavad parameetrid on järgmised:</text:span></text:p>
      <text:p text:style-name="Standard"><text:span text:style-name="T335">&lt;</text:span><text:span text:style-name="T336">resourceDir</text:span><text:span text:style-name="T337"><text:s/>/&gt; <text:s/>- määrab ära, millisele keskkonnale omased rakenduse seadistusfailid pakkesse lisatakse (arenduskeskkond, testkeskkond, tootekeskkond).</text:span></text:p>
      <text:p text:style-name="P338"><text:bookmark-start text:name="__RefHeading__4260_1533963332"/><text:bookmark-end text:name="__RefHeading__4260_1533963332"/>Algkoodiga tulevad kaasa seadistusfailide näidised erinevate keskkondade tarbeks: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Nimi</text:p>
          </table:table-cell>
          <table:table-cell table:style-name="TableCell347">
            <text:p text:style-name="P348">Failirada</text:p>
          </table:table-cell>
          <table:table-cell table:style-name="TableCell349">
            <text:p text:style-name="P350">Kirjeldus</text:p>
          </table:table-cell>
        </table:table-row>
        <table:table-row table:style-name="TableRow351">
          <table:table-cell table:style-name="TableCell352">
            <text:p text:style-name="P353">adit-arendus</text:p>
          </table:table-cell>
          <table:table-cell table:style-name="TableCell354">
            <text:p text:style-name="Standard"><text:span text:style-name="T355">adit-war/src/main/resources/</text:span><text:s/><text:span text:style-name="T356">adit-arendus</text:span><text:span text:style-name="T357"><text:s/></text:span><text:span text:style-name="T358">/</text:span></text:p>
          </table:table-cell>
          <table:table-cell table:style-name="TableCell359">
            <text:p text:style-name="P360">arendus (Weblogic)</text:p>
          </table:table-cell>
        </table:table-row>
        <table:table-row table:style-name="TableRow361">
          <table:table-cell table:style-name="TableCell362">
            <text:p text:style-name="P363">adit-arendus-tomcat</text:p>
          </table:table-cell>
          <table:table-cell table:style-name="TableCell364">
            <text:p text:style-name="P365">adit-war/src/main/resources/conf/<text:s/>adit-arendus-tomcat<text:s/>/</text:p>
          </table:table-cell>
          <table:table-cell table:style-name="TableCell366">
            <text:p text:style-name="P367">Arendus tomcat</text:p>
          </table:table-cell>
        </table:table-row>
        <table:table-row table:style-name="TableRow368">
          <table:table-cell table:style-name="TableCell369">
            <text:p text:style-name="P370">adit-arendus-tomcat-local</text:p>
          </table:table-cell>
          <table:table-cell table:style-name="TableCell371">
            <text:p text:style-name="P372">adit-war/src/main/resources/conf/adit-arendus-tomcat-local/</text:p>
          </table:table-cell>
          <table:table-cell table:style-name="TableCell373">
            <text:p text:style-name="P374">Arendaja lokaalne arenduskeskond (Tomcat)</text:p>
          </table:table-cell>
        </table:table-row>
        <table:table-row table:style-name="TableRow375">
          <table:table-cell table:style-name="TableCell376">
            <text:p text:style-name="P377">adit-arendus-wl-local</text:p>
          </table:table-cell>
          <table:table-cell table:style-name="TableCell378">
            <text:p text:style-name="P379">adit-war/src/main/resources/conf/adit-arendus-wl-local/</text:p>
          </table:table-cell>
          <table:table-cell table:style-name="TableCell380">
            <text:p text:style-name="P381">Arendaja lokaalne arenduskeskond (WebLogic)</text:p>
          </table:table-cell>
        </table:table-row>
        <table:table-row table:style-name="TableRow382">
          <table:table-cell table:style-name="TableCell383">
            <text:p text:style-name="P384">adit-eeltoodang</text:p>
          </table:table-cell>
          <table:table-cell table:style-name="TableCell385">
            <text:p text:style-name="P386">adit-war/src/main/resources/conf/adit-arendus-wl-local/</text:p>
          </table:table-cell>
          <table:table-cell table:style-name="TableCell387">
            <text:p text:style-name="P388">RIA eeltoodang<text:s/>(Weblogic)</text:p>
          </table:table-cell>
        </table:table-row>
        <table:table-row table:style-name="TableRow389">
          <table:table-cell table:style-name="TableCell390">
            <text:p text:style-name="P391">adit-test</text:p>
          </table:table-cell>
          <table:table-cell table:style-name="TableCell392">
            <text:p text:style-name="TableContents"><text:span text:style-name="T393">adit-war/src/main/resources/conf/</text:span><text:span text:style-name="T394">adit-test</text:span><text:span text:style-name="T395">/</text:span></text:p>
          </table:table-cell>
          <table:table-cell table:style-name="TableCell396">
            <text:p text:style-name="P397">test (Weblogic)</text:p>
          </table:table-cell>
        </table:table-row>
        <table:table-row table:style-name="TableRow398">
          <table:table-cell table:style-name="TableCell399">
            <text:p text:style-name="P400">adit-toodang</text:p>
          </table:table-cell>
          <table:table-cell table:style-name="TableCell401">
            <text:p text:style-name="TableContents"><text:span text:style-name="T402">adit-war/src/main/resources/conf/</text:span><text:span text:style-name="T403">adit-toodang</text:span><text:span text:style-name="T404">/</text:span></text:p>
          </table:table-cell>
          <table:table-cell table:style-name="TableCell405">
            <text:p text:style-name="TableContents"><text:span text:style-name="T406">RIA<text:s/></text:span><text:span text:style-name="T407">toodang<text:s/></text:span><text:span text:style-name="T408">(WebLogic)</text:span></text:p>
          </table:table-cell>
        </table:table-row>
        <table:table-row table:style-name="TableRow409">
          <table:table-cell table:style-name="TableCell410">
            <text:p text:style-name="P411">icefire-arendus</text:p>
          </table:table-cell>
          <table:table-cell table:style-name="TableCell412">
            <text:p text:style-name="TableContents"><text:span text:style-name="T413">adit-war/src/main/resources/conf/</text:span><text:span text:style-name="T414">icefire-arendus</text:span><text:span text:style-name="T415">/</text:span></text:p>
          </table:table-cell>
          <table:table-cell table:style-name="TableCell416">
            <text:p text:style-name="TableContents"><text:span text:style-name="T417">Icefire</text:span><text:span text:style-name="T418"><text:s/>arenduskeskond</text:span></text:p>
          </table:table-cell>
        </table:table-row>
      </table:table>
      <text:p text:style-name="P419"/>
      <text:p text:style-name="P420"/>
      <text:p text:style-name="P421"><text:bookmark-start text:name="__RefHeading__4262_1533963332"/><text:bookmark-end text:name="__RefHeading__4262_1533963332"/>Rakenduse ehitamine:</text:p>
      <text:list text:style-name="LFO7" text:continue-numbering="true">
        <text:list-item>
          <text:p text:style-name="P422">Lisa Maven2 /bin kataloog keskkonnamuutujasse „PATH“ – see on vajalik selleks, et Maven-i käske mugavalt välja kutsuda (soovitatav).</text:p>
        </text:list-item>
        <text:list-item>
          <text:p text:style-name="P423">Käivita käsklus „mvn clean“ – kustutab eelmise rakenduse ehitamise ajutised tööfailid ning rakenduse paketi. Välistab ajutistest tööfailidest tekkida võivad vead.</text:p>
        </text:list-item>
        <text:list-item>
          <text:p text:style-name="P424"><text:span text:style-name="T425">Käivita käsklus „mvn package“ – paneb kokku paigalduspaketid. Tekivad failid<text:s/></text:span><text:span text:style-name="T426">/adit-ear/target/adit.ear<text:s/></text:span><text:span text:style-name="T427">(sobib Weblogic rakendusserverisse paigaldamiseks) <text:s/>ning <text:s/></text:span><text:span text:style-name="T428">/adit-war/target/adit.war<text:s/></text:span><text:span text:style-name="T429">(sobib Tomcat rakendusserverisse paigaldamiseks).</text:span></text:p>
        </text:list-item>
      </text:list>
      <text:h text:style-name="P430" text:outline-level="2"><text:bookmark-start text:name="__RefHeading__4264_1533963332"/><text:bookmark-start text:name="_Toc273126552"/><text:bookmark-start text:name="_Toc273126334"/><text:bookmark-start text:name="_Toc273123371"/><text:bookmark-start text:name="_Toc273123287"/><text:bookmark-start text:name="_Toc273108573"/><text:bookmark-start text:name="_Toc272832966"/><text:bookmark-start text:name="_Toc272232646"/><text:bookmark-start text:name="_Toc271538816"/><text:bookmark-start text:name="_Toc271531542"/><text:bookmark-start text:name="_Toc271529441"/><text:bookmark-start text:name="_Toc270430274"/><text:bookmark-start text:name="_Toc270429119"/><text:bookmark-start text:name="_Toc270420556"/><text:bookmark-start text:name="_Toc269996965"/><text:bookmark-start text:name="_Toc269040696"/><text:bookmark-start text:name="_Toc269115272"/><text:bookmark-start text:name="_Toc275771639"/><text:bookmark-start text:name="_Toc275770856"/><text:bookmark-start text:name="_Toc275765996"/><text:bookmark-start text:name="_Toc275764719"/><text:bookmark-start text:name="_Toc275181514"/><text:bookmark-start text:name="_Toc273352070"/><text:bookmark-end text:name="__RefHeading__4264_1533963332"/>S<text:bookmark-end text:name="_Toc273126552"/><text:bookmark-end text:name="_Toc273126334"/><text:bookmark-end text:name="_Toc273123371"/><text:bookmark-end text:name="_Toc273123287"/><text:bookmark-end text:name="_Toc273108573"/><text:bookmark-end text:name="_Toc272832966"/><text:bookmark-end text:name="_Toc272232646"/><text:bookmark-end text:name="_Toc271538816"/><text:bookmark-end text:name="_Toc271531542"/><text:bookmark-end text:name="_Toc271529441"/><text:bookmark-end text:name="_Toc270430274"/><text:bookmark-end text:name="_Toc270429119"/><text:bookmark-end text:name="_Toc270420556"/><text:bookmark-end text:name="_Toc269996965"/><text:bookmark-end text:name="_Toc269040696"/><text:bookmark-end text:name="_Toc269115272"/>eadistamine<text:bookmark-end text:name="_Toc275771639"/><text:bookmark-end text:name="_Toc275770856"/><text:bookmark-end text:name="_Toc275765996"/><text:bookmark-end text:name="_Toc275764719"/><text:bookmark-end text:name="_Toc275181514"/><text:bookmark-end text:name="_Toc273352070"/></text:h>
      <text:p text:style-name="P431">ADIT rakenduse seadistamine koosneb mitmest failist, mis on järgnevalt toodud välja koos seletustega:</text:p>
      <text:p text:style-name="P432"/>
      <text:p text:style-name="P433"/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Faili nimi</text:p>
          </table:table-cell>
          <table:table-cell table:style-name="TableCell440">
            <text:p text:style-name="P441">Kirjeldus</text:p>
          </table:table-cell>
        </table:table-row>
        <table:table-row table:style-name="TableRow442">
          <table:table-cell table:style-name="TableCell443">
            <text:p text:style-name="P444">adit-configuration.xml</text:p>
          </table:table-cell>
          <table:table-cell table:style-name="TableCell445">
            <text:p text:style-name="P446">rakenduse peamine seadistusfail</text:p>
          </table:table-cell>
        </table:table-row>
        <table:table-row table:style-name="TableRow447">
          <table:table-cell table:style-name="TableCell448">
            <text:p text:style-name="P449">log4j.xml</text:p>
          </table:table-cell>
          <table:table-cell table:style-name="TableCell450">
            <text:p text:style-name="P451">logimise seadistus</text:p>
          </table:table-cell>
        </table:table-row>
        <table:table-row table:style-name="TableRow452">
          <table:table-cell table:style-name="TableCell453">
            <text:p text:style-name="P454">messages_et.properties</text:p>
          </table:table-cell>
          <table:table-cell table:style-name="TableCell455">
            <text:p text:style-name="P456">Eestikeelsete (vea)teadete seadistusfail</text:p>
          </table:table-cell>
        </table:table-row>
        <table:table-row table:style-name="TableRow457">
          <table:table-cell table:style-name="TableCell458">
            <text:p text:style-name="P459">messages_en.properties</text:p>
          </table:table-cell>
          <table:table-cell table:style-name="TableCell460">
            <text:p text:style-name="P461">inglisekeelsete (vea)teadete seadistusfail</text:p>
          </table:table-cell>
        </table:table-row>
        <table:table-row table:style-name="TableRow462">
          <table:table-cell table:style-name="TableCell463">
            <text:p text:style-name="P464">DVKresponseMessage.xsl</text:p>
          </table:table-cell>
          <table:table-cell table:style-name="TableCell465">
            <text:p text:style-name="P466"><text:span text:style-name="T467">DVK vastuskirja<text:s/></text:span><text:span text:style-name="T468">XSL</text:span><text:span text:style-name="T469"><text:s/>stiilileht</text:span></text:p>
          </table:table-cell>
        </table:table-row>
        <table:table-row table:style-name="TableRow470">
          <table:table-cell table:style-name="TableCell471">
            <text:p text:style-name="P472">jdigidoc.cfg</text:p>
          </table:table-cell>
          <table:table-cell table:style-name="TableCell473">
            <text:p text:style-name="P474">Jdigidoc teegi seadistusfail ( vajalik digiallkirjastamise funktsionaalsuse jaoks)</text:p>
          </table:table-cell>
        </table:table-row>
        <table:table-row table:style-name="TableRow475">
          <table:table-cell table:style-name="TableCell476">
            <text:p text:style-name="P477">xtee.properties</text:p>
          </table:table-cell>
          <table:table-cell table:style-name="TableCell478">
            <text:p text:style-name="P479">X-Tee seadistus (vajalik X-Tee teavituskalendri funktsionaalsuse jaoks)</text:p>
          </table:table-cell>
        </table:table-row>
      </table:table>
      <text:p text:style-name="P480"/>
      <text:p text:style-name="P481"><text:span text:style-name="T482">&lt;!-- Configuration --&gt;</text:span></text:p>
      <text:p text:style-name="P483"><text:span text:style-name="T484">&lt;</text:span><text:span text:style-name="T485">bean</text:span><text:span text:style-name="T486"><text:s/></text:span><text:span text:style-name="T487">id</text:span><text:span text:style-name="T488">=</text:span><text:span text:style-name="T489">"configuration"</text:span><text:span text:style-name="T490"><text:s/></text:span><text:span text:style-name="T491">class</text:span><text:span text:style-name="T492">=</text:span><text:span text:style-name="T493">"ee.adit.util.Configuration"</text:span><text:span text:style-name="T494">&gt;</text:span></text:p>
      <text:p text:style-name="P495"><text:span text:style-name="T496"><text:s text:c="2"/>&lt;</text:span><text:span text:style-name="T497">property</text:span><text:span text:style-name="T498"><text:s/></text:span><text:span text:style-name="T499">name</text:span><text:span text:style-name="T500">=</text:span><text:span text:style-name="T501">"getJoinedMaxResults"</text:span><text:span text:style-name="T502"><text:s/></text:span><text:span text:style-name="T503">value</text:span><text:span text:style-name="T504">=</text:span><text:span text:style-name="T505">"10"</text:span><text:span text:style-name="T506"><text:s/></text:span><text:span text:style-name="T507">/&gt;</text:span></text:p>
      <text:p text:style-name="P508"><text:span text:style-name="T509"><text:s text:c="2"/>&lt;</text:span><text:span text:style-name="T510">property</text:span><text:span text:style-name="T511"><text:s/></text:span><text:span text:style-name="T512">name</text:span><text:span text:style-name="T513">=</text:span><text:span text:style-name="T514">"tempDir"</text:span><text:span text:style-name="T515"><text:s/></text:span><text:span text:style-name="T516">value</text:span><text:span text:style-name="T517">=</text:span><text:span text:style-name="T518">"tmp"</text:span><text:span text:style-name="T519"><text:s/></text:span><text:span text:style-name="T520">/&gt;</text:span></text:p>
      <text:p text:style-name="P521"><text:span text:style-name="T522"><text:s text:c="2"/>&lt;</text:span><text:span text:style-name="T523">property</text:span><text:span text:style-name="T524"><text:s/></text:span><text:span text:style-name="T525">name</text:span><text:span text:style-name="T526">=</text:span><text:span text:style-name="T527">"deleteTemporaryFiles"</text:span><text:span text:style-name="T528"><text:s/></text:span><text:span text:style-name="T529">value</text:span><text:span text:style-name="T530">=</text:span><text:span text:style-name="T531">"true"</text:span><text:span text:style-name="T532"><text:s/></text:span><text:span text:style-name="T533">/&gt;</text:span></text:p>
      <text:p text:style-name="P534"><text:span text:style-name="T535"><text:s text:c="2"/>&lt;</text:span><text:span text:style-name="T536">property</text:span><text:span text:style-name="T537"><text:s/></text:span><text:span text:style-name="T538">name</text:span><text:span text:style-name="T539">=</text:span><text:span text:style-name="T540">"schedulerEventTypeName"</text:span><text:span text:style-name="T541"><text:s/></text:span><text:span text:style-name="T542">value</text:span><text:span text:style-name="T543">=</text:span><text:span text:style-name="T544">"Minu dokumentide teavitus"</text:span><text:span text:style-name="T545"><text:s/></text:span><text:span text:style-name="T546">/&gt;</text:span></text:p>
      <text:p text:style-name="P547"><text:span text:style-name="T548"><text:s text:c="2"/>&lt;</text:span><text:span text:style-name="T549">property</text:span><text:span text:style-name="T550"><text:s/></text:span><text:span text:style-name="T551">name</text:span><text:span text:style-name="T552">=</text:span><text:span text:style-name="T553">"dvkResponseMessageStylesheet"</text:span><text:span text:style-name="T554"><text:s/></text:span><text:span text:style-name="T555">value</text:span><text:span text:style-name="T556">=</text:span><text:span text:style-name="T557">"DVKresponseMessage.xsl"</text:span><text:span text:style-name="T558"><text:s/></text:span><text:span text:style-name="T559">/&gt;</text:span></text:p>
      <text:p text:style-name="P560"/>
      <text:p text:style-name="P561"><text:span text:style-name="T562"><text:s text:c="2"/>&lt;!-- Üldine kettamahu piirang ühe kasutaja kohta baitides --&gt;</text:span></text:p>
      <text:p text:style-name="P563"><text:span text:style-name="T564"><text:s text:c="2"/>&lt;</text:span><text:span text:style-name="T565">property</text:span><text:span text:style-name="T566"><text:s/></text:span><text:span text:style-name="T567">name</text:span><text:span text:style-name="T568">=</text:span><text:span text:style-name="T569">"globalDiskQuota"</text:span><text:span text:style-name="T570"><text:s/></text:span><text:span text:style-name="T571">value</text:span><text:span text:style-name="T572">=</text:span><text:span text:style-name="T573">"10240000"</text:span><text:span text:style-name="T574"><text:s/></text:span><text:span text:style-name="T575">/&gt;</text:span></text:p>
      <text:p text:style-name="P576"/>
      <text:p text:style-name="P577"><text:span text:style-name="T578"><text:s text:c="2"/>&lt;!-- Dokumentide säilitustähtaeg päevades --&gt;</text:span></text:p>
      <text:p text:style-name="P579"><text:span text:style-name="T580"><text:s text:c="2"/>&lt;</text:span><text:span text:style-name="T581">property</text:span><text:span text:style-name="T582"><text:s/></text:span><text:span text:style-name="T583">name</text:span><text:span text:style-name="T584">=</text:span><text:span text:style-name="T585">"documentRetentionDeadlineDays"</text:span><text:span text:style-name="T586"><text:s/></text:span><text:span text:style-name="T587">value</text:span><text:span text:style-name="T588">=</text:span><text:span text:style-name="T589">"365"</text:span><text:span text:style-name="T590"><text:s/></text:span><text:span text:style-name="T591">/&gt;</text:span></text:p>
      <text:p text:style-name="P592"/>
      <text:p text:style-name="P593"><text:span text:style-name="T594"><text:s text:c="2"/></text:span><text:span text:style-name="T595">&lt;</text:span><text:span text:style-name="T596">property</text:span><text:span text:style-name="T597"><text:s/></text:span><text:span text:style-name="T598">name</text:span><text:span text:style-name="T599">=</text:span><text:span text:style-name="T600">"locales"</text:span><text:span text:style-name="T601">&gt;</text:span></text:p>
      <text:p text:style-name="P602"><text:span text:style-name="T603"><text:s text:c="4"/></text:span><text:span text:style-name="T604">&lt;</text:span><text:span text:style-name="T605">list</text:span><text:span text:style-name="T606">&gt;</text:span></text:p>
      <text:p text:style-name="P607"><text:span text:style-name="T608"><text:tab/></text:span><text:span text:style-name="T609">&lt;</text:span><text:span text:style-name="T610">value</text:span><text:span text:style-name="T611">&gt;</text:span><text:span text:style-name="T612">en_us</text:span><text:span text:style-name="T613">&lt;/</text:span><text:span text:style-name="T614">value</text:span><text:span text:style-name="T615">&gt;</text:span></text:p>
      <text:p text:style-name="P616"><text:span text:style-name="T617"><text:tab/></text:span><text:span text:style-name="T618">&lt;</text:span><text:span text:style-name="T619">value</text:span><text:span text:style-name="T620">&gt;</text:span><text:span text:style-name="T621">et_ee</text:span><text:span text:style-name="T622">&lt;/</text:span><text:span text:style-name="T623">value</text:span><text:span text:style-name="T624">&gt;</text:span></text:p>
      <text:p text:style-name="P625"><text:span text:style-name="T626"><text:s text:c="4"/></text:span><text:span text:style-name="T627">&lt;/</text:span><text:span text:style-name="T628">list</text:span><text:span text:style-name="T629">&gt;</text:span></text:p>
      <text:p text:style-name="P630"><text:span text:style-name="T631"><text:s text:c="2"/>&lt;/</text:span><text:span text:style-name="T632">property</text:span><text:span text:style-name="T633">&gt;</text:span></text:p>
      <text:p text:style-name="P634"/>
      <text:p text:style-name="P635"><text:span text:style-name="T636"><text:s text:c="2"/>&lt;</text:span><text:span text:style-name="T637">property</text:span><text:span text:style-name="T638"><text:s/></text:span><text:span text:style-name="T639">name</text:span><text:span text:style-name="T640">=</text:span><text:span text:style-name="T641">"dvkOrgCode"</text:span><text:span text:style-name="T642"><text:s/></text:span><text:span text:style-name="T643">value</text:span><text:span text:style-name="T644">=</text:span><text:span text:style-name="T645">"70000007"</text:span><text:span text:style-name="T646"><text:s/></text:span><text:span text:style-name="T647">/&gt;</text:span></text:p>
      <text:p text:style-name="P648"><text:span text:style-name="T649"><text:s text:c="2"/>&lt;</text:span><text:span text:style-name="T650">property</text:span><text:span text:style-name="T651"><text:s/></text:span><text:span text:style-name="T652">name</text:span><text:span text:style-name="T653">=</text:span><text:span text:style-name="T654">"xteeInstitution"</text:span><text:span text:style-name="T655"><text:s/></text:span><text:span text:style-name="T656">value</text:span><text:span text:style-name="T657">=</text:span><text:span text:style-name="T658">"70000007"</text:span><text:span text:style-name="T659"><text:s/></text:span><text:span text:style-name="T660">/&gt;</text:span></text:p>
      <text:p text:style-name="P661"><text:span text:style-name="T662"><text:s text:c="2"/>&lt;</text:span><text:span text:style-name="T663">property</text:span><text:span text:style-name="T664"><text:s/></text:span><text:span text:style-name="T665">name</text:span><text:span text:style-name="T666">=</text:span><text:span text:style-name="T667">"xteeSecurityServer"</text:span><text:span text:style-name="T668"><text:s/></text:span><text:span text:style-name="T669">value</text:span><text:span text:style-name="T670">=</text:span><text:span text:style-name="T671">"http://10.0.15.1/cgi-bin/consumer_proxy"</text:span><text:span text:style-name="T672"><text:s/></text:span><text:span text:style-name="T673">/&gt;</text:span></text:p>
      <text:p text:style-name="P674"><text:span text:style-name="T675"><text:s text:c="2"/>&lt;</text:span><text:span text:style-name="T676">property</text:span><text:span text:style-name="T677"><text:s/></text:span><text:span text:style-name="T678">name</text:span><text:span text:style-name="T679">=</text:span><text:span text:style-name="T680">"xteeIdCode"</text:span><text:span text:style-name="T681"><text:s/></text:span><text:span text:style-name="T682">value</text:span><text:span text:style-name="T683">=</text:span><text:span text:style-name="T684">"00000000000"</text:span><text:span text:style-name="T685"><text:s/></text:span><text:span text:style-name="T686">/&gt;</text:span></text:p>
      <text:p text:style-name="P687"><text:span text:style-name="T688">&lt;/</text:span><text:span text:style-name="T689">bean</text:span><text:span text:style-name="T690">&gt;</text:span></text:p>
      <text:p text:style-name="P691"/>
      <text:p text:style-name="P692"><text:span text:style-name="T693">&lt;</text:span><text:span text:style-name="T694">bean</text:span><text:span text:style-name="T695"><text:s/></text:span><text:span text:style-name="T696">id</text:span><text:span text:style-name="T697">=</text:span><text:span text:style-name="T698">"monitorConfiguration"</text:span><text:span text:style-name="T699"><text:s/></text:span><text:span text:style-name="T700">class</text:span><text:span text:style-name="T701">=</text:span><text:span text:style-name="T702">"ee.adit.util.MonitorConfiguration"</text:span><text:span text:style-name="T703">&gt;</text:span></text:p>
      <text:p text:style-name="P704"><text:span text:style-name="T705"><text:s text:c="2"/>&lt;</text:span><text:span text:style-name="T706">property</text:span><text:span text:style-name="T707"><text:s/></text:span><text:span text:style-name="T708">name</text:span><text:span text:style-name="T709">=</text:span><text:span text:style-name="T710">"aditServiceUrl"</text:span><text:span text:style-name="T711"><text:s/></text:span><text:span text:style-name="T712">value</text:span><text:span text:style-name="T713">=</text:span><text:span text:style-name="T714">"http://localhost:7001/adit/service"</text:span><text:span text:style-name="T715"><text:s/></text:span><text:span text:style-name="T716">/&gt;</text:span></text:p>
      <text:p text:style-name="P717"><text:span text:style-name="T718"><text:s text:c="2"/>&lt;</text:span><text:span text:style-name="T719">property</text:span><text:span text:style-name="T720"><text:s/></text:span><text:span text:style-name="T721">name</text:span><text:span text:style-name="T722">=</text:span><text:span text:style-name="T723">"remoteApplicationShortName"</text:span><text:span text:style-name="T724"><text:s/></text:span><text:span text:style-name="T725">value</text:span><text:span text:style-name="T726">=</text:span><text:span text:style-name="T727">"MONITOR_TEST_APP"</text:span><text:span text:style-name="T728"><text:s/></text:span><text:span text:style-name="T729">/&gt;</text:span></text:p>
      <text:soft-page-break/>
      <text:p text:style-name="P730"><text:span text:style-name="T731"><text:s text:c="2"/>&lt;</text:span><text:span text:style-name="T732">property</text:span><text:span text:style-name="T733"><text:s/></text:span><text:span text:style-name="T734">name</text:span><text:span text:style-name="T735">=</text:span><text:span text:style-name="T736">"userCode"</text:span><text:span text:style-name="T737"><text:s/></text:span><text:span text:style-name="T738">value</text:span><text:span text:style-name="T739">=</text:span><text:span text:style-name="T740">"EE00000000000"</text:span><text:span text:style-name="T741"><text:s/></text:span><text:span text:style-name="T742">/&gt;</text:span></text:p>
      <text:p text:style-name="P743"><text:span text:style-name="T744"><text:s text:c="2"/>&lt;</text:span><text:span text:style-name="T745">property</text:span><text:span text:style-name="T746"><text:s/></text:span><text:span text:style-name="T747">name</text:span><text:span text:style-name="T748">=</text:span><text:span text:style-name="T749">"institutionCode"</text:span><text:span text:style-name="T750"><text:s/></text:span><text:span text:style-name="T751">value</text:span><text:span text:style-name="T752">=</text:span><text:span text:style-name="T753">"123456789"</text:span><text:span text:style-name="T754"><text:s/></text:span><text:span text:style-name="T755">/&gt;</text:span></text:p>
      <text:p text:style-name="P756"><text:span text:style-name="T757"><text:s text:c="2"/>&lt;</text:span><text:span text:style-name="T758">property</text:span><text:span text:style-name="T759"><text:s/></text:span><text:span text:style-name="T760">name</text:span><text:span text:style-name="T761">=</text:span><text:span text:style-name="T762">"testDocumentId"</text:span><text:span text:style-name="T763"><text:s/></text:span><text:span text:style-name="T764">value</text:span><text:span text:style-name="T765">=</text:span><text:span text:style-name="T766">"999999999999"</text:span><text:span text:style-name="T767"><text:s/></text:span><text:span text:style-name="T768">/&gt;</text:span></text:p>
      <text:p text:style-name="P769"><text:span text:style-name="T770"><text:s text:c="2"/>&lt;</text:span><text:span text:style-name="T771">property</text:span><text:span text:style-name="T772"><text:s/></text:span><text:span text:style-name="T773">name</text:span><text:span text:style-name="T774">=</text:span><text:span text:style-name="T775">"dvkTestDocumentID"</text:span><text:span text:style-name="T776"><text:s/></text:span><text:span text:style-name="T777">value</text:span><text:span text:style-name="T778">=</text:span><text:span text:style-name="T779">"9999999999"</text:span><text:span text:style-name="T780"><text:s/></text:span><text:span text:style-name="T781">/&gt;</text:span></text:p>
      <text:p text:style-name="P782"><text:span text:style-name="T783"><text:s text:c="2"/>&lt;</text:span><text:span text:style-name="T784">property</text:span><text:span text:style-name="T785"><text:s/></text:span><text:span text:style-name="T786">name</text:span><text:span text:style-name="T787">=</text:span><text:span text:style-name="T788">"testDocumentFileId"</text:span><text:span text:style-name="T789"><text:s/></text:span><text:span text:style-name="T790">value</text:span><text:span text:style-name="T791">=</text:span><text:span text:style-name="T792">"999999999999"</text:span><text:span text:style-name="T793"><text:s/></text:span><text:span text:style-name="T794">/&gt;</text:span></text:p>
      <text:p text:style-name="P795"><text:span text:style-name="T796"><text:s text:c="2"/>&lt;</text:span><text:span text:style-name="T797">property</text:span><text:span text:style-name="T798"><text:s/></text:span><text:span text:style-name="T799">name</text:span><text:span text:style-name="T800">=</text:span><text:span text:style-name="T801">"testUserCode"</text:span><text:span text:style-name="T802"><text:s/></text:span><text:span text:style-name="T803">value</text:span><text:span text:style-name="T804">=</text:span><text:span text:style-name="T805">"EE00000000000"</text:span><text:span text:style-name="T806"><text:s/></text:span><text:span text:style-name="T807">/&gt;</text:span></text:p>
      <text:p text:style-name="P808"><text:span text:style-name="T809"><text:s text:c="2"/>&lt;</text:span><text:span text:style-name="T810">property</text:span><text:span text:style-name="T811"><text:s/></text:span><text:span text:style-name="T812">name</text:span><text:span text:style-name="T813">=</text:span><text:span text:style-name="T814">"documentSaveInterval"</text:span><text:span text:style-name="T815"><text:s/></text:span><text:span text:style-name="T816">value</text:span><text:span text:style-name="T817">=</text:span><text:span text:style-name="T818">"60000"</text:span><text:span text:style-name="T819"><text:s/></text:span><text:span text:style-name="T820">/&gt;</text:span></text:p>
      <text:p text:style-name="P821"><text:span text:style-name="T822"><text:s text:c="2"/>&lt;</text:span><text:span text:style-name="T823">property</text:span><text:span text:style-name="T824"><text:s/></text:span><text:span text:style-name="T825">name</text:span><text:span text:style-name="T826">=</text:span><text:span text:style-name="T827">"documentSendToDvkInterval"</text:span><text:span text:style-name="T828"><text:s/></text:span><text:span text:style-name="T829">value</text:span><text:span text:style-name="T830">=</text:span><text:span text:style-name="T831">"60000"</text:span><text:span text:style-name="T832"><text:s/></text:span><text:span text:style-name="T833">/&gt;</text:span></text:p>
      <text:p text:style-name="P834"><text:span text:style-name="T835"><text:s text:c="2"/>&lt;</text:span><text:span text:style-name="T836">property</text:span><text:span text:style-name="T837"><text:s/></text:span><text:span text:style-name="T838">name</text:span><text:span text:style-name="T839">=</text:span><text:span text:style-name="T840">"documentSendToDvkServerInterval"</text:span><text:span text:style-name="T841"><text:s/></text:span><text:span text:style-name="T842">value</text:span><text:span text:style-name="T843">=</text:span><text:span text:style-name="T844">"60000"</text:span><text:span text:style-name="T845"><text:s/></text:span><text:span text:style-name="T846">/&gt;</text:span></text:p>
      <text:p text:style-name="P847"><text:span text:style-name="T848"><text:s text:c="2"/>&lt;</text:span><text:span text:style-name="T849">property</text:span><text:span text:style-name="T850"><text:s/></text:span><text:span text:style-name="T851">name</text:span><text:span text:style-name="T852">=</text:span><text:span text:style-name="T853">"documentSendToDvkFromDvkServerInterval"</text:span><text:span text:style-name="T854"><text:s/></text:span><text:span text:style-name="T855">value</text:span><text:span text:style-name="T856">=</text:span><text:span text:style-name="T857">"60000"</text:span><text:span text:style-name="T858"><text:s/></text:span><text:span text:style-name="T859">/&gt;</text:span></text:p>
      <text:p text:style-name="P860"><text:span text:style-name="T861"><text:s text:c="2"/>&lt;</text:span><text:span text:style-name="T862">property</text:span><text:span text:style-name="T863"><text:s/></text:span><text:span text:style-name="T864">name</text:span><text:span text:style-name="T865">=</text:span><text:span text:style-name="T866">"documentSendToAditInterval"</text:span><text:span text:style-name="T867"><text:s/></text:span><text:span text:style-name="T868">value</text:span><text:span text:style-name="T869">=</text:span><text:span text:style-name="T870">"60000"</text:span><text:span text:style-name="T871"><text:s/></text:span><text:span text:style-name="T872">/&gt;</text:span></text:p>
      <text:p text:style-name="P873"><text:span text:style-name="T874"><text:s text:c="2"/>&lt;</text:span><text:span text:style-name="T875">property</text:span><text:span text:style-name="T876"><text:s/></text:span><text:span text:style-name="T877">name</text:span><text:span text:style-name="T878">=</text:span><text:span text:style-name="T879">"notificationSendInterval"</text:span><text:span text:style-name="T880"><text:s/></text:span><text:span text:style-name="T881">value</text:span><text:span text:style-name="T882">=</text:span><text:span text:style-name="T883">"60000"</text:span><text:span text:style-name="T884"><text:s/></text:span><text:span text:style-name="T885">/&gt;</text:span></text:p>
      <text:p text:style-name="P886"><text:span text:style-name="T887"><text:s text:c="2"/></text:span><text:span text:style-name="T888">&lt;</text:span><text:span text:style-name="T889">property</text:span><text:span text:style-name="T890"><text:s/></text:span><text:span text:style-name="T891">name</text:span><text:span text:style-name="T892">=</text:span><text:span text:style-name="T893">"errorInterval"</text:span><text:span text:style-name="T894"><text:s/></text:span><text:span text:style-name="T895">value</text:span><text:span text:style-name="T896">=</text:span><text:span text:style-name="T897">"60000"</text:span><text:span text:style-name="T898"><text:s/></text:span><text:span text:style-name="T899">/&gt;</text:span></text:p>
      <text:p text:style-name="P900"><text:span text:style-name="T901"><text:s text:c="2"/></text:span><text:span text:style-name="T902">&lt;</text:span><text:span text:style-name="T903">property</text:span><text:span text:style-name="T904"><text:s/></text:span><text:span text:style-name="T905">name</text:span><text:span text:style-name="T906">=</text:span><text:span text:style-name="T907">"errorLevel"</text:span><text:span text:style-name="T908"><text:s/></text:span><text:span text:style-name="T909">value</text:span><text:span text:style-name="T910">=</text:span><text:span text:style-name="T911">"FATAL"</text:span><text:span text:style-name="T912"><text:s/></text:span><text:span text:style-name="T913">/&gt;</text:span></text:p>
      <text:p text:style-name="P914"><text:span text:style-name="T915">&lt;/</text:span><text:span text:style-name="T916">bean</text:span><text:span text:style-name="T917">&gt;</text:span></text:p>
      <text:h text:style-name="P918" text:outline-level="3"><text:bookmark-start text:name="__RefHeading__4266_1533963332"/><text:bookmark-start text:name="_Toc275771640"/><text:bookmark-start text:name="_Toc275770857"/><text:bookmark-start text:name="_Toc275765997"/><text:bookmark-start text:name="_Toc275764720"/><text:bookmark-start text:name="_Toc275181515"/><text:bookmark-start text:name="_Toc273352071"/><text:bookmark-end text:name="__RefHeading__4266_1533963332"/>Fail adit-configuration.xml<text:bookmark-end text:name="_Toc275771640"/><text:bookmark-end text:name="_Toc275770857"/><text:bookmark-end text:name="_Toc275765997"/><text:bookmark-end text:name="_Toc275764720"/><text:bookmark-end text:name="_Toc275181515"/><text:bookmark-end text:name="_Toc273352071"/></text:h>
      <text:p text:style-name="P919"/>
      <text:p text:style-name="Normal"><text:span text:style-name="T920">getJoinedMaxResults</text:span><text:span text:style-name="T921"><text:s/></text:span><text:span text:style-name="T922">– sätestab päringu „GetJoined“ maksimaalse tagastatavate tulemuste arvu.</text:span></text:p>
      <text:p text:style-name="P923"/>
      <text:p text:style-name="Normal"><text:span text:style-name="T924">tempDir</text:span><text:span text:style-name="T925"><text:s/>– kataloog, kuhu ADIT rakendus paigutab töötamise ajal loodud ajutised failid. Sellele kataloogile peab olema kasutajal, kellena käivitatakse rakendusserver, lugemis- ja kirjutamisõigus.</text:span></text:p>
      <text:p text:style-name="P926"/>
      <text:p text:style-name="Normal"><text:span text:style-name="T927">deleteTemporaryFiles</text:span><text:span text:style-name="T928"><text:s/>– tõeväärtus tüüpi muutuja, mis näitab, kas ajutised failid kustutatakse peale nendega töötamist või mitte.<text:s/></text:span><text:span text:style-name="T929">PS! Testimise ajaks ja vigade otsimisel on soovitatav ajutised failid alles jätta.</text:span></text:p>
      <text:p text:style-name="P930"/>
      <text:p text:style-name="Normal"><text:span text:style-name="T931">schedulerEventTypeName</text:span><text:span text:style-name="T932"><text:s/>– X-Tee teavituskalendris kasutatav sündmuse nimi ADIT sündmuste jaoks.</text:span></text:p>
      <text:p text:style-name="P933"/>
      <text:p text:style-name="Normal"><text:span text:style-name="T934">dvkResponseMessageStylesheet</text:span><text:span text:style-name="T935"><text:s/>– määrab ära, millist stiililehte kasutatakse DVK vastuskirja koostamiseks.</text:span></text:p>
      <text:p text:style-name="P936"/>
      <text:p text:style-name="Normal"><text:span text:style-name="T937">globalDiskQuota</text:span><text:span text:style-name="T938"><text:s/>– üldine kettamahu piirang ühe kasutaja kohta baitides.</text:span></text:p>
      <text:p text:style-name="P939"/>
      <text:p text:style-name="Normal"><text:span text:style-name="T940">documentRetentionDeadlineDays</text:span><text:span text:style-name="T941"><text:s/>– dokumentide säilitustähtaeg päevades. Arvestatakse dokumendi viimase muutmise kuupäevast. Reaalselt kasutatakse seda ainult getDocument ja getDocumentList päringute vastustes dokumendi eeldatava kustutamisaja arvutamiseks.</text:span></text:p>
      <text:p text:style-name="P942"/>
      <text:p text:style-name="Normal"><text:span text:style-name="T943">locales<text:s/></text:span><text:span text:style-name="T944">– nimekiri keeltest, milles tagastatakse päringute (vea)teated. Keele määramisel kasutatakse formaati [keelekood]_[riigikood]. Nt. „en_us“. Keele- ja riigikoodidena kasutatakse kahetähelisi ISO 639-1 formaadis koode.</text:span></text:p>
      <text:p text:style-name="P945"/>
      <text:p text:style-name="Normal"><text:span text:style-name="T946">dvkOrgCode</text:span><text:span text:style-name="T947"><text:s/>–<text:s/></text:span><text:span text:style-name="T948">asutuse kood, kelle nimel saadetakse dokumendid DVK-sse.</text:span></text:p>
      <text:p text:style-name="P949"/>
      <text:p text:style-name="Normal"><text:span text:style-name="T950">xteeInstitution<text:s/></text:span><text:span text:style-name="T951">–<text:s/></text:span><text:span text:style-name="T952">asutuse kood, kelle nimel saadetakse teavitusi teavituskalendrisse.</text:span></text:p>
      <text:p text:style-name="P953"/>
      <text:p text:style-name="Normal"><text:span text:style-name="T954">xteeSecurityServer<text:s/></text:span><text:span text:style-name="T955">–<text:s/></text:span><text:span text:style-name="T956">turvaserveri aadress, mille kaudu saadetakse teavitusi teavituskalendrisse.</text:span></text:p>
      <text:p text:style-name="P957"/>
      <text:p text:style-name="Normal"><text:span text:style-name="T958">xteeIdCode<text:s/></text:span><text:span text:style-name="T959">–<text:s/></text:span><text:span text:style-name="T960">Isikukood, mida kasutatakse teavituskalendri x-tee päringute tegemiseks.</text:span></text:p>
      <text:p text:style-name="P961"/>
      <text:p text:style-name="Normal"><text:span text:style-name="T962">aditServiceUrl<text:s/></text:span><text:span text:style-name="T963">–<text:s/></text:span><text:span text:style-name="T964">ADIT veebiteenuse URL (kui tahetakse monitoorida üle X-Tee, siis turvaserveri aadress).</text:span><text:span text:style-name="T965"><text:line-break/></text:span></text:p>
      <text:soft-page-break/>
      <text:p text:style-name="Normal"><text:span text:style-name="T966">remoteApplicationShortName</text:span><text:span text:style-name="T967"><text:s/></text:span><text:span text:style-name="T968">– monitooringu päringute jaoks kasutatav test-infosüsteemi lühinimi. Selle väärtuse muutmisel peab olema veendunud, et andmebaasis on ka vastav kirje tabelis REMOTE_APPLICATION.</text:span></text:p>
      <text:p text:style-name="P969"/>
      <text:p text:style-name="Normal"><text:span text:style-name="T970">userCode</text:span><text:span text:style-name="T971"><text:s/>– monitooringu päringute kasutaja kood.</text:span></text:p>
      <text:p text:style-name="P972"/>
      <text:p text:style-name="Normal"><text:span text:style-name="T973">institutionCode</text:span><text:span text:style-name="T974"><text:s/>– monitooringu päringute asutuse kood.</text:span></text:p>
      <text:p text:style-name="P975"/>
      <text:p text:style-name="Normal"><text:span text:style-name="T976">testDocumentId</text:span><text:span text:style-name="T977"><text:s/>– monitooringu päringute testdokumendi ID.</text:span></text:p>
      <text:p text:style-name="P978"/>
      <text:p text:style-name="Normal"><text:span text:style-name="T979">dvkTestDocumentID</text:span><text:span text:style-name="T980"><text:s/>– monitooringu päringute DVK testdokumendi ID.</text:span></text:p>
      <text:p text:style-name="P981"/>
      <text:p text:style-name="Normal"><text:span text:style-name="T982">testDocumentFileId</text:span><text:span text:style-name="T983"><text:s/>– monitooringu päringute testdokumendi faili ID.</text:span></text:p>
      <text:p text:style-name="P984"/>
      <text:p text:style-name="Normal"><text:span text:style-name="T985">testUserCode</text:span><text:span text:style-name="T986"><text:s/>– monitooringu kasutajate nimekirja päringu testkasutaja kood.</text:span></text:p>
      <text:p text:style-name="P987"/>
      <text:p text:style-name="Normal"><text:span text:style-name="T988">documentSaveInterval</text:span><text:span text:style-name="T989"><text:s/>– päringu „saveDocument“ testimise periood millisekundites.</text:span></text:p>
      <text:p text:style-name="P990"/>
      <text:p text:style-name="Normal"><text:span text:style-name="T991">documentSendToDvkInterval</text:span><text:span text:style-name="T992"><text:s/>– dokumentide DVK-sse saatmise periood.</text:span></text:p>
      <text:p text:style-name="P993"/>
      <text:p text:style-name="Normal"><text:span text:style-name="T994">documentSendToAditInterval</text:span><text:span text:style-name="T995"><text:s/>– dokumentide ADIT-isse importimise periood.</text:span></text:p>
      <text:p text:style-name="P996"/>
      <text:p text:style-name="Normal"><text:span text:style-name="T997">notificationSendInterval</text:span><text:span text:style-name="T998"><text:s/>– teavituste saatmise intervall.</text:span></text:p>
      <text:p text:style-name="P999"/>
      <text:p text:style-name="Normal"><text:span text:style-name="T1000">errorInterval</text:span><text:span text:style-name="T1001"><text:s/>– rakenduse vigade tabeli kontrollimise periood.</text:span></text:p>
      <text:p text:style-name="P1002"/>
      <text:p text:style-name="Normal"><text:span text:style-name="T1003">errorLevell</text:span><text:span text:style-name="T1004"><text:s/>– määrab vaadeldavate vigade taseme vigade tabelis. Võimalikud väärtused – WARN, ERROR, FATAL.</text:span></text:p>
      <text:p text:style-name="P1005"/>
      <text:p text:style-name="P1006"/>
      <text:h text:style-name="P1007" text:outline-level="3">Fail adit-jobs.xml</text:h>
      <text:p text:style-name="P1008"/>
      <text:p text:style-name="Normal"><text:span text:style-name="T1009">Ajatatud toimingud (DVK-ga suhtlemine ja teavituste saatmine X-Tee teavituskalendrisse) on seadistatud<text:s/></text:span><text:span text:style-name="T1010">adit-jobs.xml</text:span><text:span text:style-name="T1011"><text:s/>failis:</text:span></text:p>
      <text:p text:style-name="P1012"/>
      <text:p text:style-name="P1013"><text:span text:style-name="T1014">&lt;</text:span><text:span text:style-name="T1015">bean</text:span><text:span text:style-name="T1016"><text:s/></text:span><text:span text:style-name="T1017">id</text:span><text:span text:style-name="T1018">=</text:span><text:span text:style-name="T1019">"dvkSendTrigger"</text:span><text:span text:style-name="T1020"><text:s/></text:span><text:span text:style-name="T1021">class</text:span><text:span text:style-name="T1022">=</text:span><text:span text:style-name="T1023">"org.springframework.scheduling.quartz.SimpleTriggerBean"</text:span><text:span text:style-name="T1024">&gt;</text:span></text:p>
      <text:p text:style-name="P1025"><text:span text:style-name="T1026"><text:s text:c="2"/>&lt;</text:span><text:span text:style-name="T1027">property</text:span><text:span text:style-name="T1028"><text:s/></text:span><text:span text:style-name="T1029">name</text:span><text:span text:style-name="T1030">=</text:span><text:span text:style-name="T1031">"jobDetail"</text:span><text:span text:style-name="T1032"><text:s/></text:span><text:span text:style-name="T1033">ref</text:span><text:span text:style-name="T1034">=</text:span><text:span text:style-name="T1035">"sendJobDetails"</text:span><text:span text:style-name="T1036">/&gt;</text:span></text:p>
      <text:p text:style-name="P1037"><text:span text:style-name="T1038"><text:s text:c="2"/>&lt;!-- 10 seconds --&gt;</text:span></text:p>
      <text:p text:style-name="P1039"><text:span text:style-name="T1040"><text:s text:c="2"/>&lt;</text:span><text:span text:style-name="T1041">property</text:span><text:span text:style-name="T1042"><text:s/></text:span><text:span text:style-name="T1043">name</text:span><text:span text:style-name="T1044">=</text:span><text:span text:style-name="T1045">"startDelay"</text:span><text:span text:style-name="T1046"><text:s/></text:span><text:span text:style-name="T1047">value</text:span><text:span text:style-name="T1048">=</text:span><text:span text:style-name="T1049">"60000"</text:span><text:span text:style-name="T1050">/&gt;</text:span></text:p>
      <text:p text:style-name="P1051"><text:span text:style-name="T1052"><text:s text:c="2"/>&lt;!-- repeat every 20 seconds --&gt;</text:span></text:p>
      <text:p text:style-name="P1053"><text:span text:style-name="T1054"><text:s text:c="2"/>&lt;</text:span><text:span text:style-name="T1055">property</text:span><text:span text:style-name="T1056"><text:s/></text:span><text:span text:style-name="T1057">name</text:span><text:span text:style-name="T1058">=</text:span><text:span text:style-name="T1059">"repeatInterval"</text:span><text:span text:style-name="T1060"><text:s/></text:span><text:span text:style-name="T1061">value</text:span><text:span text:style-name="T1062">=</text:span><text:span text:style-name="T1063">"60000"</text:span><text:span text:style-name="T1064">/&gt;</text:span></text:p>
      <text:p text:style-name="P1065"><text:span text:style-name="T1066">&lt;/</text:span><text:span text:style-name="T1067">bean</text:span><text:span text:style-name="T1068">&gt;</text:span></text:p>
      <text:p text:style-name="P1069"><text:span text:style-name="T1070"><text:tab/></text:span></text:p>
      <text:p text:style-name="P1071"><text:span text:style-name="T1072">&lt;</text:span><text:span text:style-name="T1073">bean</text:span><text:span text:style-name="T1074"><text:s/></text:span><text:span text:style-name="T1075">id</text:span><text:span text:style-name="T1076">=</text:span><text:span text:style-name="T1077">"dvkReceiveTrigger"</text:span><text:span text:style-name="T1078"><text:s/></text:span><text:span text:style-name="T1079">class</text:span><text:span text:style-name="T1080">=</text:span><text:span text:style-name="T1081">"org.springframework.scheduling.quartz.SimpleTriggerBean"</text:span><text:span text:style-name="T1082">&gt;</text:span></text:p>
      <text:p text:style-name="P1083"><text:span text:style-name="T1084"><text:s text:c="2"/>&lt;</text:span><text:span text:style-name="T1085">property</text:span><text:span text:style-name="T1086"><text:s/></text:span><text:span text:style-name="T1087">name</text:span><text:span text:style-name="T1088">=</text:span><text:span text:style-name="T1089">"jobDetail"</text:span><text:span text:style-name="T1090"><text:s/></text:span><text:span text:style-name="T1091">ref</text:span><text:span text:style-name="T1092">=</text:span><text:span text:style-name="T1093">"receiveJobDetails"</text:span><text:span text:style-name="T1094">/&gt;</text:span></text:p>
      <text:p text:style-name="P1095"><text:span text:style-name="T1096"><text:s text:c="2"/>&lt;!-- 10 seconds --&gt;</text:span></text:p>
      <text:p text:style-name="P1097"><text:span text:style-name="T1098"><text:s text:c="2"/>&lt;</text:span><text:span text:style-name="T1099">property</text:span><text:span text:style-name="T1100"><text:s/></text:span><text:span text:style-name="T1101">name</text:span><text:span text:style-name="T1102">=</text:span><text:span text:style-name="T1103">"startDelay"</text:span><text:span text:style-name="T1104"><text:s/></text:span><text:span text:style-name="T1105">value</text:span><text:span text:style-name="T1106">=</text:span><text:span text:style-name="T1107">"120000"</text:span><text:span text:style-name="T1108">/&gt;</text:span></text:p>
      <text:p text:style-name="P1109"><text:span text:style-name="T1110"><text:s text:c="2"/>&lt;!-- repeat every 20 seconds --&gt;</text:span></text:p>
      <text:p text:style-name="P1111"><text:span text:style-name="T1112"><text:s text:c="2"/>&lt;</text:span><text:span text:style-name="T1113">property</text:span><text:span text:style-name="T1114"><text:s/></text:span><text:span text:style-name="T1115">name</text:span><text:span text:style-name="T1116">=</text:span><text:span text:style-name="T1117">"repeatInterval"</text:span><text:span text:style-name="T1118"><text:s/></text:span><text:span text:style-name="T1119">value</text:span><text:span text:style-name="T1120">=</text:span><text:span text:style-name="T1121">"60000"</text:span><text:span text:style-name="T1122">/&gt;</text:span></text:p>
      <text:p text:style-name="P1123"><text:span text:style-name="T1124">&lt;/</text:span><text:span text:style-name="T1125">bean</text:span><text:span text:style-name="T1126">&gt;</text:span></text:p>
      <text:p text:style-name="P1127"><text:span text:style-name="T1128"><text:tab/></text:span></text:p>
      <text:soft-page-break/>
      <text:p text:style-name="P1129"><text:span text:style-name="T1130">&lt;</text:span><text:span text:style-name="T1131">bean</text:span><text:span text:style-name="T1132"><text:s/></text:span><text:span text:style-name="T1133">id</text:span><text:span text:style-name="T1134">=</text:span><text:span text:style-name="T1135">"dvkUpdateStatusTrigger"</text:span><text:span text:style-name="T1136"><text:s/></text:span><text:span text:style-name="T1137">class</text:span><text:span text:style-name="T1138">=</text:span><text:span text:style-name="T1139">"org.springframework.scheduling.quartz.SimpleTriggerBean"</text:span><text:span text:style-name="T1140">&gt;</text:span></text:p>
      <text:p text:style-name="P1141"><text:span text:style-name="T1142"><text:s text:c="2"/>&lt;</text:span><text:span text:style-name="T1143">property</text:span><text:span text:style-name="T1144"><text:s/></text:span><text:span text:style-name="T1145">name</text:span><text:span text:style-name="T1146">=</text:span><text:span text:style-name="T1147">"jobDetail"</text:span><text:span text:style-name="T1148"><text:s/></text:span><text:span text:style-name="T1149">ref</text:span><text:span text:style-name="T1150">=</text:span><text:span text:style-name="T1151">"updateStatusJobDetails"</text:span><text:span text:style-name="T1152">/&gt;</text:span></text:p>
      <text:p text:style-name="P1153"><text:span text:style-name="T1154"><text:s text:c="2"/>&lt;!-- 10 seconds --&gt;</text:span></text:p>
      <text:p text:style-name="P1155"><text:span text:style-name="T1156"><text:s text:c="2"/>&lt;</text:span><text:span text:style-name="T1157">property</text:span><text:span text:style-name="T1158"><text:s/></text:span><text:span text:style-name="T1159">name</text:span><text:span text:style-name="T1160">=</text:span><text:span text:style-name="T1161">"startDelay"</text:span><text:span text:style-name="T1162"><text:s/></text:span><text:span text:style-name="T1163">value</text:span><text:span text:style-name="T1164">=</text:span><text:span text:style-name="T1165">"180000"</text:span><text:span text:style-name="T1166">/&gt;</text:span></text:p>
      <text:p text:style-name="P1167"><text:span text:style-name="T1168"><text:s text:c="2"/>&lt;!-- repeat every 20 seconds --&gt;</text:span></text:p>
      <text:p text:style-name="P1169"><text:span text:style-name="T1170"><text:s text:c="2"/>&lt;</text:span><text:span text:style-name="T1171">property</text:span><text:span text:style-name="T1172"><text:s/></text:span><text:span text:style-name="T1173">name</text:span><text:span text:style-name="T1174">=</text:span><text:span text:style-name="T1175">"repeatInterval"</text:span><text:span text:style-name="T1176"><text:s/></text:span><text:span text:style-name="T1177">value</text:span><text:span text:style-name="T1178">=</text:span><text:span text:style-name="T1179">"60000"</text:span><text:span text:style-name="T1180">/&gt;</text:span></text:p>
      <text:p text:style-name="P1181"><text:span text:style-name="T1182">&lt;/</text:span><text:span text:style-name="T1183">bean</text:span><text:span text:style-name="T1184">&gt;</text:span></text:p>
      <text:p text:style-name="P1185"><text:span text:style-name="T1186"><text:tab/></text:span></text:p>
      <text:p text:style-name="P1187"><text:span text:style-name="T1188">&lt;</text:span><text:span text:style-name="T1189">bean</text:span><text:span text:style-name="T1190"><text:s/></text:span><text:span text:style-name="T1191">id</text:span><text:span text:style-name="T1192">=</text:span><text:span text:style-name="T1193">"dvkUpdateStatusToDVKTrigger"</text:span><text:span text:style-name="T1194"><text:s/></text:span><text:span text:style-name="T1195">class</text:span><text:span text:style-name="T1196">=</text:span><text:span text:style-name="T1197">"org.springframework.scheduling.quartz.SimpleTriggerBean"</text:span><text:span text:style-name="T1198">&gt;</text:span></text:p>
      <text:p text:style-name="P1199"><text:span text:style-name="T1200"><text:s text:c="2"/>&lt;</text:span><text:span text:style-name="T1201">property</text:span><text:span text:style-name="T1202"><text:s/></text:span><text:span text:style-name="T1203">name</text:span><text:span text:style-name="T1204">=</text:span><text:span text:style-name="T1205">"jobDetail"</text:span><text:span text:style-name="T1206"><text:s/></text:span><text:span text:style-name="T1207">ref</text:span><text:span text:style-name="T1208">=</text:span><text:span text:style-name="T1209">"UpdateStatusToDVKJobDetails"</text:span><text:span text:style-name="T1210">/&gt;</text:span></text:p>
      <text:p text:style-name="P1211"><text:span text:style-name="T1212"><text:s text:c="2"/>&lt;!-- 10 seconds --&gt;</text:span></text:p>
      <text:p text:style-name="P1213"><text:span text:style-name="T1214"><text:s text:c="2"/>&lt;</text:span><text:span text:style-name="T1215">property</text:span><text:span text:style-name="T1216"><text:s/></text:span><text:span text:style-name="T1217">name</text:span><text:span text:style-name="T1218">=</text:span><text:span text:style-name="T1219">"startDelay"</text:span><text:span text:style-name="T1220"><text:s/></text:span><text:span text:style-name="T1221">value</text:span><text:span text:style-name="T1222">=</text:span><text:span text:style-name="T1223">"240000"</text:span><text:span text:style-name="T1224">/&gt;</text:span></text:p>
      <text:p text:style-name="P1225"><text:span text:style-name="T1226"><text:s text:c="2"/>&lt;!-- repeat every 20 seconds --&gt;</text:span></text:p>
      <text:p text:style-name="P1227"><text:span text:style-name="T1228"><text:s text:c="2"/>&lt;</text:span><text:span text:style-name="T1229">property</text:span><text:span text:style-name="T1230"><text:s/></text:span><text:span text:style-name="T1231">name</text:span><text:span text:style-name="T1232">=</text:span><text:span text:style-name="T1233">"repeatInterval"</text:span><text:span text:style-name="T1234"><text:s/></text:span><text:span text:style-name="T1235">value</text:span><text:span text:style-name="T1236">=</text:span><text:span text:style-name="T1237">"60000"</text:span><text:span text:style-name="T1238">/&gt;</text:span></text:p>
      <text:p text:style-name="P1239"><text:span text:style-name="T1240">&lt;/</text:span><text:span text:style-name="T1241">bean</text:span><text:span text:style-name="T1242">&gt;</text:span></text:p>
      <text:p text:style-name="P1243"><text:tab/></text:p>
      <text:p text:style-name="P1244"><text:span text:style-name="T1245">&lt;</text:span><text:span text:style-name="T1246">bean</text:span><text:span text:style-name="T1247"><text:s/></text:span><text:span text:style-name="T1248">id</text:span><text:span text:style-name="T1249">=</text:span><text:span text:style-name="T1250">"DeleteDocumentsFromDVKJobTrigger"</text:span><text:span text:style-name="T1251"><text:s/></text:span><text:span text:style-name="T1252">class</text:span><text:span text:style-name="T1253">=</text:span><text:span text:style-name="T1254">"org.springframework.scheduling.quartz.SimpleTriggerBean"</text:span><text:span text:style-name="T1255">&gt;</text:span></text:p>
      <text:p text:style-name="P1256"><text:span text:style-name="T1257"><text:s text:c="2"/></text:span><text:span text:style-name="T1258">&lt;</text:span><text:span text:style-name="T1259">property</text:span><text:span text:style-name="T1260"><text:s/></text:span><text:span text:style-name="T1261">name</text:span><text:span text:style-name="T1262">=</text:span><text:span text:style-name="T1263">"jobDetail"</text:span><text:span text:style-name="T1264"><text:s/></text:span><text:span text:style-name="T1265">ref</text:span><text:span text:style-name="T1266">=</text:span><text:span text:style-name="T1267">"DeleteDocumentsFromDVKJobDetails"</text:span><text:span text:style-name="T1268">/&gt;</text:span></text:p>
      <text:p text:style-name="P1269"><text:span text:style-name="T1270"><text:s text:c="2"/></text:span><text:span text:style-name="T1271">&lt;!-- 10 seconds --&gt;</text:span></text:p>
      <text:p text:style-name="P1272"><text:span text:style-name="T1273"><text:s text:c="2"/></text:span><text:span text:style-name="T1274">&lt;</text:span><text:span text:style-name="T1275">property</text:span><text:span text:style-name="T1276"><text:s/></text:span><text:span text:style-name="T1277">name</text:span><text:span text:style-name="T1278">=</text:span><text:span text:style-name="T1279">"startDelay"</text:span><text:span text:style-name="T1280"><text:s/></text:span><text:span text:style-name="T1281">value</text:span><text:span text:style-name="T1282">=</text:span><text:span text:style-name="T1283">"0"</text:span><text:span text:style-name="T1284">/&gt;</text:span></text:p>
      <text:p text:style-name="P1285"><text:span text:style-name="T1286"><text:s text:c="2"/></text:span><text:span text:style-name="T1287">&lt;!-- repeat every 20 seconds --&gt;</text:span></text:p>
      <text:p text:style-name="P1288"><text:span text:style-name="T1289"><text:s text:c="2"/></text:span><text:span text:style-name="T1290">&lt;</text:span><text:span text:style-name="T1291">property</text:span><text:span text:style-name="T1292"><text:s/></text:span><text:span text:style-name="T1293">name</text:span><text:span text:style-name="T1294">=</text:span><text:span text:style-name="T1295">"repeatInterval"</text:span><text:span text:style-name="T1296"><text:s/></text:span><text:span text:style-name="T1297">value</text:span><text:span text:style-name="T1298">=</text:span><text:span text:style-name="T1299">"3600000"</text:span><text:span text:style-name="T1300">/&gt;</text:span></text:p>
      <text:p text:style-name="P1301"><text:span text:style-name="T1302">&lt;/</text:span><text:span text:style-name="T1303">bean</text:span><text:span text:style-name="T1304">&gt;</text:span></text:p>
      <text:p text:style-name="P1305"><text:span text:style-name="T1306"><text:tab/></text:span></text:p>
      <text:p text:style-name="P1307"><text:span text:style-name="T1308">&lt;</text:span><text:span text:style-name="T1309">bean</text:span><text:span text:style-name="T1310"><text:s/></text:span><text:span text:style-name="T1311">id</text:span><text:span text:style-name="T1312">=</text:span><text:span text:style-name="T1313">"UserSyncJobTrigger"</text:span><text:span text:style-name="T1314"><text:s/></text:span><text:span text:style-name="T1315">class</text:span><text:span text:style-name="T1316">=</text:span><text:span text:style-name="T1317">"org.springframework.scheduling.quartz.SimpleTriggerBean"</text:span><text:span text:style-name="T1318">&gt;</text:span></text:p>
      <text:p text:style-name="P1319"><text:span text:style-name="T1320"><text:s text:c="2"/></text:span><text:span text:style-name="T1321">&lt;</text:span><text:span text:style-name="T1322">property</text:span><text:span text:style-name="T1323"><text:s/></text:span><text:span text:style-name="T1324">name</text:span><text:span text:style-name="T1325">=</text:span><text:span text:style-name="T1326">"jobDetail"</text:span><text:span text:style-name="T1327"><text:s/></text:span><text:span text:style-name="T1328">ref</text:span><text:span text:style-name="T1329">=</text:span><text:span text:style-name="T1330">"UserSyncJobDetails"</text:span><text:span text:style-name="T1331">/&gt;</text:span></text:p>
      <text:p text:style-name="P1332"><text:span text:style-name="T1333"><text:s text:c="2"/></text:span><text:span text:style-name="T1334">&lt;!-- 10 seconds --&gt;</text:span></text:p>
      <text:p text:style-name="P1335"><text:span text:style-name="T1336"><text:s text:c="2"/></text:span><text:span text:style-name="T1337">&lt;</text:span><text:span text:style-name="T1338">property</text:span><text:span text:style-name="T1339"><text:s/></text:span><text:span text:style-name="T1340">name</text:span><text:span text:style-name="T1341">=</text:span><text:span text:style-name="T1342">"startDelay"</text:span><text:span text:style-name="T1343"><text:s/></text:span><text:span text:style-name="T1344">value</text:span><text:span text:style-name="T1345">=</text:span><text:span text:style-name="T1346">"0"</text:span><text:span text:style-name="T1347">/&gt;</text:span></text:p>
      <text:p text:style-name="P1348"><text:span text:style-name="T1349"><text:s text:c="2"/></text:span><text:span text:style-name="T1350">&lt;!-- repeat every 20 seconds --&gt;</text:span></text:p>
      <text:p text:style-name="P1351"><text:span text:style-name="T1352"><text:s text:c="2"/></text:span><text:span text:style-name="T1353">&lt;</text:span><text:span text:style-name="T1354">property</text:span><text:span text:style-name="T1355"><text:s/></text:span><text:span text:style-name="T1356">name</text:span><text:span text:style-name="T1357">=</text:span><text:span text:style-name="T1358">"repeatInterval"</text:span><text:span text:style-name="T1359"><text:s/></text:span><text:span text:style-name="T1360">value</text:span><text:span text:style-name="T1361">=</text:span><text:span text:style-name="T1362">"30000"</text:span><text:span text:style-name="T1363">/&gt;</text:span></text:p>
      <text:p text:style-name="P1364"><text:span text:style-name="T1365">&lt;/</text:span><text:span text:style-name="T1366">bean</text:span><text:span text:style-name="T1367">&gt;</text:span></text:p>
      <text:p text:style-name="P1368"/>
      <text:p text:style-name="P1369"><text:span text:style-name="T1370">&lt;</text:span><text:span text:style-name="T1371">bean</text:span><text:span text:style-name="T1372"><text:s/></text:span><text:span text:style-name="T1373">id</text:span><text:span text:style-name="T1374">=</text:span><text:span text:style-name="T1375">"notificationTrigger"</text:span><text:span text:style-name="T1376"><text:s/></text:span><text:span text:style-name="T1377">class</text:span><text:span text:style-name="T1378">=</text:span><text:span text:style-name="T1379">"org.springframework.scheduling.quartz.SimpleTriggerBean"</text:span><text:span text:style-name="T1380">&gt;</text:span></text:p>
      <text:p text:style-name="P1381"><text:span text:style-name="T1382"><text:s text:c="2"/>&lt;</text:span><text:span text:style-name="T1383">property</text:span><text:span text:style-name="T1384"><text:s/></text:span><text:span text:style-name="T1385">name</text:span><text:span text:style-name="T1386">=</text:span><text:span text:style-name="T1387">"jobDetail"</text:span><text:span text:style-name="T1388"><text:s/></text:span><text:span text:style-name="T1389">ref</text:span><text:span text:style-name="T1390">=</text:span><text:span text:style-name="T1391">"sendNotificationsJobDetails"</text:span><text:span text:style-name="T1392">/&gt;</text:span></text:p>
      <text:p text:style-name="P1393"><text:span text:style-name="T1394"><text:s text:c="2"/>&lt;</text:span><text:span text:style-name="T1395">property</text:span><text:span text:style-name="T1396"><text:s/></text:span><text:span text:style-name="T1397">name</text:span><text:span text:style-name="T1398">=</text:span><text:span text:style-name="T1399">"startDelay"</text:span><text:span text:style-name="T1400"><text:s/></text:span><text:span text:style-name="T1401">value</text:span><text:span text:style-name="T1402">=</text:span><text:span text:style-name="T1403">"120000"</text:span><text:span text:style-name="T1404">/&gt;</text:span></text:p>
      <text:p text:style-name="P1405"><text:span text:style-name="T1406"><text:s text:c="2"/>&lt;</text:span><text:span text:style-name="T1407">property</text:span><text:span text:style-name="T1408"><text:s/></text:span><text:span text:style-name="T1409">name</text:span><text:span text:style-name="T1410">=</text:span><text:span text:style-name="T1411">"repeatInterval"</text:span><text:span text:style-name="T1412"><text:s/></text:span><text:span text:style-name="T1413">value</text:span><text:span text:style-name="T1414">=</text:span><text:span text:style-name="T1415">"120000"</text:span><text:span text:style-name="T1416">/&gt;</text:span></text:p>
      <text:p text:style-name="P1417"><text:span text:style-name="T1418">&lt;/</text:span><text:span text:style-name="T1419">bean</text:span><text:span text:style-name="T1420">&gt;</text:span></text:p>
      <text:p text:style-name="P1421"/>
      <text:p text:style-name="P1422"><text:span text:style-name="T1423">&lt;</text:span><text:span text:style-name="T1424">bean</text:span><text:span text:style-name="T1425"><text:s/></text:span><text:span text:style-name="T1426">id</text:span><text:span text:style-name="T1427">=</text:span><text:span text:style-name="T1428">"temporaryFolderCleanerTrigger"</text:span><text:span text:style-name="T1429"><text:s/></text:span><text:span text:style-name="T1430">class</text:span><text:span text:style-name="T1431">=</text:span><text:span text:style-name="T1432">"org.springframework.scheduling.quartz.SimpleTriggerBean"</text:span><text:span text:style-name="T1433">&gt;</text:span></text:p>
      <text:p text:style-name="P1434"><text:span text:style-name="T1435"><text:s text:c="2"/></text:span><text:span text:style-name="T1436">&lt;</text:span><text:span text:style-name="T1437">property</text:span><text:span text:style-name="T1438"><text:s/></text:span><text:span text:style-name="T1439">name</text:span><text:span text:style-name="T1440">=</text:span><text:span text:style-name="T1441">"jobDetail"</text:span><text:span text:style-name="T1442"><text:s/></text:span><text:span text:style-name="T1443">ref</text:span><text:span text:style-name="T1444">=</text:span><text:span text:style-name="T1445">"temporaryFolderCleanerJobDetails"</text:span><text:span text:style-name="T1446">/&gt;</text:span></text:p>
      <text:p text:style-name="P1447"><text:span text:style-name="T1448"><text:s text:c="2"/></text:span><text:span text:style-name="T1449">&lt;!-- First execute 10 seconds after application start --&gt;</text:span></text:p>
      <text:p text:style-name="P1450"><text:span text:style-name="T1451"><text:s text:c="2"/></text:span><text:span text:style-name="T1452">&lt;</text:span><text:span text:style-name="T1453">property</text:span><text:span text:style-name="T1454"><text:s/></text:span><text:span text:style-name="T1455">name</text:span><text:span text:style-name="T1456">=</text:span><text:span text:style-name="T1457">"startDelay"</text:span><text:span text:style-name="T1458"><text:s/></text:span><text:span text:style-name="T1459">value</text:span><text:span text:style-name="T1460">=</text:span><text:span text:style-name="T1461">"10000"</text:span><text:span text:style-name="T1462">/&gt;</text:span></text:p>
      <text:p text:style-name="P1463"><text:span text:style-name="T1464"><text:s text:c="2"/></text:span><text:span text:style-name="T1465">&lt;!-- Repeat every 1 hour --&gt;</text:span></text:p>
      <text:p text:style-name="P1466"><text:span text:style-name="T1467"><text:s text:c="2"/></text:span><text:span text:style-name="T1468">&lt;</text:span><text:span text:style-name="T1469">property</text:span><text:span text:style-name="T1470"><text:s/></text:span><text:span text:style-name="T1471">name</text:span><text:span text:style-name="T1472">=</text:span><text:span text:style-name="T1473">"repeatInterval"</text:span><text:span text:style-name="T1474"><text:s/></text:span><text:span text:style-name="T1475">value</text:span><text:span text:style-name="T1476">=</text:span><text:span text:style-name="T1477">"360000"</text:span><text:span text:style-name="T1478">/&gt;</text:span></text:p>
      <text:p text:style-name="P1479"><text:span text:style-name="T1480">&lt;/</text:span><text:span text:style-name="T1481">bean</text:span><text:span text:style-name="T1482">&gt;</text:span></text:p>
      <text:p text:style-name="P1483"/>
      <text:p text:style-name="Normal"><text:span text:style-name="T1484">dvkSendTrigger</text:span><text:span text:style-name="T1485"><text:s/>– määrab, kui tihti käivitatakse dokumentide DVK-sse saatmise protsess.</text:span></text:p>
      <text:p text:style-name="Normal"><text:span text:style-name="T1486">dvkReceiveTrigger</text:span><text:span text:style-name="T1487"><text:s/>– määrab, kui tihti käivitatakse DVK-st dokumentide vastuvõtmise protsess</text:span></text:p>
      <text:p text:style-name="Normal"><text:span text:style-name="T1488">dvkUpdateStatusTrigger</text:span><text:span text:style-name="T1489"><text:s/>– määrab, kui tihti uuendatakse dokumentide staatuseid DVK-st ADIT-isse (DVK-sse saadetud dokumentide puhul)</text:span></text:p>
      <text:p text:style-name="Normal"><text:span text:style-name="T1490">dvkUpdateStatusToDVKTrigger</text:span><text:span text:style-name="T1491"><text:s/>– määrab, kui tihti uuendatakse dokumentide staatuseid ADIT-ist DVK-sse (ADIT-isse saadetud dokumentide puhul)</text:span></text:p>
      <text:p text:style-name="Normal"><text:span text:style-name="T1492">DeleteDocumentsFromDVKJobTrigger</text:span><text:span text:style-name="T1493"><text:s/>– määrab, kui tihti käiakse DVK-st kustutamas dokumente, millel on vastavad „lõpetatud“ staatused. Kustutatakse ainult dokumendi DVK XML konteiner.</text:span></text:p>
      <text:soft-page-break/>
      <text:p text:style-name="Normal"><text:span text:style-name="T1494">UserSyncJobTrigger</text:span><text:span text:style-name="T1495"><text:s/>– määrab, kui tihti sünkroniseeritakse DVK kasutajad ADIT kasutajatega (sünkroniseerimine toimub suunal DVK -&gt; ADIT).</text:span></text:p>
      <text:p text:style-name="Normal"><text:span text:style-name="T1496">notificationTrigger</text:span><text:span text:style-name="T1497"><text:s/>– määrab, kui tihti saadetakse teavitused X-Tee teavituskalendrisse</text:span></text:p>
      <text:p text:style-name="Normal"><text:span text:style-name="T1498">temporaryFolderCleanerTrigger</text:span><text:span text:style-name="T1499"><text:s/>– määrab, kui tihti kustutatakse töökataloogist ajutised failid</text:span></text:p>
      <text:p text:style-name="P1500"/>
      <text:p text:style-name="P1501">Kõikides eeltoodud seadistustes saab määrata järgmised parameetrid:</text:p>
      <text:p text:style-name="P1502"/>
      <text:p text:style-name="Normal"><text:span text:style-name="T1503">startDelay</text:span><text:span text:style-name="T1504"><text:s/>– kui kaua pärast rakenduse käivitamist toimub esimene käivitamine</text:span></text:p>
      <text:p text:style-name="Normal"><text:span text:style-name="T1505">repeatInterval</text:span><text:span text:style-name="T1506"><text:s/>– kui tihti protsessi käivitatakse</text:span></text:p>
      <text:h text:style-name="P1507" text:outline-level="3"><text:bookmark-start text:name="__RefHeading__4268_1533963332"/><text:bookmark-start text:name="_Toc273126553"/><text:bookmark-start text:name="_Toc273126335"/><text:bookmark-start text:name="_Toc273123372"/><text:bookmark-start text:name="_Toc273123288"/><text:bookmark-start text:name="_Toc273108574"/><text:bookmark-start text:name="_Toc272832967"/><text:bookmark-start text:name="_Toc272232647"/><text:bookmark-start text:name="_Toc271538817"/><text:bookmark-start text:name="_Toc271531543"/><text:bookmark-start text:name="_Toc271529442"/><text:bookmark-start text:name="_Toc270430275"/><text:bookmark-start text:name="_Toc270429120"/><text:bookmark-start text:name="_Toc270420557"/><text:bookmark-start text:name="_Toc269996966"/><text:bookmark-start text:name="_Toc269040697"/><text:bookmark-start text:name="_Toc269115273"/><text:bookmark-start text:name="_Toc275771641"/><text:bookmark-start text:name="_Toc275770858"/><text:bookmark-start text:name="_Toc275765998"/><text:bookmark-start text:name="_Toc275764721"/><text:bookmark-start text:name="_Toc275181516"/><text:bookmark-start text:name="_Toc273352072"/><text:bookmark-end text:name="__RefHeading__4268_1533963332"/>F<text:bookmark-end text:name="_Toc273126553"/><text:bookmark-end text:name="_Toc273126335"/><text:bookmark-end text:name="_Toc273123372"/><text:bookmark-end text:name="_Toc273123288"/><text:bookmark-end text:name="_Toc273108574"/><text:bookmark-end text:name="_Toc272832967"/><text:bookmark-end text:name="_Toc272232647"/><text:bookmark-end text:name="_Toc271538817"/><text:bookmark-end text:name="_Toc271531543"/><text:bookmark-end text:name="_Toc271529442"/><text:bookmark-end text:name="_Toc270430275"/><text:bookmark-end text:name="_Toc270429120"/><text:bookmark-end text:name="_Toc270420557"/><text:bookmark-end text:name="_Toc269996966"/><text:bookmark-end text:name="_Toc269040697"/><text:bookmark-end text:name="_Toc269115273"/>ail log4j.xml<text:bookmark-end text:name="_Toc275771641"/><text:bookmark-end text:name="_Toc275770858"/><text:bookmark-end text:name="_Toc275765998"/><text:bookmark-end text:name="_Toc275764721"/><text:bookmark-end text:name="_Toc275181516"/><text:bookmark-end text:name="_Toc273352072"/></text:h>
      <text:p text:style-name="P1508">Logimine on ADIT rakenduses lahendatud Log4J raamistikku kasutades, seega toimub ka log4j.xml faili seadistamine vastavalt. Vaikimisi on seadistatud logimine kahte eraldi faili:</text:p>
      <text:p text:style-name="P1509"/>
      <text:list text:style-name="LFO8" text:continue-numbering="true">
        <text:list-item>
          <text:p text:style-name="P1510">DVK liidese logi</text:p>
        </text:list-item>
      </text:list>
      <text:p text:style-name="P1511"/>
      <text:p text:style-name="P1512"><text:span text:style-name="T1513">&lt;</text:span><text:span text:style-name="T1514">appender</text:span><text:span text:style-name="T1515"><text:s/></text:span><text:span text:style-name="T1516">name</text:span><text:span text:style-name="T1517">=</text:span><text:span text:style-name="T1518">"file"</text:span><text:span text:style-name="T1519"><text:s/></text:span><text:span text:style-name="T1520">class</text:span><text:span text:style-name="T1521">=</text:span><text:span text:style-name="T1522">"org.apache.log4j.DailyRollingFileAppender"</text:span><text:span text:style-name="T1523">&gt;</text:span></text:p>
      <text:p text:style-name="P1524"><text:span text:style-name="T1525"><text:s text:c="2"/></text:span><text:span text:style-name="T1526">&lt;</text:span><text:span text:style-name="T1527">param</text:span><text:span text:style-name="T1528"><text:s/></text:span><text:span text:style-name="T1529">name</text:span><text:span text:style-name="T1530">=</text:span><text:span text:style-name="T1531">"file"</text:span><text:span text:style-name="T1532"><text:s/></text:span><text:span text:style-name="T1533">value</text:span><text:span text:style-name="T1534">=</text:span><text:span text:style-name="T1535">"log/adit/adit_dvk.log</text:span><text:span text:style-name="T1536">"</text:span><text:span text:style-name="T1537"><text:s/></text:span><text:span text:style-name="T1538">/&gt;</text:span></text:p>
      <text:p text:style-name="P1539"><text:span text:style-name="T1540"><text:s text:c="2"/>&lt;</text:span><text:span text:style-name="T1541">param</text:span><text:span text:style-name="T1542"><text:s/></text:span><text:span text:style-name="T1543">name</text:span><text:span text:style-name="T1544">=</text:span><text:span text:style-name="T1545">"datePattern"</text:span><text:span text:style-name="T1546"><text:s/></text:span><text:span text:style-name="T1547">value</text:span><text:span text:style-name="T1548">=</text:span><text:span text:style-name="T1549">"'.'yyyy-MM"</text:span><text:span text:style-name="T1550"><text:s/></text:span><text:span text:style-name="T1551">/&gt;</text:span></text:p>
      <text:p text:style-name="P1552"><text:span text:style-name="T1553"><text:s text:c="2"/>&lt;</text:span><text:span text:style-name="T1554">param</text:span><text:span text:style-name="T1555"><text:s/></text:span><text:span text:style-name="T1556">name</text:span><text:span text:style-name="T1557">=</text:span><text:span text:style-name="T1558">"append"</text:span><text:span text:style-name="T1559"><text:s/></text:span><text:span text:style-name="T1560">value</text:span><text:span text:style-name="T1561">=</text:span><text:span text:style-name="T1562">"true"</text:span><text:span text:style-name="T1563"><text:s/></text:span><text:span text:style-name="T1564">/&gt;</text:span></text:p>
      <text:p text:style-name="P1565"><text:span text:style-name="T1566"><text:s text:c="2"/>&lt;</text:span><text:span text:style-name="T1567">layout</text:span><text:span text:style-name="T1568"><text:s/></text:span><text:span text:style-name="T1569">class</text:span><text:span text:style-name="T1570">=</text:span><text:span text:style-name="T1571">"org.apache.log4j.PatternLayout"</text:span><text:span text:style-name="T1572">&gt;</text:span></text:p>
      <text:p text:style-name="P1573"><text:span text:style-name="T1574"><text:s text:c="4"/>&lt;</text:span><text:span text:style-name="T1575">param</text:span><text:span text:style-name="T1576"><text:s/></text:span><text:span text:style-name="T1577">name</text:span><text:span text:style-name="T1578">=</text:span><text:span text:style-name="T1579">"ConversionPattern"</text:span><text:span text:style-name="T1580"><text:s/></text:span><text:span text:style-name="T1581">value</text:span><text:span text:style-name="T1582">=</text:span><text:span text:style-name="T1583">"%d{ABSOLUTE}%5p %C:%L - %m%n"</text:span><text:span text:style-name="T1584">/&gt;</text:span></text:p>
      <text:p text:style-name="P1585"><text:span text:style-name="T1586"><text:s text:c="2"/>&lt;/</text:span><text:span text:style-name="T1587">layout</text:span><text:span text:style-name="T1588">&gt;</text:span></text:p>
      <text:p text:style-name="P1589"><text:span text:style-name="T1590">&lt;/</text:span><text:span text:style-name="T1591">appender</text:span><text:span text:style-name="T1592">&gt;</text:span></text:p>
      <text:p text:style-name="P1593"/>
      <text:list text:style-name="LFO8" text:continue-numbering="true">
        <text:list-item>
          <text:p text:style-name="P1594">ADIT rakenduse logi</text:p>
        </text:list-item>
      </text:list>
      <text:p text:style-name="P1595"/>
      <text:p text:style-name="P1596"><text:span text:style-name="T1597">&lt;</text:span><text:span text:style-name="T1598">appender</text:span><text:span text:style-name="T1599"><text:s/></text:span><text:span text:style-name="T1600">name</text:span><text:span text:style-name="T1601">=</text:span><text:span text:style-name="T1602">"dvk"</text:span><text:span text:style-name="T1603"><text:s/></text:span><text:span text:style-name="T1604">class</text:span><text:span text:style-name="T1605">=</text:span><text:span text:style-name="T1606">"org.apache.log4j.DailyRollingFileAppender"</text:span><text:span text:style-name="T1607">&gt;</text:span></text:p>
      <text:p text:style-name="P1608"><text:span text:style-name="T1609"><text:s text:c="2"/>&lt;</text:span><text:span text:style-name="T1610">param</text:span><text:span text:style-name="T1611"><text:s/></text:span><text:span text:style-name="T1612">name</text:span><text:span text:style-name="T1613">=</text:span><text:span text:style-name="T1614">"file"</text:span><text:span text:style-name="T1615"><text:s/></text:span><text:span text:style-name="T1616">value</text:span><text:span text:style-name="T1617">=</text:span><text:span text:style-name="T1618">"log/adit/adit.log</text:span><text:span text:style-name="T1619">"</text:span><text:span text:style-name="T1620"><text:s/></text:span><text:span text:style-name="T1621">/&gt;</text:span></text:p>
      <text:p text:style-name="P1622"><text:span text:style-name="T1623"><text:s text:c="2"/>&lt;</text:span><text:span text:style-name="T1624">param</text:span><text:span text:style-name="T1625"><text:s/></text:span><text:span text:style-name="T1626">name</text:span><text:span text:style-name="T1627">=</text:span><text:span text:style-name="T1628">"datePattern"</text:span><text:span text:style-name="T1629"><text:s/></text:span><text:span text:style-name="T1630">value</text:span><text:span text:style-name="T1631">=</text:span><text:span text:style-name="T1632">"'.'yyyy-MM"</text:span><text:span text:style-name="T1633"><text:s/></text:span><text:span text:style-name="T1634">/&gt;</text:span></text:p>
      <text:p text:style-name="P1635"><text:span text:style-name="T1636"><text:s text:c="2"/>&lt;</text:span><text:span text:style-name="T1637">param</text:span><text:span text:style-name="T1638"><text:s/></text:span><text:span text:style-name="T1639">name</text:span><text:span text:style-name="T1640">=</text:span><text:span text:style-name="T1641">"append"</text:span><text:span text:style-name="T1642"><text:s/></text:span><text:span text:style-name="T1643">value</text:span><text:span text:style-name="T1644">=</text:span><text:span text:style-name="T1645">"true"</text:span><text:span text:style-name="T1646"><text:s/></text:span><text:span text:style-name="T1647">/&gt;</text:span></text:p>
      <text:p text:style-name="P1648"><text:span text:style-name="T1649"><text:s text:c="2"/>&lt;</text:span><text:span text:style-name="T1650">layout</text:span><text:span text:style-name="T1651"><text:s/></text:span><text:span text:style-name="T1652">class</text:span><text:span text:style-name="T1653">=</text:span><text:span text:style-name="T1654">"org.apache.log4j.PatternLayout"</text:span><text:span text:style-name="T1655">&gt;</text:span></text:p>
      <text:p text:style-name="P1656"><text:span text:style-name="T1657"><text:s text:c="4"/>&lt;</text:span><text:span text:style-name="T1658">param</text:span><text:span text:style-name="T1659"><text:s/></text:span><text:span text:style-name="T1660">name</text:span><text:span text:style-name="T1661">=</text:span><text:span text:style-name="T1662">"ConversionPattern"</text:span><text:span text:style-name="T1663"><text:s/></text:span><text:span text:style-name="T1664">value</text:span><text:span text:style-name="T1665">=</text:span><text:span text:style-name="T1666">"%d{ABSOLUTE}%5p %C:%L - %m%n"</text:span><text:span text:style-name="T1667">/&gt;</text:span></text:p>
      <text:p text:style-name="P1668"><text:span text:style-name="T1669"><text:s text:c="2"/>&lt;/</text:span><text:span text:style-name="T1670">layout</text:span><text:span text:style-name="T1671">&gt;</text:span></text:p>
      <text:p text:style-name="P1672"><text:span text:style-name="T1673">&lt;/</text:span><text:span text:style-name="T1674">appender</text:span><text:span text:style-name="T1675">&gt;</text:span></text:p>
      <text:p text:style-name="P1676"/>
      <text:p text:style-name="Normal"><text:span text:style-name="T1677">NB! Rakenduse testimise ajaks on mõistlik sisse lülitada logimine tasemel „DEBUG“. Tootmisesse minekul tuleks logida tasemel „INFO“ või „WARN“.</text:span></text:p>
      <text:p text:style-name="P1678"/>
      <text:p text:style-name="P1679">ADIT rakenduse saab seadistada nii rakenduse enda kui ka DVK liidese veateateid logima ka Nagios monitooringusüsteemi. Selleks tuleb lisada log4j.xml faili eraldi Nagiose appender:</text:p>
      <text:p text:style-name="P1680"/>
      <text:p text:style-name="P1681"><text:span text:style-name="T1682">&lt;appender<text:s/></text:span><text:span text:style-name="T1683">name</text:span><text:span text:style-name="T1684">=</text:span><text:span text:style-name="T1685">"nagios"<text:s/></text:span><text:span text:style-name="T1686">class</text:span><text:span text:style-name="T1687">=</text:span><text:span text:style-name="T1688">"org.apache.log4j.nagios.NagiosAppender"</text:span><text:span text:style-name="T1689">&gt;</text:span></text:p>
      <text:p text:style-name="P1690"><text:span text:style-name="T1691"><text:s text:c="3"/>&lt;param<text:s/></text:span><text:span text:style-name="T1692">name</text:span><text:span text:style-name="T1693">=</text:span><text:span text:style-name="T1694">"Host"</text:span><text:span text:style-name="T1695"><text:s/></text:span><text:span text:style-name="T1696">value</text:span><text:span text:style-name="T1697">=</text:span><text:span text:style-name="T1698">"localhost"</text:span><text:span text:style-name="T1699">/&gt;</text:span></text:p>
      <text:p text:style-name="P1700"><text:span text:style-name="T1701"><text:s text:c="3"/>&lt;param<text:s/></text:span><text:span text:style-name="T1702">name</text:span><text:span text:style-name="T1703">=</text:span><text:span text:style-name="T1704">"Port"</text:span><text:span text:style-name="T1705"><text:s/></text:span><text:span text:style-name="T1706">value</text:span><text:span text:style-name="T1707">=</text:span><text:span text:style-name="T1708">"5667"</text:span><text:span text:style-name="T1709">/&gt;</text:span></text:p>
      <text:p text:style-name="P1710"/>
      <text:p text:style-name="P1711"><text:span text:style-name="T1712"><text:s text:c="3"/>&lt;param<text:s/></text:span><text:span text:style-name="T1713">name</text:span><text:span text:style-name="T1714">=</text:span><text:span text:style-name="T1715">"ConfigFile"</text:span><text:span text:style-name="T1716"><text:s/></text:span><text:span text:style-name="T1717">value</text:span><text:span text:style-name="T1718">=</text:span><text:span text:style-name="T1719">"nsca_send_clear.cfg"</text:span><text:span text:style-name="T1720">/&gt;</text:span></text:p>
      <text:p text:style-name="P1721"/>
      <text:p text:style-name="P1722"><text:span text:style-name="T1723"><text:s text:c="3"/>&lt;param<text:s/></text:span><text:span text:style-name="T1724">name</text:span><text:span text:style-name="T1725">=</text:span><text:span text:style-name="T1726">"ServiceNameDefault"</text:span><text:span text:style-name="T1727"><text:s/></text:span><text:span text:style-name="T1728">value</text:span><text:span text:style-name="T1729">=</text:span><text:span text:style-name="T1730">"ADIT"</text:span><text:span text:style-name="T1731">/&gt;</text:span></text:p>
      <text:p text:style-name="P1732"/>
      <text:p text:style-name="P1733"><text:span text:style-name="T1734"><text:s text:c="3"/>&lt;param<text:s/></text:span><text:span text:style-name="T1735">name</text:span><text:span text:style-name="T1736">=</text:span><text:span text:style-name="T1737">"useMDCServiceName"</text:span><text:span text:style-name="T1738"><text:s/></text:span><text:span text:style-name="T1739">value</text:span><text:span text:style-name="T1740">=</text:span><text:span text:style-name="T1741">"false"</text:span><text:span text:style-name="T1742">/&gt;</text:span></text:p>
      <text:p text:style-name="P1743"><text:span text:style-name="T1744"><text:s text:c="3"/>&lt;param<text:s/></text:span><text:span text:style-name="T1745">name</text:span><text:span text:style-name="T1746">=</text:span><text:span text:style-name="T1747">"MDCServiceNameKey"</text:span><text:span text:style-name="T1748"><text:s/></text:span><text:span text:style-name="T1749">value</text:span><text:span text:style-name="T1750">=</text:span><text:span text:style-name="T1751">"nagios_service_name"</text:span><text:span text:style-name="T1752">/&gt;</text:span></text:p>
      <text:p text:style-name="P1753"/>
      <text:p text:style-name="P1754"><text:span text:style-name="T1755"><text:s text:c="3"/>&lt;param<text:s/></text:span><text:span text:style-name="T1756">name</text:span><text:span text:style-name="T1757">=</text:span><text:span text:style-name="T1758">"useMDCHostName"</text:span><text:span text:style-name="T1759"><text:s/></text:span><text:span text:style-name="T1760">value</text:span><text:span text:style-name="T1761">=</text:span><text:span text:style-name="T1762">"true"</text:span><text:span text:style-name="T1763">/&gt;</text:span></text:p>
      <text:p text:style-name="P1764"><text:span text:style-name="T1765"><text:s text:c="3"/>&lt;param<text:s/></text:span><text:span text:style-name="T1766">name</text:span><text:span text:style-name="T1767">=</text:span><text:span text:style-name="T1768">"MDCHostNameKey"</text:span><text:span text:style-name="T1769"><text:s/></text:span><text:span text:style-name="T1770">value</text:span><text:span text:style-name="T1771">=</text:span><text:span text:style-name="T1772">"virtual_host"</text:span><text:span text:style-name="T1773">/&gt;</text:span></text:p>
      <text:p text:style-name="P1774"><text:span text:style-name="T1775"><text:s text:c="3"/>&lt;param<text:s/></text:span><text:span text:style-name="T1776">name</text:span><text:span text:style-name="T1777">=</text:span><text:span text:style-name="T1778">"InitializeMDCHostNameValue"</text:span><text:span text:style-name="T1779"><text:s/></text:span><text:span text:style-name="T1780">value</text:span><text:span text:style-name="T1781">=</text:span><text:span text:style-name="T1782">"production"</text:span><text:span text:style-name="T1783">/&gt;</text:span></text:p>
      <text:p text:style-name="P1784"><text:s/></text:p>
      <text:soft-page-break/>
      <text:p text:style-name="P1785"><text:span text:style-name="T1786"><text:s text:c="3"/>&lt;param<text:s/></text:span><text:span text:style-name="T1787">name</text:span><text:span text:style-name="T1788">=</text:span><text:span text:style-name="T1789">"useShortHostName"</text:span><text:span text:style-name="T1790"><text:s/></text:span><text:span text:style-name="T1791">value</text:span><text:span text:style-name="T1792">=</text:span><text:span text:style-name="T1793">"false"</text:span><text:span text:style-name="T1794">/&gt;</text:span></text:p>
      <text:p text:style-name="P1795"><text:span text:style-name="T1796"><text:s text:c="3"/>&lt;param<text:s/></text:span><text:span text:style-name="T1797">name</text:span><text:span text:style-name="T1798">=</text:span><text:span text:style-name="T1799">"MDCCanonicalHostNameKey"</text:span><text:span text:style-name="T1800"><text:s/></text:span><text:span text:style-name="T1801">value</text:span><text:span text:style-name="T1802">=</text:span><text:span text:style-name="T1803">"nagios_canonical_hostname"</text:span><text:span text:style-name="T1804">/&gt;</text:span></text:p>
      <text:p text:style-name="P1805"/>
      <text:p text:style-name="P1806"><text:span text:style-name="T1807"><text:s text:c="3"/>&lt;param<text:s/></text:span><text:span text:style-name="T1808">name</text:span><text:span text:style-name="T1809">=</text:span><text:span text:style-name="T1810">"Log4j_Level_WARN"</text:span><text:span text:style-name="T1811"><text:s text:c="5"/></text:span><text:span text:style-name="T1812">value</text:span><text:span text:style-name="T1813">=</text:span><text:span text:style-name="T1814">"NAGIOS_WARN"</text:span><text:span text:style-name="T1815">/&gt;</text:span></text:p>
      <text:p text:style-name="P1816"><text:span text:style-name="T1817"><text:s text:c="3"/>&lt;param<text:s/></text:span><text:span text:style-name="T1818">name</text:span><text:span text:style-name="T1819">=</text:span><text:span text:style-name="T1820">"Log4j_Level_ERROR"</text:span><text:span text:style-name="T1821"><text:s text:c="4"/></text:span><text:span text:style-name="T1822">value</text:span><text:span text:style-name="T1823">=</text:span><text:span text:style-name="T1824">"NAGIOS_CRITICAL"</text:span><text:span text:style-name="T1825">/&gt;</text:span></text:p>
      <text:p text:style-name="P1826"><text:span text:style-name="T1827"><text:s text:c="3"/>&lt;param<text:s/></text:span><text:span text:style-name="T1828">name</text:span><text:span text:style-name="T1829">=</text:span><text:span text:style-name="T1830">"Log4j_Level_FATAL"</text:span><text:span text:style-name="T1831"><text:s text:c="4"/></text:span><text:span text:style-name="T1832">value</text:span><text:span text:style-name="T1833">=</text:span><text:span text:style-name="T1834">"NAGIOS_CRITICAL"</text:span><text:span text:style-name="T1835">/&gt;</text:span></text:p>
      <text:p text:style-name="P1836"/>
      <text:p text:style-name="P1837"><text:span text:style-name="T1838"><text:s text:c="3"/>&lt;param<text:s/></text:span><text:span text:style-name="T1839">name</text:span><text:span text:style-name="T1840">=</text:span><text:span text:style-name="T1841">"SendStartupMessageOK"</text:span><text:span text:style-name="T1842"><text:s/></text:span><text:span text:style-name="T1843">value</text:span><text:span text:style-name="T1844">=</text:span><text:span text:style-name="T1845">"Application Errors Cleared"</text:span><text:span text:style-name="T1846">/&gt;</text:span></text:p>
      <text:p text:style-name="P1847"/>
      <text:p text:style-name="P1848"><text:span text:style-name="T1849"><text:s text:c="3"/>&lt;layout<text:s/></text:span><text:span text:style-name="T1850">class</text:span><text:span text:style-name="T1851">=</text:span><text:span text:style-name="T1852">"org.apache.log4j.PatternLayout"</text:span><text:span text:style-name="T1853">&gt;</text:span></text:p>
      <text:p text:style-name="P1854"><text:span text:style-name="T1855"><text:s text:c="6"/>&lt;param<text:s/></text:span><text:span text:style-name="T1856">name</text:span><text:span text:style-name="T1857">="ConversionPattern"</text:span><text:span text:style-name="T1858"><text:s/></text:span><text:span text:style-name="T1859">value</text:span><text:span text:style-name="T1860">="%X{nagios_canonical_hostname}: %m%n"</text:span><text:span text:style-name="T1861">/&gt;</text:span></text:p>
      <text:p text:style-name="P1862"><text:s text:c="3"/>&lt;/layout&gt;</text:p>
      <text:p text:style-name="P1863"><text:span text:style-name="T1864">&lt;/appender&gt;</text:span></text:p>
      <text:p text:style-name="P1865"/>
      <text:p text:style-name="P1866">Parameetris „ConfigFile“ viidatud konfiguratsioonifail „ncsa_send_clear.cfg“ sisaldab Nagios andmevahetuse krüpteeringu seadeid.</text:p>
      <text:p text:style-name="P1867"/>
      <text:h text:style-name="P1868" text:outline-level="3"><text:bookmark-start text:name="__RefHeading__4270_1533963332"/><text:bookmark-start text:name="_Toc273126554"/><text:bookmark-start text:name="_Toc273126336"/><text:bookmark-start text:name="_Toc273123373"/><text:bookmark-start text:name="_Toc273123289"/><text:bookmark-start text:name="_Toc273108575"/><text:bookmark-start text:name="_Toc272832968"/><text:bookmark-start text:name="_Toc272232648"/><text:bookmark-start text:name="_Toc271538818"/><text:bookmark-start text:name="_Toc271531544"/><text:bookmark-start text:name="_Toc271529443"/><text:bookmark-start text:name="_Toc270430276"/><text:bookmark-start text:name="_Toc270429121"/><text:bookmark-start text:name="_Toc270420558"/><text:bookmark-start text:name="_Toc269996967"/><text:bookmark-start text:name="_Toc269040698"/><text:bookmark-start text:name="_Toc269115274"/><text:bookmark-start text:name="_Toc275771642"/><text:bookmark-start text:name="_Toc275770859"/><text:bookmark-start text:name="_Toc275765999"/><text:bookmark-start text:name="_Toc275764722"/><text:bookmark-start text:name="_Toc275181517"/><text:bookmark-start text:name="_Toc273352073"/><text:bookmark-end text:name="__RefHeading__4270_1533963332"/>F<text:bookmark-end text:name="_Toc273126554"/><text:bookmark-end text:name="_Toc273126336"/><text:bookmark-end text:name="_Toc273123373"/><text:bookmark-end text:name="_Toc273123289"/><text:bookmark-end text:name="_Toc273108575"/><text:bookmark-end text:name="_Toc272832968"/><text:bookmark-end text:name="_Toc272232648"/><text:bookmark-end text:name="_Toc271538818"/><text:bookmark-end text:name="_Toc271531544"/><text:bookmark-end text:name="_Toc271529443"/><text:bookmark-end text:name="_Toc270430276"/><text:bookmark-end text:name="_Toc270429121"/><text:bookmark-end text:name="_Toc270420558"/><text:bookmark-end text:name="_Toc269996967"/><text:bookmark-end text:name="_Toc269040698"/><text:bookmark-end text:name="_Toc269115274"/>ail xtee.properties<text:bookmark-end text:name="_Toc275771642"/><text:bookmark-end text:name="_Toc275770859"/><text:bookmark-end text:name="_Toc275765999"/><text:bookmark-end text:name="_Toc275764722"/><text:bookmark-end text:name="_Toc275181517"/><text:bookmark-end text:name="_Toc273352073"/></text:h>
      <text:p text:style-name="P1869">Kuna ADIT kasutab oma töös X-Tee teenuseid (teavituskalender ja riigiportaal), siis on vajalik ka sellekohane seadistus (xtee.properties):</text:p>
      <text:p text:style-name="P1870"/>
      <text:p text:style-name="P1871"><text:span text:style-name="T1872">institution=</text:span><text:span text:style-name="T1873">70006317</text:span></text:p>
      <text:p text:style-name="P1874"><text:span text:style-name="T1875">security.server=</text:span><text:span text:style-name="T1876">http</text:span><text:span text:style-name="T1877">:</text:span><text:span text:style-name="T1878">//turvaserver/cgi-bin/consumer_proxy</text:span></text:p>
      <text:p text:style-name="P1879"><text:span text:style-name="T1880">database=</text:span><text:span text:style-name="T1881">teavituskalender</text:span></text:p>
      <text:p text:style-name="P1882"><text:span text:style-name="T1883">method=</text:span><text:span text:style-name="T1884">lisaSyndmus</text:span></text:p>
      <text:p text:style-name="P1885"><text:span text:style-name="T1886">version=</text:span><text:span text:style-name="T1887">v1</text:span></text:p>
      <text:p text:style-name="P1888"><text:span text:style-name="T1889">idcode=</text:span><text:span text:style-name="T1890">00000000000</text:span></text:p>
      <text:p text:style-name="P1891"/>
      <text:p text:style-name="P1892">Parameetrid:</text:p>
      <text:p text:style-name="P1893"/>
      <text:p text:style-name="Normal"><text:span text:style-name="T1894">Institution</text:span><text:span text:style-name="T1895"><text:s/>– Asutuse registrikood. Määrab, millise asutuse nimel ADIT andmekogu teiste X-Tee andmekogude päringuid käivitab.</text:span></text:p>
      <text:p text:style-name="P1896"/>
      <text:p text:style-name="Normal"><text:span text:style-name="T1897">Security.server</text:span><text:span text:style-name="T1898"><text:s/>– Väljuvate X-Tee päringute teostamiseks kasutatava turvaserveri aadress.</text:span></text:p>
      <text:p text:style-name="P1899"/>
      <text:p text:style-name="Normal"><text:span text:style-name="T1900">Database</text:span><text:span text:style-name="T1901"><text:s/>– Vaikimisi kasutatava andmekogu nimi. Selle parameetri täitmine pole eriti oluline, kuna iga konkreetse päringu teostamisel valib rakendus ise vajaliku andmekogu.</text:span></text:p>
      <text:p text:style-name="P1902"/>
      <text:p text:style-name="Normal"><text:span text:style-name="T1903">Method</text:span><text:span text:style-name="T1904"><text:s/>– Vaikimisi kasutatava päringu nimi.Selle parameetri täitmine pole eriti oluline, kuna iga konkreetse päringu teostamisel määrab rakendus ise vajaliku päringu nime ja versiooni.</text:span></text:p>
      <text:p text:style-name="P1905"/>
      <text:p text:style-name="Normal"><text:span text:style-name="T1906">Version</text:span><text:span text:style-name="T1907"><text:s/>– Vaikimisi kasutatava päringu versioon.Selle parameetri täitmine pole eriti oluline, kuna iga konkreetse päringu teostamisel määrab rakendus ise vajaliku päringu nime ja versiooni.</text:span></text:p>
      <text:p text:style-name="P1908"/>
      <text:p text:style-name="Normal"><text:span text:style-name="T1909">Idcode</text:span><text:span text:style-name="T1910"><text:s/>– Isikukood. Määrab, millise isiku nimel ADIT andmekogu teiste X-Tee andmekogude päringuid käivitab.</text:span></text:p>
      <text:p text:style-name="P1911"/>
      <text:h text:style-name="P1912" text:outline-level="2"><text:bookmark-start text:name="__RefHeading__4272_1533963332"/><text:bookmark-start text:name="_Toc273126555"/><text:bookmark-start text:name="_Toc273126337"/><text:bookmark-start text:name="_Toc273123374"/><text:bookmark-start text:name="_Toc273123290"/><text:bookmark-start text:name="_Toc273108576"/><text:bookmark-start text:name="_Toc272832969"/><text:bookmark-start text:name="_Toc272232649"/><text:bookmark-start text:name="_Toc271538819"/><text:bookmark-start text:name="_Toc271531545"/><text:bookmark-start text:name="_Toc271529444"/><text:bookmark-start text:name="_Toc270430277"/><text:bookmark-start text:name="_Toc270429122"/><text:bookmark-start text:name="_Toc270420559"/><text:bookmark-start text:name="_Toc269996968"/><text:bookmark-start text:name="_Toc269040699"/><text:bookmark-start text:name="_Toc269115275"/><text:bookmark-start text:name="_Toc275771643"/><text:bookmark-start text:name="_Toc275770860"/><text:bookmark-start text:name="_Toc275766000"/><text:bookmark-start text:name="_Toc275764723"/><text:bookmark-start text:name="_Toc275181518"/><text:bookmark-start text:name="_Toc273352074"/><text:bookmark-end text:name="__RefHeading__4272_1533963332"/>Rakenduse paigaldamine Tomcat 6.x<text:bookmark-end text:name="_Toc273126555"/><text:bookmark-end text:name="_Toc273126337"/><text:bookmark-end text:name="_Toc273123374"/><text:bookmark-end text:name="_Toc273123290"/><text:bookmark-end text:name="_Toc273108576"/><text:bookmark-end text:name="_Toc272832969"/><text:bookmark-end text:name="_Toc272232649"/><text:bookmark-end text:name="_Toc271538819"/><text:bookmark-end text:name="_Toc271531545"/><text:bookmark-end text:name="_Toc271529444"/><text:bookmark-end text:name="_Toc270430277"/><text:bookmark-end text:name="_Toc270429122"/><text:bookmark-end text:name="_Toc270420559"/><text:bookmark-end text:name="_Toc269996968"/><text:bookmark-end text:name="_Toc269040699"/><text:bookmark-end text:name="_Toc269115275"/><text:s text:c="2"/>rakendusserverisse<text:bookmark-end text:name="_Toc275771643"/><text:bookmark-end text:name="_Toc275770860"/><text:bookmark-end text:name="_Toc275766000"/><text:bookmark-end text:name="_Toc275764723"/><text:bookmark-end text:name="_Toc275181518"/><text:bookmark-end text:name="_Toc273352074"/></text:h>
      <text:p text:style-name="P1913">NB! Enne rakenduse paigaldamist veendu, et seadistusfailid on muudetud vastavalt paigaldatavale keskkonnale.</text:p>
      <text:p text:style-name="P1914"/>
      <text:soft-page-break/>
      <text:p text:style-name="P1915">Rakenduse paigaldamiseks rakendusserverisse toimi järgnevalt:</text:p>
      <text:p text:style-name="P1916"/>
      <text:list text:style-name="LFO9" text:continue-numbering="true">
        <text:list-item>
          <text:p text:style-name="P1917"><text:span text:style-name="T1918">Loo rakendusserveri konfiguratsioonifaili „context.xml“</text:span><text:span text:style-name="T1919"><text:s/></text:span><text:span text:style-name="T1920">JNDI ressurss, mis viitaks ADIT andmebaasile:</text:span></text:p>
        </text:list-item>
      </text:list>
      <text:p text:style-name="P1921"/>
      <text:p text:style-name="P1922">&lt;Context ..&gt;</text:p>
      <text:p text:style-name="P1923"/>
      <text:p text:style-name="P1924"><text:span text:style-name="T1925">&lt;Resource name="</text:span><text:span text:style-name="T1926">jdbc/adit</text:span><text:span text:style-name="T1927">" auth="Container" type="javax.sql.DataSource" <text:s/>driverClassName="oracle.jdbc.driver.OracleDriver" username="</text:span><text:span text:style-name="T1928">adit</text:span><text:span text:style-name="T1929">"</text:span></text:p>
      <text:p text:style-name="P1930"><text:span text:style-name="T1931">password="</text:span><text:span text:style-name="T1932">adit</text:span><text:span text:style-name="T1933">" maxActive="20" maxIdle="10" removeAbandoned="true" maxWait="-1" logAbandoned="true" url="</text:span><text:span text:style-name="T1934">jdbc:oracle:thin:@localhost:1521:XE</text:span><text:span text:style-name="T1935">" /&gt;</text:span></text:p>
      <text:p text:style-name="P1936">…</text:p>
      <text:p text:style-name="P1937">&lt;/Context&gt;</text:p>
      <text:p text:style-name="P1938"/>
      <text:p text:style-name="P1939">Keskkonnale vastavaks muuda järgmised parameetrid:</text:p>
      <text:p text:style-name="P1940"/>
      <text:p text:style-name="P1941"><text:span text:style-name="T1942">url</text:span><text:span text:style-name="T1943"><text:s/>– andmebaasi ühenduse<text:s/></text:span><text:span text:style-name="T1944">URL</text:span><text:span text:style-name="T1945"><text:s/>(</text:span><text:span text:style-name="T1946">database URL</text:span><text:span text:style-name="T1947">). Formaat:<text:s/></text:span><text:span text:style-name="T1948">jdbc:oracle:thin:@//[HOST]:[PORT]/[SID]</text:span></text:p>
      <text:p text:style-name="P1949"><text:span text:style-name="T1950">username</text:span><text:span text:style-name="T1951"><text:s/>– andmebaasikasutaja kasutajanimi</text:span></text:p>
      <text:p text:style-name="P1952"><text:span text:style-name="T1953">password</text:span><text:span text:style-name="T1954"><text:s/>– andmebaasikasutaja parool</text:span></text:p>
      <text:p text:style-name="P1955"/>
      <text:p text:style-name="P1956"><text:span text:style-name="T1957">NB! Parameeter “</text:span><text:span text:style-name="T1958">name</text:span><text:span text:style-name="T1959">” väärtus peab olema kindlasti sama, mis deklareeritud<text:s/></text:span><text:span text:style-name="T1960">adit-servlet.xml<text:s/></text:span><text:span text:style-name="T1961">failis (bean<text:s/></text:span><text:span text:style-name="T1962">aditDataSource</text:span><text:span text:style-name="T1963">).</text:span></text:p>
      <text:p text:style-name="P1964"/>
      <text:p text:style-name="P1965"/>
      <text:list text:style-name="LFO9" text:continue-numbering="true">
        <text:list-item>
          <text:p text:style-name="P1966">Paki paigalduspakett lahti kataloogi „[TOMCAT_HOME]/webapps/adit“</text:p>
        </text:list-item>
        <text:list-item>
          <text:p text:style-name="P1967">Tee rakendusserverile taaskäivitus</text:p>
        </text:list-item>
      </text:list>
      <text:p text:style-name="P1968"/>
      <text:p text:style-name="P1969"/>
      <text:h text:style-name="P1970" text:outline-level="2"><text:bookmark-start text:name="__RefHeading__4274_1533963332"/><text:bookmark-start text:name="_Toc275771644"/><text:bookmark-start text:name="_Toc275770861"/><text:bookmark-start text:name="_Toc275766001"/><text:bookmark-start text:name="_Toc275764724"/><text:bookmark-start text:name="_Toc275181519"/><text:bookmark-start text:name="_Toc273126556"/><text:bookmark-start text:name="_Toc273126338"/><text:bookmark-start text:name="_Toc273123375"/><text:bookmark-start text:name="_Toc273123291"/><text:bookmark-start text:name="_Toc273108577"/><text:bookmark-start text:name="_Toc272832970"/><text:bookmark-start text:name="_Toc272232650"/><text:bookmark-start text:name="_Toc271538820"/><text:bookmark-start text:name="_Toc271531546"/><text:bookmark-start text:name="_Toc271529445"/><text:bookmark-start text:name="_Toc270430278"/><text:bookmark-start text:name="_Toc270429123"/><text:bookmark-start text:name="_Toc270420560"/><text:bookmark-start text:name="_Toc273352075"/><text:bookmark-end text:name="__RefHeading__4274_1533963332"/>Rakenduse paigaldamine Weblogic 10.x rakendusserverisse<text:bookmark-end text:name="_Toc275771644"/><text:bookmark-end text:name="_Toc275770861"/><text:bookmark-end text:name="_Toc275766001"/><text:bookmark-end text:name="_Toc275764724"/><text:bookmark-end text:name="_Toc275181519"/><text:bookmark-end text:name="_Toc273126556"/><text:bookmark-end text:name="_Toc273126338"/><text:bookmark-end text:name="_Toc273123375"/><text:bookmark-end text:name="_Toc273123291"/><text:bookmark-end text:name="_Toc273108577"/><text:bookmark-end text:name="_Toc272832970"/><text:bookmark-end text:name="_Toc272232650"/><text:bookmark-end text:name="_Toc271538820"/><text:bookmark-end text:name="_Toc271531546"/><text:bookmark-end text:name="_Toc271529445"/><text:bookmark-end text:name="_Toc270430278"/><text:bookmark-end text:name="_Toc270429123"/><text:bookmark-end text:name="_Toc270420560"/><text:bookmark-end text:name="_Toc273352075"/></text:h>
      <text:p text:style-name="P1971">NB! Enne rakenduse paigaldamist veendu, et seadistusfailid on muudetud vastavalt paigaldatavale keskkonnale.</text:p>
      <text:p text:style-name="P1972"/>
      <text:p text:style-name="P1973">Ettevalmistus:</text:p>
      <text:list text:style-name="LFO10" text:continue-numbering="true">
        <text:list-item>
          <text:p text:style-name="P1974">Tekita 2 Weblogicu serverit ühte klastrisse</text:p>
        </text:list-item>
        <text:list-item>
          <text:p text:style-name="P1975">Tekita järgmised JNDI andmebaasiühendused (DataSource):</text:p>
          <text:list text:continue-numbering="true">
            <text:list-item>
              <text:p text:style-name="P1976"><text:span text:style-name="T1977">ADIT_DS (jndi name:<text:s/></text:span><text:span text:style-name="T1978">jdbc/adit</text:span><text:span text:style-name="T1979">) – viide ADIT andmebaasiskeemile (kasutaja ADIT_APP)</text:span></text:p>
            </text:list-item>
            <text:list-item>
              <text:p text:style-name="P1980"><text:span text:style-name="T1981">ADIT_DVK_CLIENT_DS (jndi name:<text:s/></text:span><text:span text:style-name="T1982">jdbc/adit_dvk</text:span><text:span text:style-name="T1983">) – viide ADIT DVK Universaalkliendi andmebaasiskeemile</text:span></text:p>
            </text:list-item>
          </text:list>
        </text:list-item>
      </text:list>
      <text:p text:style-name="P1984"/>
      <text:p text:style-name="P1985">Sammud paigaldamiseks:</text:p>
      <text:p text:style-name="P1986"/>
      <text:list text:style-name="LFO10">
        <text:list-item text:start-value="1">
          <text:p text:style-name="P1987">Paigalda rakenduse pakett-fail (adit.war) rakendusserveri masina kõvakettale sellisesse kohta, kust rakendusserver sellele ligi pääseb.</text:p>
        </text:list-item>
        <text:list-item>
          <text:p text:style-name="P1988"><text:span text:style-name="T1989">Ava rakendusserveri administreerimiskonsool –<text:s/></text:span><text:a xlink:href="http://[HOST]:[PORT]/console" office:target-frame-name="_top" xlink:show="replace"><text:span text:style-name="T1990">http://[HOST]:[PORT]/console</text:span></text:a><text:span text:style-name="T1991"><text:s/>(nt.<text:s/></text:span><text:a xlink:href="http://10.0.13.36:7001/console" office:target-frame-name="_top" xlink:show="replace"><text:span text:style-name="T1992">http://10.0.13.36:7001/console</text:span></text:a><text:span text:style-name="T1993">) <text:s/>ja logi sisse.</text:span></text:p>
        </text:list-item>
        <text:list-item>
          <text:p text:style-name="P1994">Vajuta lingile „Deployments“</text:p>
        </text:list-item>
        <text:list-item>
          <text:p text:style-name="P1995">Avaneb sellesse rakendusserverisse paigaldatud rakenduse loetelu. Uue rakenduse paigaldamiseks vajuta nupule „Take lock and edit“ ning seejärel nupule „Install“.</text:p>
        </text:list-item>
        <text:list-item>
          <text:p text:style-name="P1996">Sirvi kataloogi, kus asub punktis 1 nimetatud fail „adit.war“ ning märgista see.</text:p>
        </text:list-item>
        <text:list-item>
          <text:p text:style-name="P1997">Vajuta kataloogipuu all olevale nupule „Next“.</text:p>
        </text:list-item>
        <text:list-item>
          <text:p text:style-name="P1998">Kuvatakse ekraan, kus valitakse rakenduse paigaldamise „stiil“, vali „Install this deployment as an application“ ja vajuta „Next“.</text:p>
        </text:list-item>
        <text:list-item>
          <text:p text:style-name="P1999">Kuvatakse seadistuse ekraan, millel peaksid olema määratud järgmised parameetrid:</text:p>
          <text:list text:continue-numbering="true">
            <text:list-item>
              <text:p text:style-name="P2000">Name: rakenduse nimi</text:p>
            </text:list-item>
            <text:list-item>
              <text:p text:style-name="P2001">Security: DD only</text:p>
            </text:list-item>
            <text:list-item>
              <text:p text:style-name="P2002">Source accessibility: Copy this application onto every target for me</text:p>
            </text:list-item>
          </text:list>
        </text:list-item>
        <text:list-item>
          <text:p text:style-name="P2003">Vajuta nupule „Finish“.</text:p>
        </text:list-item>
        <text:list-item>
          <text:p text:style-name="P2004">Vajuta nupule „Release configuration / Activate changes“.</text:p>
        </text:list-item>
        <text:list-item>
          <text:p text:style-name="P2005">Tee WebLogicule restart.</text:p>
        </text:list-item>
      </text:list>
      <text:p text:style-name="P2006"/>
      <text:h text:style-name="P2007" text:outline-level="1"><text:bookmark-start text:name="__RefHeading__4276_1533963332"/><text:bookmark-start text:name="_Toc273126557"/><text:bookmark-start text:name="_Toc273126339"/><text:bookmark-start text:name="_Toc273123376"/><text:bookmark-start text:name="_Toc273123292"/><text:bookmark-start text:name="_Toc273108578"/><text:bookmark-start text:name="_Toc272832971"/><text:bookmark-start text:name="_Toc272232651"/><text:bookmark-start text:name="_Toc271538821"/><text:bookmark-start text:name="_Toc271531547"/><text:bookmark-start text:name="_Toc271529446"/><text:bookmark-start text:name="_Toc270430279"/><text:bookmark-start text:name="_Toc270429124"/><text:bookmark-start text:name="_Toc270420561"/><text:bookmark-start text:name="_Toc269996969"/><text:bookmark-start text:name="_Toc269040700"/><text:bookmark-start text:name="_Toc269115276"/><text:bookmark-start text:name="_Toc275771645"/><text:bookmark-start text:name="_Toc275770862"/><text:bookmark-start text:name="_Toc275766002"/><text:bookmark-start text:name="_Toc275764725"/><text:bookmark-start text:name="_Toc275181520"/><text:bookmark-start text:name="_Toc273352076"/><text:bookmark-end text:name="__RefHeading__4276_1533963332"/>DVK<text:s/><text:bookmark-end text:name="_Toc273126557"/><text:bookmark-end text:name="_Toc273126339"/><text:bookmark-end text:name="_Toc273123376"/><text:bookmark-end text:name="_Toc273123292"/><text:bookmark-end text:name="_Toc273108578"/><text:bookmark-end text:name="_Toc272832971"/><text:bookmark-end text:name="_Toc272232651"/><text:bookmark-end text:name="_Toc271538821"/><text:bookmark-end text:name="_Toc271531547"/><text:bookmark-end text:name="_Toc271529446"/><text:bookmark-end text:name="_Toc270430279"/><text:bookmark-end text:name="_Toc270429124"/><text:bookmark-end text:name="_Toc270420561"/><text:bookmark-end text:name="_Toc269996969"/><text:bookmark-end text:name="_Toc269040700"/><text:bookmark-end text:name="_Toc269115276"/>liidese seadistamine<text:bookmark-end text:name="_Toc275771645"/><text:bookmark-end text:name="_Toc275770862"/><text:bookmark-end text:name="_Toc275766002"/><text:bookmark-end text:name="_Toc275764725"/><text:bookmark-end text:name="_Toc275181520"/><text:bookmark-end text:name="_Toc273352076"/></text:h>
      <text:p text:style-name="P2008">Kindlasti tuleb kontrollida, et DVK universaalkliendi andmetabelis DHL_CLASSIFIER olevad DVK staatuste klassifikaatorid vastaksid ADIT-is kasutatavatele, mis asuvad tabelis DOCUMENT_DVK_STATUS. Lisaks on vajalik lülitada välja DVK universaalkliendi andmebaasis olev andmebaasipäästik “TR_DHL_MESSAGE_ID”.</text:p>
      <text:p text:style-name="P2009"/>
      <text:h text:style-name="P2010" text:outline-level="1"><text:bookmark-start text:name="__RefHeading__4278_1533963332"/><text:bookmark-start text:name="_Toc275771646"/><text:bookmark-start text:name="_Toc275770863"/><text:bookmark-start text:name="_Toc275766003"/><text:bookmark-start text:name="_Toc275764726"/><text:bookmark-start text:name="_Toc275181521"/><text:bookmark-start text:name="_Toc273126558"/><text:bookmark-start text:name="_Toc273126340"/><text:bookmark-start text:name="_Toc273123377"/><text:bookmark-start text:name="_Toc273123293"/><text:bookmark-start text:name="_Toc273108579"/><text:bookmark-start text:name="_Toc272832972"/><text:bookmark-start text:name="_Toc272232652"/><text:bookmark-start text:name="_Toc271538822"/><text:bookmark-start text:name="_Toc271531548"/><text:bookmark-start text:name="_Toc271529447"/><text:bookmark-start text:name="_Toc270430280"/><text:bookmark-start text:name="_Toc270429125"/><text:bookmark-start text:name="_Toc270420562"/><text:bookmark-start text:name="_Toc269996970"/><text:bookmark-start text:name="_Toc269115277"/><text:bookmark-start text:name="_Toc273352077"/><text:bookmark-end text:name="__RefHeading__4278_1533963332"/>T<text:bookmark-start text:name="_Toc269040701"/>eavituskalendri ja riigiportaali X-Tee liidese seadistamine<text:bookmark-end text:name="_Toc275771646"/><text:bookmark-end text:name="_Toc275770863"/><text:bookmark-end text:name="_Toc275766003"/><text:bookmark-end text:name="_Toc275764726"/><text:bookmark-end text:name="_Toc275181521"/><text:bookmark-end text:name="_Toc273126558"/><text:bookmark-end text:name="_Toc273126340"/><text:bookmark-end text:name="_Toc273123377"/><text:bookmark-end text:name="_Toc273123293"/><text:bookmark-end text:name="_Toc273108579"/><text:bookmark-end text:name="_Toc272832972"/><text:bookmark-end text:name="_Toc272232652"/><text:bookmark-end text:name="_Toc271538822"/><text:bookmark-end text:name="_Toc271531548"/><text:bookmark-end text:name="_Toc271529447"/><text:bookmark-end text:name="_Toc270430280"/><text:bookmark-end text:name="_Toc270429125"/><text:bookmark-end text:name="_Toc270420562"/><text:bookmark-end text:name="_Toc269996970"/><text:bookmark-end text:name="_Toc269115277"/><text:bookmark-end text:name="_Toc273352077"/><text:bookmark-end text:name="_Toc269040701"/></text:h>
      <text:p text:style-name="P2011"/>
      <text:p text:style-name="P2012">Teavituskalendri ja riigiportaali liideste töölesaamiseks tuleb teha järgmised seadistused:</text:p>
      <text:list text:style-name="LFO12" text:continue-numbering="true">
        <text:list-item>
          <text:p text:style-name="P2013">Määrata teavituskalendris kasutatava ADIT teavituse nimetus (nimetus, mille alusel kasutajad teavituskalendris ADIT teavitusi tellida saavad).</text:p>
        </text:list-item>
        <text:list-item>
          <text:p text:style-name="P2014">Määrata teavituste väljasaatmise intervall.</text:p>
        </text:list-item>
        <text:list-item>
          <text:p text:style-name="P2015">Määrata väljuvate x-tee päringute parameetrid.</text:p>
        </text:list-item>
        <text:list-item>
          <text:p text:style-name="P2016">Tagada, et teavitusportaali ja riigiportaali andmekogude poole pöörduval asutusel (määratud failis xtee.properties) oleks järgmiste x-tee päringute käivitamise õigus:</text:p>
          <text:list text:continue-numbering="true">
            <text:list-item>
              <text:p text:style-name="P2017">teavituskalender.lisaSyndmus</text:p>
            </text:list-item>
            <text:list-item>
              <text:p text:style-name="P2018">riigiportaal.tellimusteStaatus</text:p>
            </text:list-item>
          </text:list>
        </text:list-item>
      </text:list>
      <text:p text:style-name="P2019"/>
      <text:p text:style-name="P2020"/>
      <text:p text:style-name="Normal"><text:span text:style-name="T2021">Teavituse nimetuse teavituskalendris saab määrata failis<text:s/></text:span><text:span text:style-name="T2022">adit-configuration.xml</text:span><text:span text:style-name="T2023">.</text:span></text:p>
      <text:p text:style-name="P2024"/>
      <text:p text:style-name="P2025">Teavituskalendri teavituse nimetuse määramine:</text:p>
      <text:p text:style-name="P2026"><text:span text:style-name="T2027">&lt;!-- Configuration --&gt;</text:span></text:p>
      <text:p text:style-name="P2028"><text:span text:style-name="T2029">&lt;</text:span><text:span text:style-name="T2030">bean</text:span><text:span text:style-name="T2031"><text:s/></text:span><text:span text:style-name="T2032">id</text:span><text:span text:style-name="T2033">=</text:span><text:span text:style-name="T2034">"configuration"</text:span><text:span text:style-name="T2035"><text:s/></text:span><text:span text:style-name="T2036">class</text:span><text:span text:style-name="T2037">=</text:span><text:span text:style-name="T2038">"ee.adit.util.Configuration"</text:span><text:span text:style-name="T2039">&gt;</text:span></text:p>
      <text:p text:style-name="P2040"><text:span text:style-name="T2041"><text:s text:c="2"/>&lt;</text:span><text:span text:style-name="T2042">property</text:span><text:span text:style-name="T2043"><text:s/></text:span><text:span text:style-name="T2044">name</text:span><text:span text:style-name="T2045">=</text:span><text:span text:style-name="T2046">"getJoinedMaxResults"</text:span><text:span text:style-name="T2047"><text:s/></text:span><text:span text:style-name="T2048">value</text:span><text:span text:style-name="T2049">=</text:span><text:span text:style-name="T2050">"10"</text:span><text:span text:style-name="T2051">/&gt;</text:span></text:p>
      <text:p text:style-name="P2052"><text:span text:style-name="T2053"><text:s text:c="2"/>&lt;</text:span><text:span text:style-name="T2054">property</text:span><text:span text:style-name="T2055"><text:s/></text:span><text:span text:style-name="T2056">name</text:span><text:span text:style-name="T2057">=</text:span><text:span text:style-name="T2058">"tempDir"</text:span><text:span text:style-name="T2059"><text:s/></text:span><text:span text:style-name="T2060">value</text:span><text:span text:style-name="T2061">=</text:span><text:span text:style-name="T2062">"</text:span><text:a xlink:href="file:///E:/temp" office:target-frame-name="_top" xlink:show="replace"><text:span text:style-name="T2063">/tmp</text:span></text:a><text:span text:style-name="T2064">"</text:span><text:span text:style-name="T2065">/&gt;</text:span></text:p>
      <text:p text:style-name="P2066"><text:span text:style-name="T2067"><text:s text:c="2"/>&lt;</text:span><text:span text:style-name="T2068">property</text:span><text:span text:style-name="T2069"><text:s/></text:span><text:span text:style-name="T2070">name</text:span><text:span text:style-name="T2071">=</text:span><text:span text:style-name="T2072">"deleteTemporaryFiles"</text:span><text:span text:style-name="T2073"><text:s/></text:span><text:span text:style-name="T2074">value</text:span><text:span text:style-name="T2075">=</text:span><text:span text:style-name="T2076">"true"</text:span><text:span text:style-name="T2077">/&gt;</text:span></text:p>
      <text:p text:style-name="P2078"><text:span text:style-name="T2079"><text:s text:c="2"/>&lt;</text:span><text:span text:style-name="T2080">property</text:span><text:span text:style-name="T2081"><text:s/></text:span><text:span text:style-name="T2082">name</text:span><text:span text:style-name="T2083">=</text:span><text:span text:style-name="T2084">"schedulerEventTypeName"</text:span><text:span text:style-name="T2085"><text:s/></text:span><text:span text:style-name="T2086">value</text:span><text:span text:style-name="T2087">=</text:span><text:span text:style-name="T2088">"Minu dokumentide teavitus"</text:span><text:span text:style-name="T2089">/&gt;</text:span></text:p>
      <text:p text:style-name="P2090"><text:span text:style-name="T2091"><text:s text:c="2"/>&lt;</text:span><text:span text:style-name="T2092">property</text:span><text:span text:style-name="T2093"><text:s/></text:span><text:span text:style-name="T2094">name</text:span><text:span text:style-name="T2095">=</text:span><text:span text:style-name="T2096">"dvkResponseMessageStylesheet"</text:span><text:span text:style-name="T2097"><text:s text:c="5"/></text:span><text:span text:style-name="T2098">value</text:span><text:span text:style-name="T2099">=</text:span><text:span text:style-name="T2100">"</text:span><text:span text:style-name="T2101">DVKresponseMessage.xsl</text:span><text:span text:style-name="T2102">"</text:span><text:span text:style-name="T2103">/&gt;</text:span></text:p>
      <text:p text:style-name="P2104"><text:span text:style-name="T2105"><text:s text:c="2"/>&lt;</text:span><text:span text:style-name="T2106">!-- Üldine kettamahu piirang ühe kasutaja kohta baitides --&gt;</text:span></text:p>
      <text:p text:style-name="P2107"><text:span text:style-name="T2108"><text:s text:c="2"/>&lt;</text:span><text:span text:style-name="T2109">property</text:span><text:span text:style-name="T2110"><text:s/></text:span><text:span text:style-name="T2111">name</text:span><text:span text:style-name="T2112">=</text:span><text:span text:style-name="T2113">"globalDiskQuota"</text:span><text:span text:style-name="T2114"><text:s/></text:span><text:span text:style-name="T2115">value</text:span><text:span text:style-name="T2116">=</text:span><text:span text:style-name="T2117">"10240000"</text:span><text:span text:style-name="T2118">/&gt;</text:span></text:p>
      <text:p text:style-name="P2119"><text:span text:style-name="T2120">&lt;/</text:span><text:span text:style-name="T2121">bean</text:span><text:span text:style-name="T2122">&gt;</text:span></text:p>
      <text:p text:style-name="P2123"/>
      <text:p text:style-name="P2124">Teavituskalendri teenuse nimetuse saad teada teavituskalendrist – tegemist on sama nimetusega, mida kuvatakse teavituste tellimise nimekirjas.</text:p>
      <text:p text:style-name="P2125"/>
      <text:p text:style-name="P2126"/>
      <text:p text:style-name="P2127"><text:span text:style-name="T2128">Teavituste väljasaatmise intervalli määramine (failis<text:s/></text:span><text:span text:style-name="T2129">adit-jobs.xml</text:span><text:span text:style-name="T2130">):</text:span></text:p>
      <text:p text:style-name="P2131"><text:span text:style-name="T2132">&lt;</text:span><text:span text:style-name="T2133">bean</text:span><text:span text:style-name="T2134"><text:s/></text:span><text:span text:style-name="T2135">id</text:span><text:span text:style-name="T2136">=</text:span><text:span text:style-name="T2137">"notificationTrigger"</text:span><text:span text:style-name="T2138"><text:s/></text:span><text:span text:style-name="T2139">class</text:span><text:span text:style-name="T2140">=</text:span><text:span text:style-name="T2141">"org.springframework.scheduling.quartz.SimpleTriggerBean"</text:span><text:span text:style-name="T2142">&gt;</text:span></text:p>
      <text:p text:style-name="P2143"><text:span text:style-name="T2144"><text:s text:c="2"/>&lt;</text:span><text:span text:style-name="T2145">property</text:span><text:span text:style-name="T2146"><text:s/></text:span><text:span text:style-name="T2147">name</text:span><text:span text:style-name="T2148">=</text:span><text:span text:style-name="T2149">"jobDetail"</text:span><text:span text:style-name="T2150"><text:s/></text:span><text:span text:style-name="T2151">ref</text:span><text:span text:style-name="T2152">=</text:span><text:span text:style-name="T2153">"sendNotificationsJobDetails"</text:span><text:span text:style-name="T2154">/&gt;</text:span></text:p>
      <text:p text:style-name="P2155"><text:span text:style-name="T2156"><text:s text:c="2"/>&lt;!-- First send 10 minutes after server start --&gt;</text:span></text:p>
      <text:p text:style-name="P2157"><text:span text:style-name="T2158"><text:s text:c="2"/></text:span><text:span text:style-name="T2159">&lt;</text:span><text:span text:style-name="T2160">property</text:span><text:span text:style-name="T2161"><text:s/></text:span><text:span text:style-name="T2162">name</text:span><text:span text:style-name="T2163">=</text:span><text:span text:style-name="T2164">"startDelay"</text:span><text:span text:style-name="T2165"><text:s/></text:span><text:span text:style-name="T2166">value</text:span><text:span text:style-name="T2167">=</text:span><text:span text:style-name="T2168">"600000"</text:span><text:span text:style-name="T2169">/&gt;</text:span></text:p>
      <text:p text:style-name="P2170"><text:span text:style-name="T2171"><text:s text:c="2"/>&lt;!-- Repeat sending every 10 minutes --&gt;</text:span></text:p>
      <text:p text:style-name="P2172"><text:span text:style-name="T2173"><text:s text:c="2"/></text:span><text:span text:style-name="T2174">&lt;</text:span><text:span text:style-name="T2175">property</text:span><text:span text:style-name="T2176"><text:s/></text:span><text:span text:style-name="T2177">name</text:span><text:span text:style-name="T2178">=</text:span><text:span text:style-name="T2179">"repeatInterval"</text:span><text:span text:style-name="T2180"><text:s/></text:span><text:span text:style-name="T2181">value</text:span><text:span text:style-name="T2182">=</text:span><text:span text:style-name="T2183">"600000"</text:span><text:span text:style-name="T2184">/&gt;</text:span></text:p>
      <text:p text:style-name="P2185"><text:span text:style-name="T2186">&lt;/</text:span><text:span text:style-name="T2187">bean</text:span><text:span text:style-name="T2188">&gt;</text:span></text:p>
      <text:p text:style-name="P2189"/>
      <text:p text:style-name="P2190">Üldjuhul saadab ADIT andmekogu oma teavitudi välja reaalajas (s.t. vahetult pärast teavitatava sündmuse toimumist). Perioodiliselt saadetakse välja teavitusi, mille reaalajas saatmine mingil põhjusel ebaõnnestus.</text:p>
      <text:p text:style-name="Normal"><text:span text:style-name="T2191">Seadete<text:s/></text:span><text:span text:style-name="T2192">startDelay</text:span><text:span text:style-name="T2193"><text:s/>ja<text:s/></text:span><text:span text:style-name="T2194">repeatInterval</text:span><text:span text:style-name="T2195"><text:s/>väärtused on arvestatud millisekundites.</text:span></text:p>
      <text:p text:style-name="P2196"/>
      <text:p text:style-name="P2197"/>
      <text:p text:style-name="P2198"><text:span text:style-name="T2199">Väljuvate X-Tee päringute seadistamine failis<text:s/></text:span><text:span text:style-name="T2200">xtee.properties</text:span></text:p>
      <text:soft-page-break/>
      <text:p text:style-name="P2201"><text:span text:style-name="T2202">institution=</text:span><text:span text:style-name="T2203">70006317</text:span></text:p>
      <text:p text:style-name="P2204"><text:span text:style-name="T2205">security.server=</text:span><text:span text:style-name="T2206">http</text:span><text:span text:style-name="T2207">:</text:span><text:span text:style-name="T2208">//turvaserver/cgi-bin/consumer_proxy</text:span></text:p>
      <text:p text:style-name="P2209"><text:span text:style-name="T2210">database=</text:span><text:span text:style-name="T2211">teavituskalender</text:span></text:p>
      <text:p text:style-name="P2212"><text:span text:style-name="T2213">method=</text:span><text:span text:style-name="T2214">lisaSyndmus</text:span></text:p>
      <text:p text:style-name="P2215"><text:span text:style-name="T2216">version=</text:span><text:span text:style-name="T2217">v1</text:span></text:p>
      <text:p text:style-name="P2218"><text:span text:style-name="T2219">idcode=</text:span><text:span text:style-name="T2220">00000000000</text:span></text:p>
      <text:p text:style-name="P2221"/>
      <text:p text:style-name="Normal"><text:span text:style-name="T2222">Failis xtee.properties võib ignoreerida seadete<text:s/></text:span><text:span text:style-name="T2223">database</text:span><text:span text:style-name="T2224">,<text:s/></text:span><text:span text:style-name="T2225">method</text:span><text:span text:style-name="T2226"><text:s/>ja<text:s/></text:span><text:span text:style-name="T2227">version</text:span><text:span text:style-name="T2228"><text:s/>väärtusi, kuna need määrab ADIT iga teostatava päringu puhul automaatselt.</text:span></text:p>
      <text:p text:style-name="P2229"/>
      <text:h text:style-name="P2230" text:outline-level="1"><text:bookmark-start text:name="_Toc275771647"/><text:bookmark-start text:name="_Toc275770864"/><text:bookmark-start text:name="_Toc275766004"/><text:bookmark-start text:name="_Toc275764727"/><text:bookmark-start text:name="_Toc275181522"/>Monitooringu rakendus ja rakenduse kontroll<text:bookmark-end text:name="_Toc275771647"/><text:bookmark-end text:name="_Toc275770864"/><text:bookmark-end text:name="_Toc275766004"/><text:bookmark-end text:name="_Toc275764727"/><text:bookmark-end text:name="_Toc275181522"/></text:h>
      <text:p text:style-name="Normal"><text:span text:style-name="T2231">Rakenduse esmaseks kontrolliks mine veebilehitsejaga aadressile<text:s/></text:span><text:a xlink:href="http://[SERVER]:[PORT]/adit" office:target-frame-name="_top" xlink:show="replace"><text:span text:style-name="T2232">http://[SERVER]:[PORT]/adit</text:span></text:a><text:span text:style-name="T2233"><text:s/>. Siin asuvad viidad järgmistele rakenduse komponentidele:</text:span></text:p>
      <text:p text:style-name="P2234"/>
      <text:list text:style-name="LFO13" text:continue-numbering="true">
        <text:list-item>
          <text:p text:style-name="P2235"><text:span text:style-name="T2236">Rakenduse veebiteenuse aadress (</text:span><text:a xlink:href="http://[SERVER]:[PORT]/adit/service" office:target-frame-name="_top" xlink:show="replace"><text:span text:style-name="T2237">http://[SERVER]:[PORT]/adit/service</text:span></text:a><text:span text:style-name="T2238">)</text:span></text:p>
        </text:list-item>
        <text:list-item>
          <text:p text:style-name="P2239"><text:span text:style-name="T2240">Rakenduse veebiteenuse WSDL (</text:span><text:a xlink:href="http://[SERVER]:[PORT]/adit/service/adit.wsdl" office:target-frame-name="_top" xlink:show="replace"><text:span text:style-name="T2241">http://[SERVER]:[PORT]/adit/service/adit.wsdl</text:span></text:a><text:span text:style-name="T2242">)</text:span></text:p>
        </text:list-item>
        <text:list-item>
          <text:p text:style-name="P2243"><text:span text:style-name="T2244">Rakenduse monitooringuleht (</text:span><text:a xlink:href="http://[SERVER]:[PORT]/adit/monitor" office:target-frame-name="_top" xlink:show="replace"><text:span text:style-name="T2245">http://[SERVER]:[PORT]/adit/monitor</text:span></text:a><text:span text:style-name="T2246">)</text:span></text:p>
        </text:list-item>
      </text:list>
      <text:p text:style-name="P2247"/>
      <text:h text:style-name="P2248" text:outline-level="2"><text:bookmark-start text:name="_Toc275771648"/><text:bookmark-start text:name="_Toc275770865"/>Seadistamine<text:bookmark-end text:name="_Toc275771648"/><text:bookmark-end text:name="_Toc275770865"/></text:h>
      <text:p text:style-name="P2249"/>
      <text:p text:style-name="Normal"><text:span text:style-name="T2250">Monitooringurakenduse seadistamiseks on failis<text:s/></text:span><text:span text:style-name="T2251">adit-configuration.xml<text:s/></text:span><text:span text:style-name="T2252">järgmine sektsioon:</text:span></text:p>
      <text:p text:style-name="P2253"/>
      <text:p text:style-name="P2254"><text:span text:style-name="T2255">&lt;</text:span><text:span text:style-name="T2256">bean</text:span><text:span text:style-name="T2257"><text:s/></text:span><text:span text:style-name="T2258">id</text:span><text:span text:style-name="T2259">=</text:span><text:span text:style-name="T2260">"monitorConfiguration"</text:span><text:span text:style-name="T2261"><text:s/></text:span><text:span text:style-name="T2262">class</text:span><text:span text:style-name="T2263">=</text:span><text:span text:style-name="T2264">"ee.adit.util.MonitorConfiguration"</text:span><text:span text:style-name="T2265">&gt;</text:span></text:p>
      <text:p text:style-name="P2266"><text:span text:style-name="T2267"><text:s text:c="2"/>&lt;</text:span><text:span text:style-name="T2268">property</text:span><text:span text:style-name="T2269"><text:s/></text:span><text:span text:style-name="T2270">name</text:span><text:span text:style-name="T2271">=</text:span><text:span text:style-name="T2272">"aditServiceUrl“ <text:s/></text:span><text:span text:style-name="T2273">value</text:span><text:span text:style-name="T2274">=</text:span><text:span text:style-name="T2275">"http://10.0.13.36:7020/adit/service"</text:span><text:span text:style-name="T2276"><text:s/></text:span><text:span text:style-name="T2277">/&gt;</text:span></text:p>
      <text:p text:style-name="P2278"><text:span text:style-name="T2279"><text:s text:c="2"/>&lt;</text:span><text:span text:style-name="T2280">property</text:span><text:span text:style-name="T2281"><text:s/></text:span><text:span text:style-name="T2282">name</text:span><text:span text:style-name="T2283">=</text:span><text:span text:style-name="T2284">"remoteApplicationShortName"</text:span><text:span text:style-name="T2285"><text:s/></text:span><text:span text:style-name="T2286">value</text:span><text:span text:style-name="T2287">=</text:span><text:span text:style-name="T2288">"MONITOR_TEST_APP"</text:span><text:span text:style-name="T2289"><text:s/></text:span><text:span text:style-name="T2290">/&gt;</text:span></text:p>
      <text:p text:style-name="P2291"><text:span text:style-name="T2292"><text:s text:c="2"/>&lt;</text:span><text:span text:style-name="T2293">property</text:span><text:span text:style-name="T2294"><text:s/></text:span><text:span text:style-name="T2295">name</text:span><text:span text:style-name="T2296">=</text:span><text:span text:style-name="T2297">"userCode"</text:span><text:span text:style-name="T2298"><text:s/></text:span><text:span text:style-name="T2299">value</text:span><text:span text:style-name="T2300">=</text:span><text:span text:style-name="T2301">"EE00000000000"</text:span><text:span text:style-name="T2302"><text:s/></text:span><text:span text:style-name="T2303">/&gt;</text:span></text:p>
      <text:p text:style-name="P2304"><text:span text:style-name="T2305"><text:s text:c="2"/>&lt;</text:span><text:span text:style-name="T2306">property</text:span><text:span text:style-name="T2307"><text:s/></text:span><text:span text:style-name="T2308">name</text:span><text:span text:style-name="T2309">=</text:span><text:span text:style-name="T2310">"institutionCode"</text:span><text:span text:style-name="T2311"><text:s/></text:span><text:span text:style-name="T2312">value</text:span><text:span text:style-name="T2313">=</text:span><text:span text:style-name="T2314">"123456789"</text:span><text:span text:style-name="T2315"><text:s/></text:span><text:span text:style-name="T2316">/&gt;</text:span></text:p>
      <text:p text:style-name="P2317"><text:span text:style-name="T2318"><text:s text:c="2"/>&lt;</text:span><text:span text:style-name="T2319">property</text:span><text:span text:style-name="T2320"><text:s/></text:span><text:span text:style-name="T2321">name</text:span><text:span text:style-name="T2322">=</text:span><text:span text:style-name="T2323">"testDocumentId"</text:span><text:span text:style-name="T2324"><text:s/></text:span><text:span text:style-name="T2325">value</text:span><text:span text:style-name="T2326">=</text:span><text:span text:style-name="T2327">"999999999999"</text:span><text:span text:style-name="T2328"><text:s/></text:span><text:span text:style-name="T2329">/&gt;</text:span></text:p>
      <text:p text:style-name="P2330"><text:span text:style-name="T2331"><text:s text:c="2"/>&lt;</text:span><text:span text:style-name="T2332">property</text:span><text:span text:style-name="T2333"><text:s/></text:span><text:span text:style-name="T2334">name</text:span><text:span text:style-name="T2335">=</text:span><text:span text:style-name="T2336">"dvkTestDocumentID"</text:span><text:span text:style-name="T2337"><text:s/></text:span><text:span text:style-name="T2338">value</text:span><text:span text:style-name="T2339">=</text:span><text:span text:style-name="T2340">"9999999999"</text:span><text:span text:style-name="T2341"><text:s/></text:span><text:span text:style-name="T2342">/&gt;</text:span></text:p>
      <text:p text:style-name="P2343"><text:span text:style-name="T2344"><text:s text:c="2"/>&lt;</text:span><text:span text:style-name="T2345">property</text:span><text:span text:style-name="T2346"><text:s/></text:span><text:span text:style-name="T2347">name</text:span><text:span text:style-name="T2348">=</text:span><text:span text:style-name="T2349">"testDocumentFileId"</text:span><text:span text:style-name="T2350"><text:s/></text:span><text:span text:style-name="T2351">value</text:span><text:span text:style-name="T2352">=</text:span><text:span text:style-name="T2353">"999999999999"</text:span><text:span text:style-name="T2354"><text:s/></text:span><text:span text:style-name="T2355">/&gt;</text:span></text:p>
      <text:p text:style-name="P2356"><text:span text:style-name="T2357"><text:s text:c="2"/>&lt;</text:span><text:span text:style-name="T2358">property</text:span><text:span text:style-name="T2359"><text:s/></text:span><text:span text:style-name="T2360">name</text:span><text:span text:style-name="T2361">=</text:span><text:span text:style-name="T2362">"testUserCode"</text:span><text:span text:style-name="T2363"><text:s/></text:span><text:span text:style-name="T2364">value</text:span><text:span text:style-name="T2365">=</text:span><text:span text:style-name="T2366">"EE00000000000"</text:span><text:span text:style-name="T2367"><text:s/></text:span><text:span text:style-name="T2368">/&gt;</text:span></text:p>
      <text:p text:style-name="P2369"><text:span text:style-name="T2370"><text:s text:c="2"/>&lt;</text:span><text:span text:style-name="T2371">property</text:span><text:span text:style-name="T2372"><text:s/></text:span><text:span text:style-name="T2373">name</text:span><text:span text:style-name="T2374">=</text:span><text:span text:style-name="T2375">"documentSaveInterval"</text:span><text:span text:style-name="T2376"><text:s/></text:span><text:span text:style-name="T2377">value</text:span><text:span text:style-name="T2378">=</text:span><text:span text:style-name="T2379">"60000"</text:span><text:span text:style-name="T2380"><text:s/></text:span><text:span text:style-name="T2381">/&gt;</text:span></text:p>
      <text:p text:style-name="P2382"><text:span text:style-name="T2383"><text:s text:c="2"/>&lt;</text:span><text:span text:style-name="T2384">property</text:span><text:span text:style-name="T2385"><text:s/></text:span><text:span text:style-name="T2386">name</text:span><text:span text:style-name="T2387">=</text:span><text:span text:style-name="T2388">"documentSendToDvkInterval"</text:span><text:span text:style-name="T2389"><text:s/></text:span><text:span text:style-name="T2390">value</text:span><text:span text:style-name="T2391">=</text:span><text:span text:style-name="T2392">"60000"</text:span><text:span text:style-name="T2393"><text:s/></text:span><text:span text:style-name="T2394">/&gt;</text:span></text:p>
      <text:p text:style-name="P2395"><text:span text:style-name="T2396"><text:s text:c="2"/>&lt;</text:span><text:span text:style-name="T2397">property</text:span><text:span text:style-name="T2398"><text:s/></text:span><text:span text:style-name="T2399">name</text:span><text:span text:style-name="T2400">=</text:span><text:span text:style-name="T2401">"documentSendToAditInterval"</text:span><text:span text:style-name="T2402"><text:s/></text:span><text:span text:style-name="T2403">value</text:span><text:span text:style-name="T2404">=</text:span><text:span text:style-name="T2405">"60000"</text:span><text:span text:style-name="T2406"><text:s/></text:span><text:span text:style-name="T2407">/&gt;</text:span></text:p>
      <text:p text:style-name="P2408"><text:span text:style-name="T2409"><text:s text:c="2"/>&lt;</text:span><text:span text:style-name="T2410">property</text:span><text:span text:style-name="T2411"><text:s/></text:span><text:span text:style-name="T2412">name</text:span><text:span text:style-name="T2413">=</text:span><text:span text:style-name="T2414">"notificationSendInterval"</text:span><text:span text:style-name="T2415"><text:s/></text:span><text:span text:style-name="T2416">value</text:span><text:span text:style-name="T2417">=</text:span><text:span text:style-name="T2418">"60000"</text:span><text:span text:style-name="T2419"><text:s/></text:span><text:span text:style-name="T2420">/&gt;</text:span></text:p>
      <text:p text:style-name="P2421"><text:span text:style-name="T2422"><text:s text:c="2"/>&lt;</text:span><text:span text:style-name="T2423">property</text:span><text:span text:style-name="T2424"><text:s/></text:span><text:span text:style-name="T2425">name</text:span><text:span text:style-name="T2426">=</text:span><text:span text:style-name="T2427">"errorInterval"</text:span><text:span text:style-name="T2428"><text:s/></text:span><text:span text:style-name="T2429">value</text:span><text:span text:style-name="T2430">=</text:span><text:span text:style-name="T2431">"60000"</text:span><text:span text:style-name="T2432"><text:s/></text:span><text:span text:style-name="T2433">/&gt;</text:span></text:p>
      <text:p text:style-name="P2434"><text:span text:style-name="T2435"><text:s text:c="2"/>&lt;</text:span><text:span text:style-name="T2436">property</text:span><text:span text:style-name="T2437"><text:s/></text:span><text:span text:style-name="T2438">name</text:span><text:span text:style-name="T2439">=</text:span><text:span text:style-name="T2440">"errorLevel"</text:span><text:span text:style-name="T2441"><text:s/></text:span><text:span text:style-name="T2442">value</text:span><text:span text:style-name="T2443">=</text:span><text:span text:style-name="T2444">"FATAL"</text:span><text:span text:style-name="T2445"><text:s/></text:span><text:span text:style-name="T2446">/&gt;</text:span></text:p>
      <text:p text:style-name="P2447"><text:span text:style-name="T2448">&lt;/</text:span><text:span text:style-name="T2449">bean</text:span><text:span text:style-name="T2450">&gt;</text:span></text:p>
      <text:p text:style-name="P2451"/>
      <text:p text:style-name="Normal"><text:span text:style-name="T2452">aditServiceUrl</text:span><text:span text:style-name="T2453"><text:s/>– adit teenuse URL. Kui tahetakse testida ka X-tee toimimist, siis võib siia määrata X-tee turvaserveri aadressi.</text:span></text:p>
      <text:p text:style-name="Normal"><text:span text:style-name="T2454">remoteApplicationShortName</text:span><text:span text:style-name="T2455"><text:s/>– monitooringupäringutes kasutatav välise infosüsteemi lühinimi. Vastava lühinimega infosüsteem peab olema registreeritud ADIT andmebaasis (REMOTE_APPLICATION).</text:span></text:p>
      <text:p text:style-name="Normal"><text:span text:style-name="T2456">userCode</text:span><text:span text:style-name="T2457"><text:s/>– monitooringupäringutes kasutatav kasutajakood, kelle nimel tehakse X-tee päringuid. ADIT rakenduses peab olema registreeritud vastav kasutaja (ADIT_USER).</text:span></text:p>
      <text:p text:style-name="Normal"><text:span text:style-name="T2458">institutionCode</text:span><text:span text:style-name="T2459"><text:s/>– monitooringupäringutes kasutatav asutuse kood.</text:span></text:p>
      <text:p text:style-name="Normal"><text:span text:style-name="T2460">testDocumentId</text:span><text:span text:style-name="T2461"><text:s/>– testdokumendi ID. Määratud ID-ga dokumenti kasutatakse monitooringupäringutes „saveDocument“ ja „getDocument“.</text:span></text:p>
      <text:p text:style-name="Normal"><text:span text:style-name="T2462">dvkTestDocumentID</text:span><text:span text:style-name="T2463"><text:s/>– DVK Universaalkliendis oleva testdokumendi ID. Kasutatakse selleks, et kontrollida DVK liidest.</text:span></text:p>
      <text:p text:style-name="Normal"><text:span text:style-name="T2464">testDocumentFileId</text:span><text:span text:style-name="T2465"><text:s/>– monitooringupäringutes kasutatav testdokumendi faili ID.</text:span></text:p>
      <text:soft-page-break/>
      <text:p text:style-name="Normal"><text:span text:style-name="T2466">testUserCode</text:span><text:span text:style-name="T2467"><text:s/>– monitooringupäringus „getUserInfo“ kasutatav kasutajakood – kasutaja, kelle andmeid ADIT päringuga päritakse.</text:span></text:p>
      <text:p text:style-name="Normal"><text:span text:style-name="T2468">documentSaveInterval</text:span><text:span text:style-name="T2469"><text:s/>– intervall, mille jooksul testitakse dokumendi muutmise päringut (millisekundites)</text:span></text:p>
      <text:p text:style-name="Normal"><text:span text:style-name="T2470">documentSendToDvkInterval</text:span><text:span text:style-name="T2471"><text:s/>– intervall, mille jooksul testitakse dokumentide saatmist DVK-sse (millisekundites).</text:span></text:p>
      <text:p text:style-name="Normal"><text:span text:style-name="T2472">documentSendToAditInterval</text:span><text:span text:style-name="T2473"><text:s/>– intervall, mille jooksul testitakse dokumentide vastuvõtmist DVK-st (millisekundites).</text:span></text:p>
      <text:p text:style-name="Normal"><text:span text:style-name="T2474">notificationSendInterval</text:span><text:span text:style-name="T2475"><text:s/>– intervall, mille jooksul saadetakse teavitusi teavitusteenusele (millisekundites).</text:span></text:p>
      <text:p text:style-name="Normal"><text:span text:style-name="T2476">errorInterval</text:span><text:span text:style-name="T2477"><text:s/>– intervall, mille jooksul kontrollitakse veateadete logitabelit.</text:span></text:p>
      <text:p text:style-name="Normal"><text:span text:style-name="T2478">errorLevel</text:span><text:span text:style-name="T2479"><text:s/>– määrab vaadeldavate vigade taseme vigade tabelis. Võimalikud väärtused – WARN, ERROR, FATAL.</text:span></text:p>
      <text:p text:style-name="P2480"/>
      <text:h text:style-name="P2481" text:outline-level="2"><text:bookmark-start text:name="_Toc275771649"/>Nagiose seaded<text:bookmark-end text:name="_Toc275771649"/></text:h>
      <text:h text:style-name="P2482" text:outline-level="3"><text:bookmark-start text:name="_Toc275771650"/>Rakenduse log4j-nagiosappender seadistus<text:bookmark-end text:name="_Toc275771650"/></text:h>
      <text:p text:style-name="P2483">Nagiose NSCA teenus, kuulab mon1a.sise.kit (IP 10.0.5.10 – soovituslik on usaldada DNSi) ning TCP pordil 5667. Suhtluse krüpteerimiseks kasutatakse NSCA konfiguratsioonis 16 = RIJNDAEL-256 algoritmi. Ühtlasi tuleb defineerida ka parool, mida siinkohal ülesse ei märgi.</text:p>
      <text:h text:style-name="P2484" text:outline-level="3"><text:bookmark-start text:name="_Toc275771651"/>Nagiose seadistus – passiivne monitoring<text:bookmark-end text:name="_Toc275771651"/></text:h>
      <text:p text:style-name="P2485">Nagioses on defineeritud teenuse template, adit-service3, milles määratakse active_check_enabled 0 parameetriga passiivne kontroll.</text:p>
      <text:p text:style-name="P2486">define service{<text:line-break/><text:s text:c="4"/>name <text:s text:c="34"/>adit-service3<text:line-break/><text:s text:c="4"/>use <text:s text:c="37"/>generic-service-template1<text:line-break/><text:s text:c="4"/>check_period <text:s text:c="21"/>24x7<text:line-break/><text:s text:c="4"/>contact_groups <text:s text:c="18"/>adit-admins1<text:line-break/><text:s text:c="4"/>notifications_enabled <text:s text:c="8"/>1<text:line-break/><text:s text:c="4"/>notification_interval <text:s text:c="10"/>2880<text:line-break/><text:s text:c="4"/>notification_period <text:s text:c="12"/>16x7<text:line-break/><text:s text:c="4"/>active_checks_enabled <text:s text:c="6"/>0<text:line-break/><text:s text:c="4"/>max_check_attempts <text:s text:c="9"/>1<text:line-break/><text:s text:c="4"/>check_freshness <text:s text:c="16"/>1<text:line-break/><text:s text:c="4"/>freshness_threshold <text:s text:c="11"/>86400<text:line-break/><text:s text:c="4"/>check_command <text:s text:c="16"/>return-critical<text:line-break/><text:s text:c="4"/>register <text:s text:c="22"/><text:tab/><text:s/>0<text:line-break/>}</text:p>
      <text:p text:style-name="P2487"/>
      <text:p text:style-name="P2488">ADIT rakendusserverile seadistatakse teenus, mille nimelist peab edastama nagios appender.</text:p>
      <text:p text:style-name="P2489">define service{<text:line-break/><text:s text:c="4"/>use <text:s text:c="40"/>adit-service3<text:line-break/><text:s text:c="4"/>host_name <text:s text:c="28"/>adit.avalik.kit<text:line-break/><text:s text:c="4"/>service_description <text:s text:c="14"/>ADIT<text:line-break/><text:s text:c="4"/>check_command <text:s text:c="18"/>return-critical<text:line-break/>}</text:p>
      <text:p text:style-name="P2490"/>
      <text:h text:style-name="P2491" text:outline-level="3"><text:bookmark-start text:name="_Toc275771652"/>Nagiose seadistus – aktiivne monitooring<text:bookmark-end text:name="_Toc275771652"/></text:h>
      <text:p text:style-name="P2492">Nagioses on defineeritud teenuse template, adit-service2.</text:p>
      <text:p text:style-name="P2493">define service{<text:line-break/><text:s text:c="4"/>name <text:s text:c="35"/><text:tab/>adit-service2<text:line-break/><text:s text:c="4"/>use <text:s text:c="38"/><text:tab/><text:s/>generic-service-template1<text:line-break/><text:s text:c="4"/>check_period <text:s text:c="21"/><text:tab/>24x7<text:line-break/><text:s text:c="4"/>contact_groups <text:s text:c="17"/><text:tab/><text:s/>adit-admins1<text:line-break/><text:s text:c="4"/>notifications_enabled <text:s text:c="8"/><text:tab/>1<text:line-break/><text:s text:c="4"/>notification_interval <text:s text:c="10"/><text:tab/>2880<text:line-break/><text:s text:c="4"/>notification_period <text:s text:c="12"/><text:tab/>16x7<text:line-break/><text:s text:c="4"/>register <text:s text:c="22"/><text:tab/><text:s/><text:tab/>0<text:line-break/>}</text:p>
      <text:p text:style-name="P2494">ADIT rakendusserverile on defineeritud teenused, mida soovitakse kontrollida.</text:p>
      <text:p text:style-name="P2495">define service{<text:line-break/><text:s text:c="4"/>use <text:s text:c="42"/>adit-service2<text:line-break/><text:s text:c="4"/>host_name <text:s text:c="28"/>adit.avalik.kit<text:line-break/><text:s text:c="4"/>service_description <text:s text:c="14"/>ADIT_active_check<text:line-break/><text:s text:c="4"/>check_command <text:s text:c="18"/>check_http<text:line-break/>}</text:p>
      <text:p text:style-name="P24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Cambria" fo:font-size="11pt" style:font-size-asian="11pt" style:font-size-complex="11pt" fo:hyphenate="true"/>
    </style: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tetext" style:display-name="note text" style:family="paragraph">
      <style:text-properties fo:hyphenate="true"/>
    </style:style>
    <style:style style:name="notetext_1" style:display-name="note text_1" style:family="paragraph">
      <style:text-properties fo:hyphenate="true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Subtitle" style:display-name="Subtitle" style:family="paragraph" style:parent-style-name="Normal" style:next-style-name="Normal" style:default-outline-level="2">
      <style:paragraph-properties fo:text-align="center" fo:margin-bottom="0.0416in"/>
      <style:text-properties style:font-name="Cambria" fo:hyphenate="true"/>
    </style:style>
    <style:style style:name="NoSpacing" style:display-name="No Spacing" style:family="paragraph" style:parent-style-name="Normal">
      <style:text-properties style:font-size-complex="16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IntenseQuote" style:display-name="Intense Quote" style:family="paragraph" style:parent-style-name="Normal" style:next-style-name="Norma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otereference" style:display-name="note reference" style:family="text"/>
    <style:style style:name="notereference_1" style:display-name="note reference_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fo:font-size="12pt" style:font-size-asian="12pt" style:font-size-complex="12pt"/>
    </style:style>
    <style:style style:name="Heading8Char" style:display-name="Heading 8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/>
    </style:style>
    <style:style style:name="TitleChar" style:display-name="Title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SubtitleChar" style:display-name="Subtitle Char" style:family="text" style:parent-style-name="DefaultParagraphFont">
      <style:text-properties style:font-name="Cambria" style:font-name-asian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Calibri" fo:font-weight="bold" style:font-weight-asian="bold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fo:font-size="12pt" style:font-size-asian="12pt" style:font-size-complex="12pt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font-size="12pt" style:font-size-asian="12pt"/>
    </style:style>
    <style:style style:name="SubtleEmphasis" style:display-name="Subtle Emphasis" style:family="text">
      <style:text-properties fo:font-style="italic" style:font-style-asian="italic" fo:color="#5A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SubtleReference" style:display-name="Subtle Reference" style:family="text" style:parent-style-name="DefaultParagraphFon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tru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tru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text-line-through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>ADIT – paigaldusjuhend<text:tab/><text:tab/>Versioon 1.4.2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s</meta:initial-creator>
    <dc:creator>Kristo Kütt</dc:creator>
    <meta:creation-date>2010-08-08T09:17:00Z</meta:creation-date>
    <dc:date>2015-05-08T19:51:00Z</dc:date>
    <meta:template xlink:href="Normal.dotm" xlink:type="simple"/>
    <meta:editing-cycles>637</meta:editing-cycles>
    <meta:editing-duration>PT132360S</meta:editing-duration>
    <meta:user-defined meta:name="Info 1"/>
    <meta:user-defined meta:name="Info 2"/>
    <meta:user-defined meta:name="Info 3"/>
    <meta:user-defined meta:name="Info 4"/>
    <meta:document-statistic meta:page-count="19" meta:paragraph-count="69" meta:word-count="5108" meta:character-count="34672" meta:row-count="246" meta:non-whitespace-character-count="29633"/>
  </office:meta>
</office:document-meta>
</file>